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2819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0.4319in"/>
    </style:style>
    <style:style style:name="co12" style:family="table-column">
      <style:table-column-properties fo:break-before="auto" style:column-width="1.40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wdata1" table:style-name="ta1">
        <table:shapes>
          <draw:frame draw:z-index="0" draw:style-name="gr1" draw:text-style-name="P1" svg:width="6.3031in" svg:height="3.548in" svg:x="12.1295in" svg:y="9.674in">
            <draw:object draw:notify-on-update-of-ranges="newdata1.R1:newdata1.R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31in" svg:height="3.5484in" svg:x="3.0902in" svg:y="117.0366in">
            <draw:object draw:notify-on-update-of-ranges="newdata1.E658:newdata1.E6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23006373" calcext:value-type="float">
            <text:p>2.30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434662169477996" calcext:value-type="float">
            <text:p>0.434662169477996</text:p>
          </table:table-cell>
          <table:table-cell office:value-type="string" calcext:value-type="string">
            <text:p><text:s/>spb </text:p>
          </table:table-cell>
          <table:table-cell office:value-type="float" office:value="-0.361848156684944" calcext:value-type="float">
            <text:p>-0.3618481566849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76591334859909" calcext:value-type="float">
            <text:p>0.276591334859909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130923" calcext:value-type="float">
            <text:p>8130923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22987267251209" calcext:value-type="float">
            <text:p>1.22987267251209</text:p>
          </table:table-cell>
          <table:table-cell office:value-type="string" calcext:value-type="string">
            <text:p><text:s/>spb </text:p>
          </table:table-cell>
          <table:table-cell office:value-type="float" office:value="0.0898601516932596" calcext:value-type="float">
            <text:p>0.089860151693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0.781657484679828" calcext:value-type="float">
            <text:p>-0.781657484679828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6590132" calcext:value-type="float">
            <text:p>6590132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51742028839483" calcext:value-type="float">
            <text:p>1.51742028839483</text:p>
          </table:table-cell>
          <table:table-cell office:value-type="string" calcext:value-type="string">
            <text:p><text:s/>spb </text:p>
          </table:table-cell>
          <table:table-cell office:value-type="float" office:value="0.181105886423064" calcext:value-type="float">
            <text:p>0.18110588642306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.70035510599695" calcext:value-type="float">
            <text:p>-1.70035510599695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422629" calcext:value-type="float">
            <text:p>8422629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8727774902587" calcext:value-type="float">
            <text:p>1.18727774902587</text:p>
          </table:table-cell>
          <table:table-cell office:value-type="string" calcext:value-type="string">
            <text:p><text:s/>spb </text:p>
          </table:table-cell>
          <table:table-cell office:value-type="float" office:value="0.074552328692448" calcext:value-type="float">
            <text:p>0.07455232869244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3.42325052562782" calcext:value-type="float">
            <text:p>-3.42325052562782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7596561" calcext:value-type="float">
            <text:p>7596561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31638513795914" calcext:value-type="float">
            <text:p>1.31638513795914</text:p>
          </table:table-cell>
          <table:table-cell office:value-type="string" calcext:value-type="string">
            <text:p><text:s/>spb </text:p>
          </table:table-cell>
          <table:table-cell office:value-type="float" office:value="0.119382970447942" calcext:value-type="float">
            <text:p>0.11938297044794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2.89770729444815" calcext:value-type="float">
            <text:p>-2.89770729444815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719395" calcext:value-type="float">
            <text:p>8719395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4686856140822" calcext:value-type="float">
            <text:p>1.14686856140822</text:p>
          </table:table-cell>
          <table:table-cell office:value-type="string" calcext:value-type="string">
            <text:p><text:s/>spb </text:p>
          </table:table-cell>
          <table:table-cell office:value-type="float" office:value="0.0595136477826625" calcext:value-type="float">
            <text:p>0.0595136477826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1.91214058406893" calcext:value-type="float">
            <text:p>-1.91214058406893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688224" calcext:value-type="float">
            <text:p>8688224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5098321590235" calcext:value-type="float">
            <text:p>1.15098321590235</text:p>
          </table:table-cell>
          <table:table-cell office:value-type="string" calcext:value-type="string">
            <text:p><text:s/>spb </text:p>
          </table:table-cell>
          <table:table-cell office:value-type="float" office:value="0.0610689906201141" calcext:value-type="float">
            <text:p>0.0610689906201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0.399768467393424" calcext:value-type="float">
            <text:p>-0.399768467393424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877826" calcext:value-type="float">
            <text:p>8877826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2640189163428" calcext:value-type="float">
            <text:p>1.12640189163428</text:p>
          </table:table-cell>
          <table:table-cell office:value-type="string" calcext:value-type="string">
            <text:p><text:s/>spb </text:p>
          </table:table-cell>
          <table:table-cell office:value-type="float" office:value="0.0516933711354306" calcext:value-type="float">
            <text:p>0.05169337113543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369011781791366" calcext:value-type="float">
            <text:p>0.369011781791366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579576" calcext:value-type="float">
            <text:p>9579576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4388753740249" calcext:value-type="float">
            <text:p>1.04388753740249</text:p>
          </table:table-cell>
          <table:table-cell office:value-type="string" calcext:value-type="string">
            <text:p><text:s/>spb </text:p>
          </table:table-cell>
          <table:table-cell office:value-type="float" office:value="0.0186537127309943" calcext:value-type="float">
            <text:p>0.01865371273099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.01835529272852" calcext:value-type="float">
            <text:p>1.01835529272852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office:value-type="float" office:value="10408582" calcext:value-type="float">
            <text:p>1.04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60745661608853" calcext:value-type="float">
            <text:p>0.960745661608853</text:p>
          </table:table-cell>
          <table:table-cell office:value-type="string" calcext:value-type="string">
            <text:p><text:s/>spb </text:p>
          </table:table-cell>
          <table:table-cell office:value-type="float" office:value="-0.017391567981063" calcext:value-type="float">
            <text:p>-0.017391567981063</text:p>
          </table:table-cell>
          <table:table-cell table:formula="of:=SUM([.N1:.N10])" office:value-type="float" office:value="0.276591334859909" calcext:value-type="float">
            <text:p>0.2765913348599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29754128602646" calcext:value-type="float">
            <text:p>1.29754128602646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192114" calcext:value-type="float">
            <text:p>9192114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836837641482688" calcext:value-type="float">
            <text:p>0.836837641482688</text:p>
          </table:table-cell>
          <table:table-cell office:value-type="string" calcext:value-type="string">
            <text:p><text:s/>spb </text:p>
          </table:table-cell>
          <table:table-cell office:value-type="float" office:value="-0.0773587931988892" calcext:value-type="float">
            <text:p>-0.07735879319888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.13077533227477" calcext:value-type="float">
            <text:p>1.13077533227477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392137" calcext:value-type="float">
            <text:p>839213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916608844684018" calcext:value-type="float">
            <text:p>0.916608844684018</text:p>
          </table:table-cell>
          <table:table-cell office:value-type="string" calcext:value-type="string">
            <text:p><text:s/>spb </text:p>
          </table:table-cell>
          <table:table-cell office:value-type="float" office:value="-0.0378159564094402" calcext:value-type="float">
            <text:p>-0.0378159564094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974998843113192" calcext:value-type="float">
            <text:p>0.974998843113192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324012" calcext:value-type="float">
            <text:p>9324012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824999688975089" calcext:value-type="float">
            <text:p>0.824999688975089</text:p>
          </table:table-cell>
          <table:table-cell office:value-type="string" calcext:value-type="string">
            <text:p><text:s/>spb </text:p>
          </table:table-cell>
          <table:table-cell office:value-type="float" office:value="-0.0835462151790785" calcext:value-type="float">
            <text:p>-0.08354621517907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-0.0852658086088104" calcext:value-type="float">
            <text:p>-0.08526580860881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815491" calcext:value-type="float">
            <text:p>8815491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872589740038303" calcext:value-type="float">
            <text:p>0.872589740038303</text:p>
          </table:table-cell>
          <table:table-cell office:value-type="string" calcext:value-type="string">
            <text:p><text:s/>spb </text:p>
          </table:table-cell>
          <table:table-cell office:value-type="float" office:value="-0.0591898977793448" calcext:value-type="float">
            <text:p>-0.05918989777934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585654991063835" calcext:value-type="float">
            <text:p>0.585654991063835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0719045" calcext:value-type="float">
            <text:p>1.07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17629882139687" calcext:value-type="float">
            <text:p>0.717629882139687</text:p>
          </table:table-cell>
          <table:table-cell office:value-type="string" calcext:value-type="string">
            <text:p><text:s/>spb </text:p>
          </table:table-cell>
          <table:table-cell office:value-type="float" office:value="-0.144099485546218" calcext:value-type="float">
            <text:p>-0.14409948554621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0.8990038471377" calcext:value-type="float">
            <text:p>-0.8990038471377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686060" calcext:value-type="float">
            <text:p>8686060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885592201757759" calcext:value-type="float">
            <text:p>0.885592201757759</text:p>
          </table:table-cell>
          <table:table-cell office:value-type="string" calcext:value-type="string">
            <text:p><text:s/>spb </text:p>
          </table:table-cell>
          <table:table-cell office:value-type="float" office:value="-0.0527662163710737" calcext:value-type="float">
            <text:p>-0.05276621637107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1.75324371955797" calcext:value-type="float">
            <text:p>-1.75324371955797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882677" calcext:value-type="float">
            <text:p>888267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865989723593462" calcext:value-type="float">
            <text:p>0.865989723593462</text:p>
          </table:table-cell>
          <table:table-cell office:value-type="string" calcext:value-type="string">
            <text:p><text:s/>spb </text:p>
          </table:table-cell>
          <table:table-cell office:value-type="float" office:value="-0.0624872615774959" calcext:value-type="float">
            <text:p>-0.06248726157749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3.39872097165143" calcext:value-type="float">
            <text:p>-3.39872097165143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385482" calcext:value-type="float">
            <text:p>8385482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917336296231987" calcext:value-type="float">
            <text:p>0.917336296231987</text:p>
          </table:table-cell>
          <table:table-cell office:value-type="string" calcext:value-type="string">
            <text:p><text:s/>spb </text:p>
          </table:table-cell>
          <table:table-cell office:value-type="float" office:value="-0.0374714224289454" calcext:value-type="float">
            <text:p>-0.03747142242894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2.79432182822313" calcext:value-type="float">
            <text:p>-2.79432182822313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747749" calcext:value-type="float">
            <text:p>9747749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89136753521249" calcext:value-type="float">
            <text:p>0.789136753521249</text:p>
          </table:table-cell>
          <table:table-cell office:value-type="string" calcext:value-type="string">
            <text:p><text:s/>spb </text:p>
          </table:table-cell>
          <table:table-cell office:value-type="float" office:value="-0.102847729169221" calcext:value-type="float">
            <text:p>-0.10284772916922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1.90045219998966" calcext:value-type="float">
            <text:p>-1.90045219998966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007853" calcext:value-type="float">
            <text:p>8007853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960595430510525" calcext:value-type="float">
            <text:p>0.960595430510525</text:p>
          </table:table-cell>
          <table:table-cell office:value-type="string" calcext:value-type="string">
            <text:p><text:s/>spb </text:p>
          </table:table-cell>
          <table:table-cell office:value-type="float" office:value="-0.0174594836025159" calcext:value-type="float">
            <text:p>-0.0174594836025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0.263853843272954" calcext:value-type="float">
            <text:p>-0.263853843272954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438163" calcext:value-type="float">
            <text:p>8438163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911609197404696" calcext:value-type="float">
            <text:p>0.911609197404696</text:p>
          </table:table-cell>
          <table:table-cell office:value-type="string" calcext:value-type="string">
            <text:p><text:s/>spb </text:p>
          </table:table-cell>
          <table:table-cell office:value-type="float" office:value="-0.0401913017870141" calcext:value-type="float">
            <text:p>-0.04019130178701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501760542389669" calcext:value-type="float">
            <text:p>0.501760542389669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7984087" calcext:value-type="float">
            <text:p>798408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96345480704306" calcext:value-type="float">
            <text:p>0.96345480704306</text:p>
          </table:table-cell>
          <table:table-cell office:value-type="string" calcext:value-type="string">
            <text:p><text:s/>spb </text:p>
          </table:table-cell>
          <table:table-cell office:value-type="float" office:value="-0.016168652064198" calcext:value-type="float">
            <text:p>-0.01616865206419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.02497536104878" calcext:value-type="float">
            <text:p>1.02497536104878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635981" calcext:value-type="float">
            <text:p>8635981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890727642869988" calcext:value-type="float">
            <text:p>0.890727642869988</text:p>
          </table:table-cell>
          <table:table-cell office:value-type="string" calcext:value-type="string">
            <text:p><text:s/>spb </text:p>
          </table:table-cell>
          <table:table-cell office:value-type="float" office:value="-0.0502550695663928" calcext:value-type="float">
            <text:p>-0.050255069566393</text:p>
          </table:table-cell>
          <table:table-cell table:formula="of:=SUM([.N11:.N23])" office:value-type="float" office:value="-0.781657484679828" calcext:value-type="float">
            <text:p>-0.78165748467982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46181761857729" calcext:value-type="float">
            <text:p>1.46181761857729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337677" calcext:value-type="float">
            <text:p>833767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856696295622869" calcext:value-type="float">
            <text:p>0.856696295622869</text:p>
          </table:table-cell>
          <table:table-cell office:value-type="string" calcext:value-type="string">
            <text:p><text:s/>spb </text:p>
          </table:table-cell>
          <table:table-cell office:value-type="float" office:value="-0.0671731109957623" calcext:value-type="float">
            <text:p>-0.06717311099576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.19932008112465" calcext:value-type="float">
            <text:p>1.19932008112465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7775506" calcext:value-type="float">
            <text:p>7775506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918635648921112" calcext:value-type="float">
            <text:p>0.918635648921112</text:p>
          </table:table-cell>
          <table:table-cell office:value-type="string" calcext:value-type="string">
            <text:p><text:s/>spb </text:p>
          </table:table-cell>
          <table:table-cell office:value-type="float" office:value="-0.0368567051957807" calcext:value-type="float">
            <text:p>-0.03685670519578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924956753594207" calcext:value-type="float">
            <text:p>0.924956753594207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513766" calcext:value-type="float">
            <text:p>8513766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838977369121961" calcext:value-type="float">
            <text:p>0.838977369121961</text:p>
          </table:table-cell>
          <table:table-cell office:value-type="string" calcext:value-type="string">
            <text:p><text:s/>spb </text:p>
          </table:table-cell>
          <table:table-cell office:value-type="float" office:value="-0.0762497538292379" calcext:value-type="float">
            <text:p>-0.07624975382923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0.0766925715496717" calcext:value-type="float">
            <text:p>-0.076692571549672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641919" calcext:value-type="float">
            <text:p>8641919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826535981186586" calcext:value-type="float">
            <text:p>0.826535981186586</text:p>
          </table:table-cell>
          <table:table-cell office:value-type="string" calcext:value-type="string">
            <text:p><text:s/>spb </text:p>
          </table:table-cell>
          <table:table-cell office:value-type="float" office:value="-0.082738235751756" calcext:value-type="float">
            <text:p>-0.08273823575175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569956734142692" calcext:value-type="float">
            <text:p>0.569956734142692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180762" calcext:value-type="float">
            <text:p>9180762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78024416709637" calcext:value-type="float">
            <text:p>0.778024416709637</text:p>
          </table:table-cell>
          <table:table-cell office:value-type="string" calcext:value-type="string">
            <text:p><text:s/>spb </text:p>
          </table:table-cell>
          <table:table-cell office:value-type="float" office:value="-0.109006773349814" calcext:value-type="float">
            <text:p>-0.10900677334981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1.30472572778851" calcext:value-type="float">
            <text:p>-1.30472572778851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0301272" calcext:value-type="float">
            <text:p>1.03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93395631141475" calcext:value-type="float">
            <text:p>0.693395631141475</text:p>
          </table:table-cell>
          <table:table-cell office:value-type="string" calcext:value-type="string">
            <text:p><text:s/>spb </text:p>
          </table:table-cell>
          <table:table-cell office:value-type="float" office:value="-0.159018899018138" calcext:value-type="float">
            <text:p>-0.15901889901813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2.36733053003868" calcext:value-type="float">
            <text:p>-2.36733053003868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0451555" calcext:value-type="float">
            <text:p>1.05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83425289346896" calcext:value-type="float">
            <text:p>0.683425289346896</text:p>
          </table:table-cell>
          <table:table-cell office:value-type="string" calcext:value-type="string">
            <text:p><text:s/>spb </text:p>
          </table:table-cell>
          <table:table-cell office:value-type="float" office:value="-0.165308954684756" calcext:value-type="float">
            <text:p>-0.16530895468475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3.20962918535305" calcext:value-type="float">
            <text:p>-3.20962918535305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1025205" calcext:value-type="float">
            <text:p>1.10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47866139450468" calcext:value-type="float">
            <text:p>0.647866139450468</text:p>
          </table:table-cell>
          <table:table-cell office:value-type="string" calcext:value-type="string">
            <text:p><text:s/>spb </text:p>
          </table:table-cell>
          <table:table-cell office:value-type="float" office:value="-0.188514717745825" calcext:value-type="float">
            <text:p>-0.18851471774582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2.61385325938568" calcext:value-type="float">
            <text:p>-2.61385325938568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office:value-type="float" office:value="10925691" calcext:value-type="float">
            <text:p>1.09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53767070659421" calcext:value-type="float">
            <text:p>0.653767070659421</text:p>
          </table:table-cell>
          <table:table-cell office:value-type="string" calcext:value-type="string">
            <text:p><text:s/>spb </text:p>
          </table:table-cell>
          <table:table-cell office:value-type="float" office:value="-0.184576958015457" calcext:value-type="float">
            <text:p>-0.1845769580154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1.82158549412782" calcext:value-type="float">
            <text:p>-1.82158549412782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816138" calcext:value-type="float">
            <text:p>9816138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27664688495618" calcext:value-type="float">
            <text:p>0.727664688495618</text:p>
          </table:table-cell>
          <table:table-cell office:value-type="string" calcext:value-type="string">
            <text:p><text:s/>spb </text:p>
          </table:table-cell>
          <table:table-cell office:value-type="float" office:value="-0.138068699647177" calcext:value-type="float">
            <text:p>-0.13806869964717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-0.224281396929331" calcext:value-type="float">
            <text:p>-0.224281396929331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049896" calcext:value-type="float">
            <text:p>9049896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892750369728" calcext:value-type="float">
            <text:p>0.7892750369728</text:p>
          </table:table-cell>
          <table:table-cell office:value-type="string" calcext:value-type="string">
            <text:p><text:s/>spb </text:p>
          </table:table-cell>
          <table:table-cell office:value-type="float" office:value="-0.102771632753238" calcext:value-type="float">
            <text:p>-0.10277163275323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464288667989525" calcext:value-type="float">
            <text:p>0.464288667989525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790940" calcext:value-type="float">
            <text:p>8790940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812524826696576" calcext:value-type="float">
            <text:p>0.812524826696576</text:p>
          </table:table-cell>
          <table:table-cell office:value-type="string" calcext:value-type="string">
            <text:p><text:s/>spb </text:p>
          </table:table-cell>
          <table:table-cell office:value-type="float" office:value="-0.0901633602781936" calcext:value-type="float">
            <text:p>-0.09016336027819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.39793071398164" calcext:value-type="float">
            <text:p>1.39793071398164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782647" calcext:value-type="float">
            <text:p>978264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30155856589735" calcext:value-type="float">
            <text:p>0.730155856589735</text:p>
          </table:table-cell>
          <table:table-cell office:value-type="string" calcext:value-type="string">
            <text:p><text:s/>spb </text:p>
          </table:table-cell>
          <table:table-cell office:value-type="float" office:value="-0.136584426958739" calcext:value-type="float">
            <text:p>-0.13658442695873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.38997863727368" calcext:value-type="float">
            <text:p>1.38997863727368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procDur </text:p>
          </table:table-cell>
          <table:table-cell office:value-type="float" office:value="10403868" calcext:value-type="float">
            <text:p>1.04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86557826377651" calcext:value-type="float">
            <text:p>0.686557826377651</text:p>
          </table:table-cell>
          <table:table-cell office:value-type="string" calcext:value-type="string">
            <text:p><text:s/>spb </text:p>
          </table:table-cell>
          <table:table-cell office:value-type="float" office:value="-0.163322877773076" calcext:value-type="float">
            <text:p>-0.163322877773076</text:p>
          </table:table-cell>
          <table:table-cell table:formula="of:=SUM([.N24:.N37])" office:value-type="float" office:value="-1.70035510599695" calcext:value-type="float">
            <text:p>-1.7003551059969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.21243015054871" calcext:value-type="float">
            <text:p>1.21243015054871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2256216" calcext:value-type="float">
            <text:p>1.23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43941621133309" calcext:value-type="float">
            <text:p>0.543941621133309</text:p>
          </table:table-cell>
          <table:table-cell office:value-type="string" calcext:value-type="string">
            <text:p><text:s/>spb </text:p>
          </table:table-cell>
          <table:table-cell office:value-type="float" office:value="-0.264447708721234" calcext:value-type="float">
            <text:p>-0.26444770872123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852914439447051" calcext:value-type="float">
            <text:p>0.852914439447051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0022609" calcext:value-type="float">
            <text:p>1.00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65162733575659" calcext:value-type="float">
            <text:p>0.665162733575659</text:p>
          </table:table-cell>
          <table:table-cell office:value-type="string" calcext:value-type="string">
            <text:p><text:s/>spb </text:p>
          </table:table-cell>
          <table:table-cell office:value-type="float" office:value="-0.177072090564699" calcext:value-type="float">
            <text:p>-0.17707209056469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301475859029799" calcext:value-type="float">
            <text:p>0.301475859029799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0174858" calcext:value-type="float">
            <text:p>1.02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55209733639526" calcext:value-type="float">
            <text:p>0.655209733639526</text:p>
          </table:table-cell>
          <table:table-cell office:value-type="string" calcext:value-type="string">
            <text:p><text:s/>spb </text:p>
          </table:table-cell>
          <table:table-cell office:value-type="float" office:value="-0.183619659424477" calcext:value-type="float">
            <text:p>-0.18361965942447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287522366331827" calcext:value-type="float">
            <text:p>0.287522366331827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0120103" calcext:value-type="float">
            <text:p>1.01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58754757733197" calcext:value-type="float">
            <text:p>0.658754757733197</text:p>
          </table:table-cell>
          <table:table-cell office:value-type="string" calcext:value-type="string">
            <text:p><text:s/>spb </text:p>
          </table:table-cell>
          <table:table-cell office:value-type="float" office:value="-0.181276235157291" calcext:value-type="float">
            <text:p>-0.18127623515729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-1.90391964895034" calcext:value-type="float">
            <text:p>-1.90391964895034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3105468" calcext:value-type="float">
            <text:p>1.31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0869347054222" calcext:value-type="float">
            <text:p>0.50869347054222</text:p>
          </table:table-cell>
          <table:table-cell office:value-type="string" calcext:value-type="string">
            <text:p><text:s/>spb </text:p>
          </table:table-cell>
          <table:table-cell office:value-type="float" office:value="-0.29354383682448" calcext:value-type="float">
            <text:p>-0.2935438368244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-3.02859874106817" calcext:value-type="float">
            <text:p>-3.02859874106817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0411064" calcext:value-type="float">
            <text:p>1.04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40344349050203" calcext:value-type="float">
            <text:p>0.640344349050203</text:p>
          </table:table-cell>
          <table:table-cell office:value-type="string" calcext:value-type="string">
            <text:p><text:s/>spb </text:p>
          </table:table-cell>
          <table:table-cell office:value-type="float" office:value="-0.193586418711846" calcext:value-type="float">
            <text:p>-0.193586418711846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-3.50532827633645" calcext:value-type="float">
            <text:p>-3.50532827633645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1160929" calcext:value-type="float">
            <text:p>1.12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97321782084627" calcext:value-type="float">
            <text:p>0.597321782084627</text:p>
          </table:table-cell>
          <table:table-cell office:value-type="string" calcext:value-type="string">
            <text:p><text:s/>spb </text:p>
          </table:table-cell>
          <table:table-cell office:value-type="float" office:value="-0.223791647873598" calcext:value-type="float">
            <text:p>-0.22379164787359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-2.50833465943826" calcext:value-type="float">
            <text:p>-2.50833465943826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4789237" calcext:value-type="float">
            <text:p>1.48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450778224731945" calcext:value-type="float">
            <text:p>0.450778224731945</text:p>
          </table:table-cell>
          <table:table-cell office:value-type="string" calcext:value-type="string">
            <text:p><text:s/>spb </text:p>
          </table:table-cell>
          <table:table-cell office:value-type="float" office:value="-0.346037071124525" calcext:value-type="float">
            <text:p>-0.34603707112452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1.70218730934134" calcext:value-type="float">
            <text:p>-1.70218730934134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office:value-type="float" office:value="11389227" calcext:value-type="float">
            <text:p>1.14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85348417412349" calcext:value-type="float">
            <text:p>0.585348417412349</text:p>
          </table:table-cell>
          <table:table-cell office:value-type="string" calcext:value-type="string">
            <text:p><text:s/>spb </text:p>
          </table:table-cell>
          <table:table-cell office:value-type="float" office:value="-0.232585551496036" calcext:value-type="float">
            <text:p>-0.23258555149603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-0.0579007203370964" calcext:value-type="float">
            <text:p>-0.057900720337097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office:value-type="float" office:value="12153687" calcext:value-type="float">
            <text:p>1.22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48530334868752" calcext:value-type="float">
            <text:p>0.548530334868752</text:p>
          </table:table-cell>
          <table:table-cell office:value-type="string" calcext:value-type="string">
            <text:p><text:s/>spb </text:p>
          </table:table-cell>
          <table:table-cell office:value-type="float" office:value="-0.260799350036728" calcext:value-type="float">
            <text:p>-0.26079935003672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313686733982576" calcext:value-type="float">
            <text:p>0.313686733982576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ocDur </text:p>
          </table:table-cell>
          <table:table-cell office:value-type="float" office:value="11397892" calcext:value-type="float">
            <text:p>1.14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84903418983089" calcext:value-type="float">
            <text:p>0.584903418983089</text:p>
          </table:table-cell>
          <table:table-cell office:value-type="string" calcext:value-type="string">
            <text:p><text:s/>spb </text:p>
          </table:table-cell>
          <table:table-cell office:value-type="float" office:value="-0.232915840012726" calcext:value-type="float">
            <text:p>-0.23291584001272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.23172229071495" calcext:value-type="float">
            <text:p>1.23172229071495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rocDur </text:p>
          </table:table-cell>
          <table:table-cell office:value-type="float" office:value="11298032" calcext:value-type="float">
            <text:p>1.13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90073209210241" calcext:value-type="float">
            <text:p>0.590073209210241</text:p>
          </table:table-cell>
          <table:table-cell office:value-type="string" calcext:value-type="string">
            <text:p><text:s/>spb </text:p>
          </table:table-cell>
          <table:table-cell office:value-type="float" office:value="-0.229094102961891" calcext:value-type="float">
            <text:p>-0.22909410296189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.36303118261097" calcext:value-type="float">
            <text:p>1.36303118261097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procDur </text:p>
          </table:table-cell>
          <table:table-cell office:value-type="float" office:value="10076041" calcext:value-type="float">
            <text:p>1.01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61635457815227" calcext:value-type="float">
            <text:p>0.661635457815227</text:p>
          </table:table-cell>
          <table:table-cell office:value-type="string" calcext:value-type="string">
            <text:p><text:s/>spb </text:p>
          </table:table-cell>
          <table:table-cell office:value-type="float" office:value="-0.179381228484444" calcext:value-type="float">
            <text:p>-0.17938122848444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39228824691492" calcext:value-type="float">
            <text:p>1.39228824691492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procDur </text:p>
          </table:table-cell>
          <table:table-cell office:value-type="float" office:value="11557698" calcext:value-type="float">
            <text:p>1.16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76816075311883" calcext:value-type="float">
            <text:p>0.576816075311883</text:p>
          </table:table-cell>
          <table:table-cell office:value-type="string" calcext:value-type="string">
            <text:p><text:s/>spb </text:p>
          </table:table-cell>
          <table:table-cell office:value-type="float" office:value="-0.238962644748471" calcext:value-type="float">
            <text:p>-0.23896264474847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.62215217660727" calcext:value-type="float">
            <text:p>1.62215217660727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procDur </text:p>
          </table:table-cell>
          <table:table-cell office:value-type="float" office:value="10234010" calcext:value-type="float">
            <text:p>1.02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5142265837145" calcext:value-type="float">
            <text:p>0.65142265837145</text:p>
          </table:table-cell>
          <table:table-cell office:value-type="string" calcext:value-type="string">
            <text:p><text:s/>spb </text:p>
          </table:table-cell>
          <table:table-cell office:value-type="float" office:value="-0.186137139485379" calcext:value-type="float">
            <text:p>-0.186137139485379</text:p>
          </table:table-cell>
          <table:table-cell table:formula="of:=SUM([.N38:.N52])" office:value-type="float" office:value="-3.42325052562782" calcext:value-type="float">
            <text:p>-3.4232505256278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292588550449376" calcext:value-type="float">
            <text:p>0.292588550449376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0705669" calcext:value-type="float">
            <text:p>1.07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67203235967785" calcext:value-type="float">
            <text:p>0.667203235967785</text:p>
          </table:table-cell>
          <table:table-cell office:value-type="string" calcext:value-type="string">
            <text:p><text:s/>spb </text:p>
          </table:table-cell>
          <table:table-cell office:value-type="float" office:value="-0.175741856016084" calcext:value-type="float">
            <text:p>-0.175741856016084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-0.547582069147194" calcext:value-type="float">
            <text:p>-0.547582069147194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1725523" calcext:value-type="float">
            <text:p>1.17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09171718822265" calcext:value-type="float">
            <text:p>0.609171718822265</text:p>
          </table:table-cell>
          <table:table-cell office:value-type="string" calcext:value-type="string">
            <text:p><text:s/>spb </text:p>
          </table:table-cell>
          <table:table-cell office:value-type="float" office:value="-0.215260267260709" calcext:value-type="float">
            <text:p>-0.21526026726070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-2.13369905560371" calcext:value-type="float">
            <text:p>-2.13369905560371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2604506" calcext:value-type="float">
            <text:p>1.26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566690753290926" calcext:value-type="float">
            <text:p>0.566690753290926</text:p>
          </table:table-cell>
          <table:table-cell office:value-type="string" calcext:value-type="string">
            <text:p><text:s/>spb </text:p>
          </table:table-cell>
          <table:table-cell office:value-type="float" office:value="-0.246653873696053" calcext:value-type="float">
            <text:p>-0.24665387369605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-2.62034561877609" calcext:value-type="float">
            <text:p>-2.62034561877609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1309610" calcext:value-type="float">
            <text:p>1.13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31574121477222" calcext:value-type="float">
            <text:p>0.631574121477222</text:p>
          </table:table-cell>
          <table:table-cell office:value-type="string" calcext:value-type="string">
            <text:p><text:s/>spb </text:p>
          </table:table-cell>
          <table:table-cell office:value-type="float" office:value="-0.199575673359586" calcext:value-type="float">
            <text:p>-0.199575673359586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-2.92349996152871" calcext:value-type="float">
            <text:p>-2.92349996152871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2378804" calcext:value-type="float">
            <text:p>1.24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577023192224386" calcext:value-type="float">
            <text:p>0.577023192224386</text:p>
          </table:table-cell>
          <table:table-cell office:value-type="string" calcext:value-type="string">
            <text:p><text:s/>spb </text:p>
          </table:table-cell>
          <table:table-cell office:value-type="float" office:value="-0.23880673094712" calcext:value-type="float">
            <text:p>-0.2388067309471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-2.81042372922611" calcext:value-type="float">
            <text:p>-2.81042372922611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2103670" calcext:value-type="float">
            <text:p>1.21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590139767525056" calcext:value-type="float">
            <text:p>0.590139767525056</text:p>
          </table:table-cell>
          <table:table-cell office:value-type="string" calcext:value-type="string">
            <text:p><text:s/>spb </text:p>
          </table:table-cell>
          <table:table-cell office:value-type="float" office:value="-0.229045118737095" calcext:value-type="float">
            <text:p>-0.229045118737095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-1.77452868201009" calcext:value-type="float">
            <text:p>-1.77452868201009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1735247" calcext:value-type="float">
            <text:p>1.17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08666950086351" calcext:value-type="float">
            <text:p>0.608666950086351</text:p>
          </table:table-cell>
          <table:table-cell office:value-type="string" calcext:value-type="string">
            <text:p><text:s/>spb </text:p>
          </table:table-cell>
          <table:table-cell office:value-type="float" office:value="-0.215620279296449" calcext:value-type="float">
            <text:p>-0.21562027929644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-0.000645420793180994" calcext:value-type="float">
            <text:p>-0.000645420793181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1914126" calcext:value-type="float">
            <text:p>1.19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599528408546292" calcext:value-type="float">
            <text:p>0.599528408546292</text:p>
          </table:table-cell>
          <table:table-cell office:value-type="string" calcext:value-type="string">
            <text:p><text:s/>spb </text:p>
          </table:table-cell>
          <table:table-cell office:value-type="float" office:value="-0.222190233111288" calcext:value-type="float">
            <text:p>-0.22219023311128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646374143775665" calcext:value-type="float">
            <text:p>0.646374143775665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473294" calcext:value-type="float">
            <text:p>9473294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53999295282085" calcext:value-type="float">
            <text:p>0.753999295282085</text:p>
          </table:table-cell>
          <table:table-cell office:value-type="string" calcext:value-type="string">
            <text:p><text:s/>spb </text:p>
          </table:table-cell>
          <table:table-cell office:value-type="float" office:value="-0.122629060039039" calcext:value-type="float">
            <text:p>-0.122629060039039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.18545352333154" calcext:value-type="float">
            <text:p>1.18545352333154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office:value-type="float" office:value="10928751" calcext:value-type="float">
            <text:p>1.09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53584018887428" calcext:value-type="float">
            <text:p>0.653584018887428</text:p>
          </table:table-cell>
          <table:table-cell office:value-type="string" calcext:value-type="string">
            <text:p><text:s/>spb </text:p>
          </table:table-cell>
          <table:table-cell office:value-type="float" office:value="-0.18469857549929" calcext:value-type="float">
            <text:p>-0.18469857549929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.83491950538529" calcext:value-type="float">
            <text:p>1.83491950538529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ocDur </text:p>
          </table:table-cell>
          <table:table-cell office:value-type="float" office:value="11135795" calcext:value-type="float">
            <text:p>1.11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41432156392965" calcext:value-type="float">
            <text:p>0.641432156392965</text:p>
          </table:table-cell>
          <table:table-cell office:value-type="string" calcext:value-type="string">
            <text:p><text:s/>spb </text:p>
          </table:table-cell>
          <table:table-cell office:value-type="float" office:value="-0.192849271732243" calcext:value-type="float">
            <text:p>-0.19284927173224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.64766155712522" calcext:value-type="float">
            <text:p>1.64766155712522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rocDur </text:p>
          </table:table-cell>
          <table:table-cell office:value-type="float" office:value="11012910" calcext:value-type="float">
            <text:p>1.10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48589428225601" calcext:value-type="float">
            <text:p>0.648589428225601</text:p>
          </table:table-cell>
          <table:table-cell office:value-type="string" calcext:value-type="string">
            <text:p><text:s/>spb </text:p>
          </table:table-cell>
          <table:table-cell office:value-type="float" office:value="-0.188030134449206" calcext:value-type="float">
            <text:p>-0.18803013444920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.29950419468654" calcext:value-type="float">
            <text:p>1.29950419468654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procDur </text:p>
          </table:table-cell>
          <table:table-cell office:value-type="float" office:value="13619968" calcext:value-type="float">
            <text:p>1.36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524440072105896" calcext:value-type="float">
            <text:p>0.524440072105896</text:p>
          </table:table-cell>
          <table:table-cell office:value-type="string" calcext:value-type="string">
            <text:p><text:s/>spb </text:p>
          </table:table-cell>
          <table:table-cell office:value-type="float" office:value="-0.280304131570869" calcext:value-type="float">
            <text:p>-0.28030413157086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-0.436285510253428" calcext:value-type="float">
            <text:p>-0.436285510253428</text:p>
          </table:table-cell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procDur </text:p>
          </table:table-cell>
          <table:table-cell office:value-type="float" office:value="10969177" calcext:value-type="float">
            <text:p>1.10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51175288720384" calcext:value-type="float">
            <text:p>0.651175288720384</text:p>
          </table:table-cell>
          <table:table-cell office:value-type="string" calcext:value-type="string">
            <text:p><text:s/>spb </text:p>
          </table:table-cell>
          <table:table-cell office:value-type="float" office:value="-0.186302088733118" calcext:value-type="float">
            <text:p>-0.186302088733118</text:p>
          </table:table-cell>
          <table:table-cell table:formula="of:=SUM([.N53:.N66])" office:value-type="float" office:value="-2.89770729444815" calcext:value-type="float">
            <text:p>-2.89770729444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2419095" calcext:value-type="float">
            <text:p>1.24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19393522635909" calcext:value-type="float">
            <text:p>0.619393522635909</text:p>
          </table:table-cell>
          <table:table-cell office:value-type="string" calcext:value-type="string">
            <text:p><text:s/>spb </text:p>
          </table:table-cell>
          <table:table-cell office:value-type="float" office:value="-0.208033340629524" calcext:value-type="float">
            <text:p>-0.2080333406295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1447637" calcext:value-type="float">
            <text:p>1.14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71955880501801" calcext:value-type="float">
            <text:p>0.671955880501801</text:p>
          </table:table-cell>
          <table:table-cell office:value-type="string" calcext:value-type="string">
            <text:p><text:s/>spb </text:p>
          </table:table-cell>
          <table:table-cell office:value-type="float" office:value="-0.172659241058724" calcext:value-type="float">
            <text:p>-0.1726592410587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0830677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10233256886896" calcext:value-type="float">
            <text:p>0.710233256886896</text:p>
          </table:table-cell>
          <table:table-cell office:value-type="string" calcext:value-type="string">
            <text:p><text:s/>spb </text:p>
          </table:table-cell>
          <table:table-cell office:value-type="float" office:value="-0.148598995587904" calcext:value-type="float">
            <text:p>-0.1485989955879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0605267" calcext:value-type="float">
            <text:p>1.06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25328933255523" calcext:value-type="float">
            <text:p>0.725328933255523</text:p>
          </table:table-cell>
          <table:table-cell office:value-type="string" calcext:value-type="string">
            <text:p><text:s/>spb </text:p>
          </table:table-cell>
          <table:table-cell office:value-type="float" office:value="-0.139464998255068" calcext:value-type="float">
            <text:p>-0.1394649982550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305484" calcext:value-type="float">
            <text:p>9305484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826642332628802" calcext:value-type="float">
            <text:p>0.826642332628802</text:p>
          </table:table-cell>
          <table:table-cell office:value-type="string" calcext:value-type="string">
            <text:p><text:s/>spb </text:p>
          </table:table-cell>
          <table:table-cell office:value-type="float" office:value="-0.0826823581199545" calcext:value-type="float">
            <text:p>-0.0826823581199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1376904" calcext:value-type="float">
            <text:p>1.14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76133594869043" calcext:value-type="float">
            <text:p>0.676133594869043</text:p>
          </table:table-cell>
          <table:table-cell office:value-type="string" calcext:value-type="string">
            <text:p><text:s/>spb </text:p>
          </table:table-cell>
          <table:table-cell office:value-type="float" office:value="-0.169967484854041" calcext:value-type="float">
            <text:p>-0.169967484854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2462127" calcext:value-type="float">
            <text:p>1.25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17254743110867" calcext:value-type="float">
            <text:p>0.617254743110867</text:p>
          </table:table-cell>
          <table:table-cell office:value-type="string" calcext:value-type="string">
            <text:p><text:s/>spb </text:p>
          </table:table-cell>
          <table:table-cell office:value-type="float" office:value="-0.209535564176164" calcext:value-type="float">
            <text:p>-0.209535564176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1831004" calcext:value-type="float">
            <text:p>1.18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50182097816889" calcext:value-type="float">
            <text:p>0.650182097816889</text:p>
          </table:table-cell>
          <table:table-cell office:value-type="string" calcext:value-type="string">
            <text:p><text:s/>spb </text:p>
          </table:table-cell>
          <table:table-cell office:value-type="float" office:value="-0.186964992585778" calcext:value-type="float">
            <text:p>-0.186964992585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554288" calcext:value-type="float">
            <text:p>9554288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805115671623045" calcext:value-type="float">
            <text:p>0.805115671623045</text:p>
          </table:table-cell>
          <table:table-cell office:value-type="string" calcext:value-type="string">
            <text:p><text:s/>spb </text:p>
          </table:table-cell>
          <table:table-cell office:value-type="float" office:value="-0.094141719708234" calcext:value-type="float">
            <text:p>-0.094141719708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office:value-type="float" office:value="10167902" calcext:value-type="float">
            <text:p>1.02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56528436249681" calcext:value-type="float">
            <text:p>0.756528436249681</text:p>
          </table:table-cell>
          <table:table-cell office:value-type="string" calcext:value-type="string">
            <text:p><text:s/>spb </text:p>
          </table:table-cell>
          <table:table-cell office:value-type="float" office:value="-0.121174743154053" calcext:value-type="float">
            <text:p>-0.121174743154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ocDur </text:p>
          </table:table-cell>
          <table:table-cell office:value-type="float" office:value="10897921" calcext:value-type="float">
            <text:p>1.09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05850868252761" calcext:value-type="float">
            <text:p>0.705850868252761</text:p>
          </table:table-cell>
          <table:table-cell office:value-type="string" calcext:value-type="string">
            <text:p><text:s/>spb </text:p>
          </table:table-cell>
          <table:table-cell office:value-type="float" office:value="-0.151287046733461" calcext:value-type="float">
            <text:p>-0.151287046733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911376" calcext:value-type="float">
            <text:p>9911376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76108887403727" calcext:value-type="float">
            <text:p>0.776108887403727</text:p>
          </table:table-cell>
          <table:table-cell office:value-type="string" calcext:value-type="string">
            <text:p><text:s/>spb </text:p>
          </table:table-cell>
          <table:table-cell office:value-type="float" office:value="-0.110077343328003" calcext:value-type="float">
            <text:p>-0.110077343328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procDur </text:p>
          </table:table-cell>
          <table:table-cell office:value-type="float" office:value="10083455" calcext:value-type="float">
            <text:p>1.01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628642166797" calcext:value-type="float">
            <text:p>0.7628642166797</text:p>
          </table:table-cell>
          <table:table-cell office:value-type="string" calcext:value-type="string">
            <text:p><text:s/>spb </text:p>
          </table:table-cell>
          <table:table-cell office:value-type="float" office:value="-0.11755275587802" calcext:value-type="float">
            <text:p>-0.11755275587802</text:p>
          </table:table-cell>
          <table:table-cell table:formula="of:=SUM([.N67:.N79])" office:value-type="float" office:value="-1.91214058406893" calcext:value-type="float">
            <text:p>-1.912140584068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1612863" calcext:value-type="float">
            <text:p>1.16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861114093914653" calcext:value-type="float">
            <text:p>0.861114093914653</text:p>
          </table:table-cell>
          <table:table-cell office:value-type="string" calcext:value-type="string">
            <text:p><text:s/>spb </text:p>
          </table:table-cell>
          <table:table-cell office:value-type="float" office:value="-0.0649393025825788" calcext:value-type="float">
            <text:p>-0.064939302582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0472231" calcext:value-type="float">
            <text:p>1.05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54906361404748" calcext:value-type="float">
            <text:p>0.954906361404748</text:p>
          </table:table-cell>
          <table:table-cell office:value-type="string" calcext:value-type="string">
            <text:p><text:s/>spb </text:p>
          </table:table-cell>
          <table:table-cell office:value-type="float" office:value="-0.020039213462375" calcext:value-type="float">
            <text:p>-0.020039213462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0516303" calcext:value-type="float">
            <text:p>1.05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50904514637891" calcext:value-type="float">
            <text:p>0.950904514637891</text:p>
          </table:table-cell>
          <table:table-cell office:value-type="string" calcext:value-type="string">
            <text:p><text:s/>spb </text:p>
          </table:table-cell>
          <table:table-cell office:value-type="float" office:value="-0.0218630906838752" calcext:value-type="float">
            <text:p>-0.021863090683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462411" calcext:value-type="float">
            <text:p>9462411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5681311031618" calcext:value-type="float">
            <text:p>1.05681311031618</text:p>
          </table:table-cell>
          <table:table-cell office:value-type="string" calcext:value-type="string">
            <text:p><text:s/>spb </text:p>
          </table:table-cell>
          <table:table-cell office:value-type="float" office:value="0.0239981922887705" calcext:value-type="float">
            <text:p>0.0239981922887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414161" calcext:value-type="float">
            <text:p>9414161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6222954971771" calcext:value-type="float">
            <text:p>1.06222954971771</text:p>
          </table:table-cell>
          <table:table-cell office:value-type="string" calcext:value-type="string">
            <text:p><text:s/>spb </text:p>
          </table:table-cell>
          <table:table-cell office:value-type="float" office:value="0.0262183787069544" calcext:value-type="float">
            <text:p>0.0262183787069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865170" calcext:value-type="float">
            <text:p>9865170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136672758807" calcext:value-type="float">
            <text:p>1.0136672758807</text:p>
          </table:table-cell>
          <table:table-cell office:value-type="string" calcext:value-type="string">
            <text:p><text:s/>spb </text:p>
          </table:table-cell>
          <table:table-cell office:value-type="float" office:value="0.00589542643553179" calcext:value-type="float">
            <text:p>0.005895426435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1204433" calcext:value-type="float">
            <text:p>1.12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8925038866313" calcext:value-type="float">
            <text:p>0.8925038866313</text:p>
          </table:table-cell>
          <table:table-cell office:value-type="string" calcext:value-type="string">
            <text:p><text:s/>spb </text:p>
          </table:table-cell>
          <table:table-cell office:value-type="float" office:value="-0.0493898839677562" calcext:value-type="float">
            <text:p>-0.049389883967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6838239" calcext:value-type="float">
            <text:p>1.68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593886332175235" calcext:value-type="float">
            <text:p>0.593886332175235</text:p>
          </table:table-cell>
          <table:table-cell office:value-type="string" calcext:value-type="string">
            <text:p><text:s/>spb </text:p>
          </table:table-cell>
          <table:table-cell office:value-type="float" office:value="-0.226296669552376" calcext:value-type="float">
            <text:p>-0.226296669552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office:value-type="float" office:value="12181048" calcext:value-type="float">
            <text:p>1.22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820947425870089" calcext:value-type="float">
            <text:p>0.820947425870089</text:p>
          </table:table-cell>
          <table:table-cell office:value-type="string" calcext:value-type="string">
            <text:p><text:s/>spb </text:p>
          </table:table-cell>
          <table:table-cell office:value-type="float" office:value="-0.0856846545560845" calcext:value-type="float">
            <text:p>-0.085684654556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720031" calcext:value-type="float">
            <text:p>9720031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2880330319934" calcext:value-type="float">
            <text:p>1.02880330319934</text:p>
          </table:table-cell>
          <table:table-cell office:value-type="string" calcext:value-type="string">
            <text:p><text:s/>spb </text:p>
          </table:table-cell>
          <table:table-cell office:value-type="float" office:value="0.0123323499803643" calcext:value-type="float">
            <text:p>0.012332349980364</text:p>
          </table:table-cell>
          <table:table-cell table:formula="of:=SUM([.N80:.N89])" office:value-type="float" office:value="-0.399768467393424" calcext:value-type="float">
            <text:p>-0.399768467393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1111672" calcext:value-type="float">
            <text:p>1.11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12494321286661" calcext:value-type="float">
            <text:p>1.12494321286661</text:p>
          </table:table-cell>
          <table:table-cell office:value-type="string" calcext:value-type="string">
            <text:p><text:s/>spb </text:p>
          </table:table-cell>
          <table:table-cell office:value-type="float" office:value="0.0511305998152574" calcext:value-type="float">
            <text:p>0.051130599815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0657930" calcext:value-type="float">
            <text:p>1.07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17283562567966" calcext:value-type="float">
            <text:p>1.17283562567966</text:p>
          </table:table-cell>
          <table:table-cell office:value-type="string" calcext:value-type="string">
            <text:p><text:s/>spb </text:p>
          </table:table-cell>
          <table:table-cell office:value-type="float" office:value="0.0692371494876227" calcext:value-type="float">
            <text:p>0.0692371494876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0869512" calcext:value-type="float">
            <text:p>1.09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15000563042757" calcext:value-type="float">
            <text:p>1.15000563042757</text:p>
          </table:table-cell>
          <table:table-cell office:value-type="string" calcext:value-type="string">
            <text:p><text:s/>spb </text:p>
          </table:table-cell>
          <table:table-cell office:value-type="float" office:value="0.0606999666646003" calcext:value-type="float">
            <text:p>0.0606999666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3071555" calcext:value-type="float">
            <text:p>1.31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0.956274903789182" calcext:value-type="float">
            <text:p>0.956274903789182</text:p>
          </table:table-cell>
          <table:table-cell office:value-type="string" calcext:value-type="string">
            <text:p><text:s/>spb </text:p>
          </table:table-cell>
          <table:table-cell office:value-type="float" office:value="-0.0194172415770067" calcext:value-type="float">
            <text:p>-0.019417241577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3751895" calcext:value-type="float">
            <text:p>1.38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0.908965637099469" calcext:value-type="float">
            <text:p>0.908965637099469</text:p>
          </table:table-cell>
          <table:table-cell office:value-type="string" calcext:value-type="string">
            <text:p><text:s/>spb </text:p>
          </table:table-cell>
          <table:table-cell office:value-type="float" office:value="-0.0414525347100111" calcext:value-type="float">
            <text:p>-0.041452534710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0234397" calcext:value-type="float">
            <text:p>1.02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22137142031915" calcext:value-type="float">
            <text:p>1.22137142031915</text:p>
          </table:table-cell>
          <table:table-cell office:value-type="string" calcext:value-type="string">
            <text:p><text:s/>spb </text:p>
          </table:table-cell>
          <table:table-cell office:value-type="float" office:value="0.0868477534337891" calcext:value-type="float">
            <text:p>0.0868477534337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0940507" calcext:value-type="float">
            <text:p>1.09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14254302839896" calcext:value-type="float">
            <text:p>1.14254302839896</text:p>
          </table:table-cell>
          <table:table-cell office:value-type="string" calcext:value-type="string">
            <text:p><text:s/>spb </text:p>
          </table:table-cell>
          <table:table-cell office:value-type="float" office:value="0.0578725646669209" calcext:value-type="float">
            <text:p>0.057872564666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835954" calcext:value-type="float">
            <text:p>9835954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27084774898297" calcext:value-type="float">
            <text:p>1.27084774898297</text:p>
          </table:table-cell>
          <table:table-cell office:value-type="string" calcext:value-type="string">
            <text:p><text:s/>spb </text:p>
          </table:table-cell>
          <table:table-cell office:value-type="float" office:value="0.104093524010194" calcext:value-type="float">
            <text:p>0.104093524010194</text:p>
          </table:table-cell>
          <table:table-cell table:formula="of:=SUM([.N90:.N97])" office:value-type="float" office:value="0.369011781791366" calcext:value-type="float">
            <text:p>0.369011781791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0947607" calcext:value-type="float">
            <text:p>1.09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52240265840745" calcext:value-type="float">
            <text:p>1.52240265840745</text:p>
          </table:table-cell>
          <table:table-cell office:value-type="string" calcext:value-type="string">
            <text:p><text:s/>spb </text:p>
          </table:table-cell>
          <table:table-cell office:value-type="float" office:value="0.182529533641206" calcext:value-type="float">
            <text:p>0.182529533641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0658211" calcext:value-type="float">
            <text:p>1.07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56373954315598" calcext:value-type="float">
            <text:p>1.56373954315598</text:p>
          </table:table-cell>
          <table:table-cell office:value-type="string" calcext:value-type="string">
            <text:p><text:s/>spb </text:p>
          </table:table-cell>
          <table:table-cell office:value-type="float" office:value="0.194164418551298" calcext:value-type="float">
            <text:p>0.194164418551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1481382" calcext:value-type="float">
            <text:p>1.15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45162542279318" calcext:value-type="float">
            <text:p>1.45162542279318</text:p>
          </table:table-cell>
          <table:table-cell office:value-type="string" calcext:value-type="string">
            <text:p><text:s/>spb </text:p>
          </table:table-cell>
          <table:table-cell office:value-type="float" office:value="0.161854565537137" calcext:value-type="float">
            <text:p>0.161854565537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1370003" calcext:value-type="float">
            <text:p>1.14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46584534762216" calcext:value-type="float">
            <text:p>1.46584534762216</text:p>
          </table:table-cell>
          <table:table-cell office:value-type="string" calcext:value-type="string">
            <text:p><text:s/>spb </text:p>
          </table:table-cell>
          <table:table-cell office:value-type="float" office:value="0.166088152967284" calcext:value-type="float">
            <text:p>0.166088152967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1464663" calcext:value-type="float">
            <text:p>1.15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45374233852316" calcext:value-type="float">
            <text:p>1.45374233852316</text:p>
          </table:table-cell>
          <table:table-cell office:value-type="string" calcext:value-type="string">
            <text:p><text:s/>spb </text:p>
          </table:table-cell>
          <table:table-cell office:value-type="float" office:value="0.162487438934523" calcext:value-type="float">
            <text:p>0.162487438934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1765694" calcext:value-type="float">
            <text:p>1.18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41654763416421" calcext:value-type="float">
            <text:p>1.41654763416421</text:p>
          </table:table-cell>
          <table:table-cell office:value-type="string" calcext:value-type="string">
            <text:p><text:s/>spb </text:p>
          </table:table-cell>
          <table:table-cell office:value-type="float" office:value="0.151231183097075" calcext:value-type="float">
            <text:p>0.151231183097075</text:p>
          </table:table-cell>
          <table:table-cell table:formula="of:=SUM([.N98:.N103])" office:value-type="float" office:value="1.01835529272852" calcext:value-type="float">
            <text:p>1.018355292728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1351117" calcext:value-type="float">
            <text:p>1.14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20000000" calcext:value-type="float">
            <text:p>2.00E+07</text:p>
          </table:table-cell>
          <table:table-cell office:value-type="string" calcext:value-type="string">
            <text:p><text:s/>lI </text:p>
          </table:table-cell>
          <table:table-cell office:value-type="float" office:value="1.76194113759906" calcext:value-type="float">
            <text:p>1.76194113759906</text:p>
          </table:table-cell>
          <table:table-cell office:value-type="string" calcext:value-type="string">
            <text:p><text:s/>spb </text:p>
          </table:table-cell>
          <table:table-cell office:value-type="float" office:value="0.245991395538613" calcext:value-type="float">
            <text:p>0.2459913955386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0703681" calcext:value-type="float">
            <text:p>1.07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20000000" calcext:value-type="float">
            <text:p>2.00E+07</text:p>
          </table:table-cell>
          <table:table-cell office:value-type="string" calcext:value-type="string">
            <text:p><text:s/>lI </text:p>
          </table:table-cell>
          <table:table-cell office:value-type="float" office:value="1.86851607404967" calcext:value-type="float">
            <text:p>1.86851607404967</text:p>
          </table:table-cell>
          <table:table-cell office:value-type="string" calcext:value-type="string">
            <text:p><text:s/>spb </text:p>
          </table:table-cell>
          <table:table-cell office:value-type="float" office:value="0.271496838252579" calcext:value-type="float">
            <text:p>0.271496838252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0390921" calcext:value-type="float">
            <text:p>1.04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20000000" calcext:value-type="float">
            <text:p>2.00E+07</text:p>
          </table:table-cell>
          <table:table-cell office:value-type="string" calcext:value-type="string">
            <text:p><text:s/>lI </text:p>
          </table:table-cell>
          <table:table-cell office:value-type="float" office:value="1.92475719909717" calcext:value-type="float">
            <text:p>1.92475719909717</text:p>
          </table:table-cell>
          <table:table-cell office:value-type="string" calcext:value-type="string">
            <text:p><text:s/>spb </text:p>
          </table:table-cell>
          <table:table-cell office:value-type="float" office:value="0.284375952679378" calcext:value-type="float">
            <text:p>0.284375952679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1383405" calcext:value-type="float">
            <text:p>1.14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20000000" calcext:value-type="float">
            <text:p>2.00E+07</text:p>
          </table:table-cell>
          <table:table-cell office:value-type="string" calcext:value-type="string">
            <text:p><text:s/>lI </text:p>
          </table:table-cell>
          <table:table-cell office:value-type="float" office:value="1.75694355072142" calcext:value-type="float">
            <text:p>1.75694355072142</text:p>
          </table:table-cell>
          <table:table-cell office:value-type="string" calcext:value-type="string">
            <text:p><text:s/>spb </text:p>
          </table:table-cell>
          <table:table-cell office:value-type="float" office:value="0.244757808163466" calcext:value-type="float">
            <text:p>0.2447578081634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1223045" calcext:value-type="float">
            <text:p>1.12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20000000" calcext:value-type="float">
            <text:p>2.00E+07</text:p>
          </table:table-cell>
          <table:table-cell office:value-type="string" calcext:value-type="string">
            <text:p><text:s/>lI </text:p>
          </table:table-cell>
          <table:table-cell office:value-type="float" office:value="1.7820475637405" calcext:value-type="float">
            <text:p>1.7820475637405</text:p>
          </table:table-cell>
          <table:table-cell office:value-type="string" calcext:value-type="string">
            <text:p><text:s/>spb </text:p>
          </table:table-cell>
          <table:table-cell office:value-type="float" office:value="0.25091929139242" calcext:value-type="float">
            <text:p>0.25091929139242</text:p>
          </table:table-cell>
          <table:table-cell table:formula="of:=SUM([.N104:.N108])" office:value-type="float" office:value="1.29754128602646" calcext:value-type="float">
            <text:p>1.29754128602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818798" calcext:value-type="float">
            <text:p>9818798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69742426720664" calcext:value-type="float">
            <text:p>1.69742426720664</text:p>
          </table:table-cell>
          <table:table-cell office:value-type="string" calcext:value-type="string">
            <text:p><text:s/>spb </text:p>
          </table:table-cell>
          <table:table-cell office:value-type="float" office:value="0.229790406771115" calcext:value-type="float">
            <text:p>0.229790406771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718718" calcext:value-type="float">
            <text:p>9718718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71490375582459" calcext:value-type="float">
            <text:p>1.71490375582459</text:p>
          </table:table-cell>
          <table:table-cell office:value-type="string" calcext:value-type="string">
            <text:p><text:s/>spb </text:p>
          </table:table-cell>
          <table:table-cell office:value-type="float" office:value="0.234239751499965" calcext:value-type="float">
            <text:p>0.2342397514999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895729" calcext:value-type="float">
            <text:p>9895729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68422821603138" calcext:value-type="float">
            <text:p>1.68422821603138</text:p>
          </table:table-cell>
          <table:table-cell office:value-type="string" calcext:value-type="string">
            <text:p><text:s/>spb </text:p>
          </table:table-cell>
          <table:table-cell office:value-type="float" office:value="0.226400938854731" calcext:value-type="float">
            <text:p>0.226400938854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1473463" calcext:value-type="float">
            <text:p>1.15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45262733666374" calcext:value-type="float">
            <text:p>1.45262733666374</text:p>
          </table:table-cell>
          <table:table-cell office:value-type="string" calcext:value-type="string">
            <text:p><text:s/>spb </text:p>
          </table:table-cell>
          <table:table-cell office:value-type="float" office:value="0.162154212791442" calcext:value-type="float">
            <text:p>0.1621542127914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1495620" calcext:value-type="float">
            <text:p>1.15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44982749951721" calcext:value-type="float">
            <text:p>1.44982749951721</text:p>
          </table:table-cell>
          <table:table-cell office:value-type="string" calcext:value-type="string">
            <text:p><text:s/>spb </text:p>
          </table:table-cell>
          <table:table-cell office:value-type="float" office:value="0.161316332949196" calcext:value-type="float">
            <text:p>0.1613163329491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2734299" calcext:value-type="float">
            <text:p>1.27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3088012147351" calcext:value-type="float">
            <text:p>1.3088012147351</text:p>
          </table:table-cell>
          <table:table-cell office:value-type="string" calcext:value-type="string">
            <text:p><text:s/>spb </text:p>
          </table:table-cell>
          <table:table-cell office:value-type="float" office:value="0.11687368940832" calcext:value-type="float">
            <text:p>0.11687368940832</text:p>
          </table:table-cell>
          <table:table-cell table:formula="of:=SUM([.N109:.N114])" office:value-type="float" office:value="1.13077533227477" calcext:value-type="float">
            <text:p>1.13077533227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240905" calcext:value-type="float">
            <text:p>8240905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73351276346469" calcext:value-type="float">
            <text:p>1.73351276346469</text:p>
          </table:table-cell>
          <table:table-cell office:value-type="string" calcext:value-type="string">
            <text:p><text:s/>spb </text:p>
          </table:table-cell>
          <table:table-cell office:value-type="float" office:value="0.238927043616805" calcext:value-type="float">
            <text:p>0.238927043616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0826152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31955601584016" calcext:value-type="float">
            <text:p>1.31955601584016</text:p>
          </table:table-cell>
          <table:table-cell office:value-type="string" calcext:value-type="string">
            <text:p><text:s/>spb </text:p>
          </table:table-cell>
          <table:table-cell office:value-type="float" office:value="0.120427830974348" calcext:value-type="float">
            <text:p>0.120427830974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0786260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32443627355543" calcext:value-type="float">
            <text:p>1.32443627355543</text:p>
          </table:table-cell>
          <table:table-cell office:value-type="string" calcext:value-type="string">
            <text:p><text:s/>spb </text:p>
          </table:table-cell>
          <table:table-cell office:value-type="float" office:value="0.12203106666568" calcext:value-type="float">
            <text:p>0.122031066665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2436528" calcext:value-type="float">
            <text:p>1.24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14868989158389" calcext:value-type="float">
            <text:p>1.14868989158389</text:p>
          </table:table-cell>
          <table:table-cell office:value-type="string" calcext:value-type="string">
            <text:p><text:s/>spb </text:p>
          </table:table-cell>
          <table:table-cell office:value-type="float" office:value="0.0602027993134946" calcext:value-type="float">
            <text:p>0.060202799313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1032719" calcext:value-type="float">
            <text:p>1.10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29484980085145" calcext:value-type="float">
            <text:p>1.29484980085145</text:p>
          </table:table-cell>
          <table:table-cell office:value-type="string" calcext:value-type="string">
            <text:p><text:s/>spb </text:p>
          </table:table-cell>
          <table:table-cell office:value-type="float" office:value="0.112219394328817" calcext:value-type="float">
            <text:p>0.1122193943288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0103616" calcext:value-type="float">
            <text:p>1.01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41392091702614" calcext:value-type="float">
            <text:p>1.41392091702614</text:p>
          </table:table-cell>
          <table:table-cell office:value-type="string" calcext:value-type="string">
            <text:p><text:s/>spb </text:p>
          </table:table-cell>
          <table:table-cell office:value-type="float" office:value="0.150425119319695" calcext:value-type="float">
            <text:p>0.1504251193196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641317" calcext:value-type="float">
            <text:p>964131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48171810967319" calcext:value-type="float">
            <text:p>1.48171810967319</text:p>
          </table:table-cell>
          <table:table-cell office:value-type="string" calcext:value-type="string">
            <text:p><text:s/>spb </text:p>
          </table:table-cell>
          <table:table-cell office:value-type="float" office:value="0.170765588894353" calcext:value-type="float">
            <text:p>0.170765588894353</text:p>
          </table:table-cell>
          <table:table-cell table:formula="of:=SUM([.N115:.N121])" office:value-type="float" office:value="0.974998843113192" calcext:value-type="float">
            <text:p>0.974998843113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0417090" calcext:value-type="float">
            <text:p>1.04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59960987185481" calcext:value-type="float">
            <text:p>0.959960987185481</text:p>
          </table:table-cell>
          <table:table-cell office:value-type="string" calcext:value-type="string">
            <text:p><text:s/>spb </text:p>
          </table:table-cell>
          <table:table-cell office:value-type="float" office:value="-0.0177464163295434" calcext:value-type="float">
            <text:p>-0.0177464163295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0908439" calcext:value-type="float">
            <text:p>1.09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16721448412555" calcext:value-type="float">
            <text:p>0.916721448412555</text:p>
          </table:table-cell>
          <table:table-cell office:value-type="string" calcext:value-type="string">
            <text:p><text:s/>spb </text:p>
          </table:table-cell>
          <table:table-cell office:value-type="float" office:value="-0.037762607399509" calcext:value-type="float">
            <text:p>-0.0377626073995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0909074" calcext:value-type="float">
            <text:p>1.09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16668087502202" calcext:value-type="float">
            <text:p>0.916668087502202</text:p>
          </table:table-cell>
          <table:table-cell office:value-type="string" calcext:value-type="string">
            <text:p><text:s/>spb </text:p>
          </table:table-cell>
          <table:table-cell office:value-type="float" office:value="-0.0377878877324311" calcext:value-type="float">
            <text:p>-0.0377878877324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954583" calcext:value-type="float">
            <text:p>9954583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0456242114813" calcext:value-type="float">
            <text:p>1.00456242114813</text:p>
          </table:table-cell>
          <table:table-cell office:value-type="string" calcext:value-type="string">
            <text:p><text:s/>spb </text:p>
          </table:table-cell>
          <table:table-cell office:value-type="float" office:value="0.00197692796124068" calcext:value-type="float">
            <text:p>0.001976927961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0166623" calcext:value-type="float">
            <text:p>1.02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83610782065982" calcext:value-type="float">
            <text:p>0.983610782065982</text:p>
          </table:table-cell>
          <table:table-cell office:value-type="string" calcext:value-type="string">
            <text:p><text:s/>spb </text:p>
          </table:table-cell>
          <table:table-cell office:value-type="float" office:value="-0.00717671929271985" calcext:value-type="float">
            <text:p>-0.00717671929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451797" calcext:value-type="float">
            <text:p>845179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8318033431234" calcext:value-type="float">
            <text:p>1.18318033431234</text:p>
          </table:table-cell>
          <table:table-cell office:value-type="string" calcext:value-type="string">
            <text:p><text:s/>spb </text:p>
          </table:table-cell>
          <table:table-cell office:value-type="float" office:value="0.0730509426228688" calcext:value-type="float">
            <text:p>0.0730509426228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0943234" calcext:value-type="float">
            <text:p>1.09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13806649844095" calcext:value-type="float">
            <text:p>0.913806649844095</text:p>
          </table:table-cell>
          <table:table-cell office:value-type="string" calcext:value-type="string">
            <text:p><text:s/>spb </text:p>
          </table:table-cell>
          <table:table-cell office:value-type="float" office:value="-0.0391456858731262" calcext:value-type="float">
            <text:p>-0.039145685873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600281" calcext:value-type="float">
            <text:p>9600281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4163617710773" calcext:value-type="float">
            <text:p>1.04163617710773</text:p>
          </table:table-cell>
          <table:table-cell office:value-type="string" calcext:value-type="string">
            <text:p><text:s/>spb </text:p>
          </table:table-cell>
          <table:table-cell office:value-type="float" office:value="0.0177160549850783" calcext:value-type="float">
            <text:p>0.0177160549850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office:value-type="float" office:value="10154269" calcext:value-type="float">
            <text:p>1.02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8480747358574" calcext:value-type="float">
            <text:p>0.98480747358574</text:p>
          </table:table-cell>
          <table:table-cell office:value-type="string" calcext:value-type="string">
            <text:p><text:s/>spb </text:p>
          </table:table-cell>
          <table:table-cell office:value-type="float" office:value="-0.00664866425552646" calcext:value-type="float">
            <text:p>-0.0066486642555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office:value-type="float" office:value="10758253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29518946988884" calcext:value-type="float">
            <text:p>0.929518946988884</text:p>
          </table:table-cell>
          <table:table-cell office:value-type="string" calcext:value-type="string">
            <text:p><text:s/>spb </text:p>
          </table:table-cell>
          <table:table-cell office:value-type="float" office:value="-0.0317417532951421" calcext:value-type="float">
            <text:p>-0.031741753295142</text:p>
          </table:table-cell>
          <table:table-cell table:formula="of:=SUM([.N122:.N131])" office:value-type="float" office:value="-0.0852658086088104" calcext:value-type="float">
            <text:p>-0.08526580860881</text:p>
          </table:table-cell>
          <table:table-cell table:formula="of:=SUM([.O10:.O131])" office:value-type="float" office:value="-6.1328714000297" calcext:value-type="float">
            <text:p>-6.1328714000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7537662" calcext:value-type="float">
            <text:p>7537662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32667132062966" calcext:value-type="float">
            <text:p>1.32667132062966</text:p>
          </table:table-cell>
          <table:table-cell office:value-type="string" calcext:value-type="string">
            <text:p><text:s/>spb </text:p>
          </table:table-cell>
          <table:table-cell office:value-type="float" office:value="0.12276334086174" calcext:value-type="float">
            <text:p>0.12276334086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273810" calcext:value-type="float">
            <text:p>8273810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20863302396357" calcext:value-type="float">
            <text:p>1.20863302396357</text:p>
          </table:table-cell>
          <table:table-cell office:value-type="string" calcext:value-type="string">
            <text:p><text:s/>spb </text:p>
          </table:table-cell>
          <table:table-cell office:value-type="float" office:value="0.0822944564764026" calcext:value-type="float">
            <text:p>0.082294456476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545753" calcext:value-type="float">
            <text:p>8545753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7017189708151" calcext:value-type="float">
            <text:p>1.17017189708151</text:p>
          </table:table-cell>
          <table:table-cell office:value-type="string" calcext:value-type="string">
            <text:p><text:s/>spb </text:p>
          </table:table-cell>
          <table:table-cell office:value-type="float" office:value="0.0682496638576067" calcext:value-type="float">
            <text:p>0.0682496638576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754686" calcext:value-type="float">
            <text:p>8754686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4224542148056" calcext:value-type="float">
            <text:p>1.14224542148056</text:p>
          </table:table-cell>
          <table:table-cell office:value-type="string" calcext:value-type="string">
            <text:p><text:s/>spb </text:p>
          </table:table-cell>
          <table:table-cell office:value-type="float" office:value="0.057759425926945" calcext:value-type="float">
            <text:p>0.057759425926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785274" calcext:value-type="float">
            <text:p>8785274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3826842509408" calcext:value-type="float">
            <text:p>1.13826842509408</text:p>
          </table:table-cell>
          <table:table-cell office:value-type="string" calcext:value-type="string">
            <text:p><text:s/>spb </text:p>
          </table:table-cell>
          <table:table-cell office:value-type="float" office:value="0.0562446889401882" calcext:value-type="float">
            <text:p>0.056244688940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902545" calcext:value-type="float">
            <text:p>8902545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2327429965252" calcext:value-type="float">
            <text:p>1.12327429965252</text:p>
          </table:table-cell>
          <table:table-cell office:value-type="string" calcext:value-type="string">
            <text:p><text:s/>spb </text:p>
          </table:table-cell>
          <table:table-cell office:value-type="float" office:value="0.0504858224049255" calcext:value-type="float">
            <text:p>0.050485822404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0022045" calcext:value-type="float">
            <text:p>1.00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97800349130342" calcext:value-type="float">
            <text:p>0.997800349130342</text:p>
          </table:table-cell>
          <table:table-cell office:value-type="string" calcext:value-type="string">
            <text:p><text:s/>spb </text:p>
          </table:table-cell>
          <table:table-cell table:style-name="ce1" office:value-type="float" office:value="-0.000956348437171302" calcext:value-type="float">
            <text:p>-9.56E-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737633" calcext:value-type="float">
            <text:p>8737633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4447471071399" calcext:value-type="float">
            <text:p>1.14447471071399</text:p>
          </table:table-cell>
          <table:table-cell office:value-type="string" calcext:value-type="string">
            <text:p><text:s/>spb </text:p>
          </table:table-cell>
          <table:table-cell office:value-type="float" office:value="0.0586062005765644" calcext:value-type="float">
            <text:p>0.058606200576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010122" calcext:value-type="float">
            <text:p>9010122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0986288531942" calcext:value-type="float">
            <text:p>1.10986288531942</text:p>
          </table:table-cell>
          <table:table-cell office:value-type="string" calcext:value-type="string">
            <text:p><text:s/>spb </text:p>
          </table:table-cell>
          <table:table-cell office:value-type="float" office:value="0.0452693284917383" calcext:value-type="float">
            <text:p>0.0452693284917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016990" calcext:value-type="float">
            <text:p>9016990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0901753245817" calcext:value-type="float">
            <text:p>1.10901753245817</text:p>
          </table:table-cell>
          <table:table-cell office:value-type="string" calcext:value-type="string">
            <text:p><text:s/>spb </text:p>
          </table:table-cell>
          <table:table-cell office:value-type="float" office:value="0.0449384119648954" calcext:value-type="float">
            <text:p>0.044938411964896</text:p>
          </table:table-cell>
          <table:table-cell table:formula="of:=SUM([.N132:.N141])" office:value-type="float" office:value="0.585654991063835" calcext:value-type="float">
            <text:p>0.585654991063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0111740" calcext:value-type="float">
            <text:p>1.01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60730299631913" calcext:value-type="float">
            <text:p>0.760730299631913</text:p>
          </table:table-cell>
          <table:table-cell office:value-type="string" calcext:value-type="string">
            <text:p><text:s/>spb </text:p>
          </table:table-cell>
          <table:table-cell office:value-type="float" office:value="-0.118769285597378" calcext:value-type="float">
            <text:p>-0.118769285597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735388" calcext:value-type="float">
            <text:p>9735388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90138718662266" calcext:value-type="float">
            <text:p>0.790138718662266</text:p>
          </table:table-cell>
          <table:table-cell office:value-type="string" calcext:value-type="string">
            <text:p><text:s/>spb </text:p>
          </table:table-cell>
          <table:table-cell office:value-type="float" office:value="-0.102296656227416" calcext:value-type="float">
            <text:p>-0.102296656227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121029" calcext:value-type="float">
            <text:p>8121029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947208414106143" calcext:value-type="float">
            <text:p>0.947208414106143</text:p>
          </table:table-cell>
          <table:table-cell office:value-type="string" calcext:value-type="string">
            <text:p><text:s/>spb </text:p>
          </table:table-cell>
          <table:table-cell office:value-type="float" office:value="-0.0235544527414701" calcext:value-type="float">
            <text:p>-0.02355445274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811903" calcext:value-type="float">
            <text:p>8811903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872945038092226" calcext:value-type="float">
            <text:p>0.872945038092226</text:p>
          </table:table-cell>
          <table:table-cell office:value-type="string" calcext:value-type="string">
            <text:p><text:s/>spb </text:p>
          </table:table-cell>
          <table:table-cell office:value-type="float" office:value="-0.0590130992551172" calcext:value-type="float">
            <text:p>-0.059013099255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953248" calcext:value-type="float">
            <text:p>8953248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859163847577996" calcext:value-type="float">
            <text:p>0.859163847577996</text:p>
          </table:table-cell>
          <table:table-cell office:value-type="string" calcext:value-type="string">
            <text:p><text:s/>spb </text:p>
          </table:table-cell>
          <table:table-cell office:value-type="float" office:value="-0.0659240057689527" calcext:value-type="float">
            <text:p>-0.0659240057689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895692" calcext:value-type="float">
            <text:p>9895692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77338967300114" calcext:value-type="float">
            <text:p>0.777338967300114</text:p>
          </table:table-cell>
          <table:table-cell office:value-type="string" calcext:value-type="string">
            <text:p><text:s/>spb </text:p>
          </table:table-cell>
          <table:table-cell office:value-type="float" office:value="-0.109389560958822" calcext:value-type="float">
            <text:p>-0.1093895609588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365350" calcext:value-type="float">
            <text:p>8365350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919543952135894" calcext:value-type="float">
            <text:p>0.919543952135894</text:p>
          </table:table-cell>
          <table:table-cell office:value-type="string" calcext:value-type="string">
            <text:p><text:s/>spb </text:p>
          </table:table-cell>
          <table:table-cell office:value-type="float" office:value="-0.0364275076288472" calcext:value-type="float">
            <text:p>-0.0364275076288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7688748" calcext:value-type="float">
            <text:p>7688748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1.00046288420429" calcext:value-type="float">
            <text:p>1.00046288420429</text:p>
          </table:table-cell>
          <table:table-cell office:value-type="string" calcext:value-type="string">
            <text:p><text:s/>spb </text:p>
          </table:table-cell>
          <table:table-cell table:style-name="ce1" office:value-type="float" office:value="0.000200981543682003" calcext:value-type="float">
            <text:p>2.01E-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359781" calcext:value-type="float">
            <text:p>9359781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821846900050332" calcext:value-type="float">
            <text:p>0.821846900050332</text:p>
          </table:table-cell>
          <table:table-cell office:value-type="string" calcext:value-type="string">
            <text:p><text:s/>spb </text:p>
          </table:table-cell>
          <table:table-cell office:value-type="float" office:value="-0.0852090786352693" calcext:value-type="float">
            <text:p>-0.085209078635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896102" calcext:value-type="float">
            <text:p>8896102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864682868968903" calcext:value-type="float">
            <text:p>0.864682868968903</text:p>
          </table:table-cell>
          <table:table-cell office:value-type="string" calcext:value-type="string">
            <text:p><text:s/>spb </text:p>
          </table:table-cell>
          <table:table-cell office:value-type="float" office:value="-0.0631431451483205" calcext:value-type="float">
            <text:p>-0.063143145148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530306" calcext:value-type="float">
            <text:p>8530306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901762140771972" calcext:value-type="float">
            <text:p>0.901762140771972</text:p>
          </table:table-cell>
          <table:table-cell office:value-type="string" calcext:value-type="string">
            <text:p><text:s/>spb </text:p>
          </table:table-cell>
          <table:table-cell office:value-type="float" office:value="-0.0449080018958988" calcext:value-type="float">
            <text:p>-0.044908001895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rocDur </text:p>
          </table:table-cell>
          <table:table-cell office:value-type="float" office:value="10244827" calcext:value-type="float">
            <text:p>1.02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50847915733472" calcext:value-type="float">
            <text:p>0.750847915733472</text:p>
          </table:table-cell>
          <table:table-cell office:value-type="string" calcext:value-type="string">
            <text:p><text:s/>spb </text:p>
          </table:table-cell>
          <table:table-cell office:value-type="float" office:value="-0.12444802044781" calcext:value-type="float">
            <text:p>-0.124448020447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957331" calcext:value-type="float">
            <text:p>8957331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858772216857901" calcext:value-type="float">
            <text:p>0.858772216857901</text:p>
          </table:table-cell>
          <table:table-cell office:value-type="string" calcext:value-type="string">
            <text:p><text:s/>spb </text:p>
          </table:table-cell>
          <table:table-cell office:value-type="float" office:value="-0.0661220143760813" calcext:value-type="float">
            <text:p>-0.066122014376081</text:p>
          </table:table-cell>
          <table:table-cell table:formula="of:=SUM([.N142:.N154])" office:value-type="float" office:value="-0.8990038471377" calcext:value-type="float">
            <text:p>-0.8990038471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222445" calcext:value-type="float">
            <text:p>9222445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74507953151252" calcext:value-type="float">
            <text:p>0.774507953151252</text:p>
          </table:table-cell>
          <table:table-cell office:value-type="string" calcext:value-type="string">
            <text:p><text:s/>spb </text:p>
          </table:table-cell>
          <table:table-cell office:value-type="float" office:value="-0.110974118263757" calcext:value-type="float">
            <text:p>-0.1109741182637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119332" calcext:value-type="float">
            <text:p>9119332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83265375139319" calcext:value-type="float">
            <text:p>0.783265375139319</text:p>
          </table:table-cell>
          <table:table-cell office:value-type="string" calcext:value-type="string">
            <text:p><text:s/>spb </text:p>
          </table:table-cell>
          <table:table-cell office:value-type="float" office:value="-0.10609107136151" calcext:value-type="float">
            <text:p>-0.10609107136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077582" calcext:value-type="float">
            <text:p>8077582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884281583275787" calcext:value-type="float">
            <text:p>0.884281583275787</text:p>
          </table:table-cell>
          <table:table-cell office:value-type="string" calcext:value-type="string">
            <text:p><text:s/>spb </text:p>
          </table:table-cell>
          <table:table-cell office:value-type="float" office:value="-0.0534094198395421" calcext:value-type="float">
            <text:p>-0.0534094198395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974223" calcext:value-type="float">
            <text:p>9974223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16131672612493" calcext:value-type="float">
            <text:p>0.716131672612493</text:p>
          </table:table-cell>
          <table:table-cell office:value-type="string" calcext:value-type="string">
            <text:p><text:s/>spb </text:p>
          </table:table-cell>
          <table:table-cell office:value-type="float" office:value="-0.145007118150905" calcext:value-type="float">
            <text:p>-0.1450071181509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651807" calcext:value-type="float">
            <text:p>96518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40053857272529" calcext:value-type="float">
            <text:p>0.740053857272529</text:p>
          </table:table-cell>
          <table:table-cell office:value-type="string" calcext:value-type="string">
            <text:p><text:s/>spb </text:p>
          </table:table-cell>
          <table:table-cell office:value-type="float" office:value="-0.130736673424225" calcext:value-type="float">
            <text:p>-0.130736673424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699298" calcext:value-type="float">
            <text:p>9699298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36430306605695" calcext:value-type="float">
            <text:p>0.736430306605695</text:p>
          </table:table-cell>
          <table:table-cell office:value-type="string" calcext:value-type="string">
            <text:p><text:s/>spb </text:p>
          </table:table-cell>
          <table:table-cell office:value-type="float" office:value="-0.132868347108837" calcext:value-type="float">
            <text:p>-0.1328683471088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595508" calcext:value-type="float">
            <text:p>9595508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44395919423964" calcext:value-type="float">
            <text:p>0.744395919423964</text:p>
          </table:table-cell>
          <table:table-cell office:value-type="string" calcext:value-type="string">
            <text:p><text:s/>spb </text:p>
          </table:table-cell>
          <table:table-cell office:value-type="float" office:value="-0.128196016219015" calcext:value-type="float">
            <text:p>-0.128196016219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7939993" calcext:value-type="float">
            <text:p>7939993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899604949273885" calcext:value-type="float">
            <text:p>0.899604949273885</text:p>
          </table:table-cell>
          <table:table-cell office:value-type="string" calcext:value-type="string">
            <text:p><text:s/>spb </text:p>
          </table:table-cell>
          <table:table-cell office:value-type="float" office:value="-0.0459481639117891" calcext:value-type="float">
            <text:p>-0.0459481639117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7809711" calcext:value-type="float">
            <text:p>7809711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914612205240373" calcext:value-type="float">
            <text:p>0.914612205240373</text:p>
          </table:table-cell>
          <table:table-cell office:value-type="string" calcext:value-type="string">
            <text:p><text:s/>spb </text:p>
          </table:table-cell>
          <table:table-cell office:value-type="float" office:value="-0.0387630073800294" calcext:value-type="float">
            <text:p>-0.03876300738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285170" calcext:value-type="float">
            <text:p>9285170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69275845245698" calcext:value-type="float">
            <text:p>0.769275845245698</text:p>
          </table:table-cell>
          <table:table-cell office:value-type="string" calcext:value-type="string">
            <text:p><text:s/>spb </text:p>
          </table:table-cell>
          <table:table-cell office:value-type="float" office:value="-0.113917903908538" calcext:value-type="float">
            <text:p>-0.113917903908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ocDur </text:p>
          </table:table-cell>
          <table:table-cell office:value-type="float" office:value="12017962" calcext:value-type="float">
            <text:p>1.20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594348442772577" calcext:value-type="float">
            <text:p>0.594348442772577</text:p>
          </table:table-cell>
          <table:table-cell office:value-type="string" calcext:value-type="string">
            <text:p><text:s/>spb </text:p>
          </table:table-cell>
          <table:table-cell office:value-type="float" office:value="-0.225958870833126" calcext:value-type="float">
            <text:p>-0.225958870833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rocDur </text:p>
          </table:table-cell>
          <table:table-cell office:value-type="float" office:value="11110143" calcext:value-type="float">
            <text:p>1.11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429131470225" calcext:value-type="float">
            <text:p>0.6429131470225</text:p>
          </table:table-cell>
          <table:table-cell office:value-type="string" calcext:value-type="string">
            <text:p><text:s/>spb </text:p>
          </table:table-cell>
          <table:table-cell office:value-type="float" office:value="-0.191847693197996" calcext:value-type="float">
            <text:p>-0.1918476931979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procDur </text:p>
          </table:table-cell>
          <table:table-cell office:value-type="float" office:value="10223937" calcext:value-type="float">
            <text:p>1.02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98640553047226" calcext:value-type="float">
            <text:p>0.698640553047226</text:p>
          </table:table-cell>
          <table:table-cell office:value-type="string" calcext:value-type="string">
            <text:p><text:s/>spb </text:p>
          </table:table-cell>
          <table:table-cell office:value-type="float" office:value="-0.155746209059844" calcext:value-type="float">
            <text:p>-0.155746209059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procDur </text:p>
          </table:table-cell>
          <table:table-cell office:value-type="float" office:value="10657395" calcext:value-type="float">
            <text:p>1.07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7022541624853" calcext:value-type="float">
            <text:p>0.67022541624853</text:p>
          </table:table-cell>
          <table:table-cell office:value-type="string" calcext:value-type="string">
            <text:p><text:s/>spb </text:p>
          </table:table-cell>
          <table:table-cell office:value-type="float" office:value="-0.173779106898851" calcext:value-type="float">
            <text:p>-0.173779106898851</text:p>
          </table:table-cell>
          <table:table-cell table:formula="of:=SUM([.N155:.N168])" office:value-type="float" office:value="-1.75324371955797" calcext:value-type="float">
            <text:p>-1.75324371955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0542431" calcext:value-type="float">
            <text:p>1.05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32365153729723" calcext:value-type="float">
            <text:p>0.632365153729723</text:p>
          </table:table-cell>
          <table:table-cell office:value-type="string" calcext:value-type="string">
            <text:p><text:s/>spb </text:p>
          </table:table-cell>
          <table:table-cell office:value-type="float" office:value="-0.199032069732638" calcext:value-type="float">
            <text:p>-0.1990320697326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2545478" calcext:value-type="float">
            <text:p>1.25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31399919556672" calcext:value-type="float">
            <text:p>0.531399919556672</text:p>
          </table:table-cell>
          <table:table-cell office:value-type="string" calcext:value-type="string">
            <text:p><text:s/>spb </text:p>
          </table:table-cell>
          <table:table-cell office:value-type="float" office:value="-0.274578515669242" calcext:value-type="float">
            <text:p>-0.274578515669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1313998" calcext:value-type="float">
            <text:p>1.13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89240514272673" calcext:value-type="float">
            <text:p>0.589240514272673</text:p>
          </table:table-cell>
          <table:table-cell office:value-type="string" calcext:value-type="string">
            <text:p><text:s/>spb </text:p>
          </table:table-cell>
          <table:table-cell office:value-type="float" office:value="-0.22970740011835" calcext:value-type="float">
            <text:p>-0.22970740011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908013" calcext:value-type="float">
            <text:p>9908013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72856000491723" calcext:value-type="float">
            <text:p>0.672856000491723</text:p>
          </table:table-cell>
          <table:table-cell office:value-type="string" calcext:value-type="string">
            <text:p><text:s/>spb </text:p>
          </table:table-cell>
          <table:table-cell office:value-type="float" office:value="-0.172077870223776" calcext:value-type="float">
            <text:p>-0.172077870223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1201565" calcext:value-type="float">
            <text:p>1.12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95154873448487" calcext:value-type="float">
            <text:p>0.595154873448487</text:p>
          </table:table-cell>
          <table:table-cell office:value-type="string" calcext:value-type="string">
            <text:p><text:s/>spb </text:p>
          </table:table-cell>
          <table:table-cell office:value-type="float" office:value="-0.22537000581448" calcext:value-type="float">
            <text:p>-0.22537000581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1723034" calcext:value-type="float">
            <text:p>1.17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68680940445963" calcext:value-type="float">
            <text:p>0.568680940445963</text:p>
          </table:table-cell>
          <table:table-cell office:value-type="string" calcext:value-type="string">
            <text:p><text:s/>spb </text:p>
          </table:table-cell>
          <table:table-cell office:value-type="float" office:value="-0.245131327045626" calcext:value-type="float">
            <text:p>-0.2451313270456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1308191" calcext:value-type="float">
            <text:p>1.13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89543101986869" calcext:value-type="float">
            <text:p>0.589543101986869</text:p>
          </table:table-cell>
          <table:table-cell office:value-type="string" calcext:value-type="string">
            <text:p><text:s/>spb </text:p>
          </table:table-cell>
          <table:table-cell office:value-type="float" office:value="-0.229484437777101" calcext:value-type="float">
            <text:p>-0.229484437777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1292671" calcext:value-type="float">
            <text:p>1.13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90353336247908" calcext:value-type="float">
            <text:p>0.590353336247908</text:p>
          </table:table-cell>
          <table:table-cell office:value-type="string" calcext:value-type="string">
            <text:p><text:s/>spb </text:p>
          </table:table-cell>
          <table:table-cell office:value-type="float" office:value="-0.228887978100598" calcext:value-type="float">
            <text:p>-0.228887978100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office:value-type="float" office:value="11774866" calcext:value-type="float">
            <text:p>1.18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66177653316819" calcext:value-type="float">
            <text:p>0.566177653316819</text:p>
          </table:table-cell>
          <table:table-cell office:value-type="string" calcext:value-type="string">
            <text:p><text:s/>spb </text:p>
          </table:table-cell>
          <table:table-cell office:value-type="float" office:value="-0.247047275968298" calcext:value-type="float">
            <text:p>-0.247047275968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office:value-type="float" office:value="11507870" calcext:value-type="float">
            <text:p>1.15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79313634929835" calcext:value-type="float">
            <text:p>0.579313634929835</text:p>
          </table:table-cell>
          <table:table-cell office:value-type="string" calcext:value-type="string">
            <text:p><text:s/>spb </text:p>
          </table:table-cell>
          <table:table-cell office:value-type="float" office:value="-0.237086249672699" calcext:value-type="float">
            <text:p>-0.2370862496726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ocDur </text:p>
          </table:table-cell>
          <table:table-cell office:value-type="float" office:value="11279907" calcext:value-type="float">
            <text:p>1.13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91021362144209" calcext:value-type="float">
            <text:p>0.591021362144209</text:p>
          </table:table-cell>
          <table:table-cell office:value-type="string" calcext:value-type="string">
            <text:p><text:s/>spb </text:p>
          </table:table-cell>
          <table:table-cell office:value-type="float" office:value="-0.228396821498296" calcext:value-type="float">
            <text:p>-0.228396821498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508870" calcext:value-type="float">
            <text:p>9508870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701099710060186" calcext:value-type="float">
            <text:p>0.701099710060186</text:p>
          </table:table-cell>
          <table:table-cell office:value-type="string" calcext:value-type="string">
            <text:p><text:s/>spb </text:p>
          </table:table-cell>
          <table:table-cell office:value-type="float" office:value="-0.154220212490575" calcext:value-type="float">
            <text:p>-0.154220212490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procDur </text:p>
          </table:table-cell>
          <table:table-cell office:value-type="float" office:value="12339773" calcext:value-type="float">
            <text:p>1.23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40258398594528" calcext:value-type="float">
            <text:p>0.540258398594528</text:p>
          </table:table-cell>
          <table:table-cell office:value-type="string" calcext:value-type="string">
            <text:p><text:s/>spb </text:p>
          </table:table-cell>
          <table:table-cell office:value-type="float" office:value="-0.267398473061272" calcext:value-type="float">
            <text:p>-0.267398473061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procDur </text:p>
          </table:table-cell>
          <table:table-cell office:value-type="float" office:value="10763753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19362595927276" calcext:value-type="float">
            <text:p>0.619362595927276</text:p>
          </table:table-cell>
          <table:table-cell office:value-type="string" calcext:value-type="string">
            <text:p><text:s/>spb </text:p>
          </table:table-cell>
          <table:table-cell office:value-type="float" office:value="-0.208055025767873" calcext:value-type="float">
            <text:p>-0.20805502576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procDur </text:p>
          </table:table-cell>
          <table:table-cell office:value-type="float" office:value="11916700" calcext:value-type="float">
            <text:p>1.19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5943893863234" calcext:value-type="float">
            <text:p>0.55943893863234</text:p>
          </table:table-cell>
          <table:table-cell office:value-type="string" calcext:value-type="string">
            <text:p><text:s/>spb </text:p>
          </table:table-cell>
          <table:table-cell office:value-type="float" office:value="-0.252247308710609" calcext:value-type="float">
            <text:p>-0.252247308710609</text:p>
          </table:table-cell>
          <table:table-cell table:formula="of:=SUM([.N169:.N183])" office:value-type="float" office:value="-3.39872097165143" calcext:value-type="float">
            <text:p>-3.39872097165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0920844" calcext:value-type="float">
            <text:p>1.09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54057232206595" calcext:value-type="float">
            <text:p>0.654057232206595</text:p>
          </table:table-cell>
          <table:table-cell office:value-type="string" calcext:value-type="string">
            <text:p><text:s/>spb </text:p>
          </table:table-cell>
          <table:table-cell office:value-type="float" office:value="-0.184384247785818" calcext:value-type="float">
            <text:p>-0.1843842477858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0818239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60260602488076" calcext:value-type="float">
            <text:p>0.660260602488076</text:p>
          </table:table-cell>
          <table:table-cell office:value-type="string" calcext:value-type="string">
            <text:p><text:s/>spb </text:p>
          </table:table-cell>
          <table:table-cell office:value-type="float" office:value="-0.180284616148914" calcext:value-type="float">
            <text:p>-0.180284616148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1336199" calcext:value-type="float">
            <text:p>1.13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30092767425836" calcext:value-type="float">
            <text:p>0.630092767425836</text:p>
          </table:table-cell>
          <table:table-cell office:value-type="string" calcext:value-type="string">
            <text:p><text:s/>spb </text:p>
          </table:table-cell>
          <table:table-cell office:value-type="float" office:value="-0.200595505442922" calcext:value-type="float">
            <text:p>-0.2005955054429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2730774" calcext:value-type="float">
            <text:p>1.27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561070128179166" calcext:value-type="float">
            <text:p>0.561070128179166</text:p>
          </table:table-cell>
          <table:table-cell office:value-type="string" calcext:value-type="string">
            <text:p><text:s/>spb </text:p>
          </table:table-cell>
          <table:table-cell office:value-type="float" office:value="-0.25098285286542" calcext:value-type="float">
            <text:p>-0.250982852865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0501005" calcext:value-type="float">
            <text:p>1.05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80206989711937" calcext:value-type="float">
            <text:p>0.680206989711937</text:p>
          </table:table-cell>
          <table:table-cell office:value-type="string" calcext:value-type="string">
            <text:p><text:s/>spb </text:p>
          </table:table-cell>
          <table:table-cell office:value-type="float" office:value="-0.167358909630983" calcext:value-type="float">
            <text:p>-0.1673589096309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1416175" calcext:value-type="float">
            <text:p>1.14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25678653314267" calcext:value-type="float">
            <text:p>0.625678653314267</text:p>
          </table:table-cell>
          <table:table-cell office:value-type="string" calcext:value-type="string">
            <text:p><text:s/>spb </text:p>
          </table:table-cell>
          <table:table-cell office:value-type="float" office:value="-0.203648661877149" calcext:value-type="float">
            <text:p>-0.203648661877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1162621" calcext:value-type="float">
            <text:p>1.12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39890667254581" calcext:value-type="float">
            <text:p>0.639890667254581</text:p>
          </table:table-cell>
          <table:table-cell office:value-type="string" calcext:value-type="string">
            <text:p><text:s/>spb </text:p>
          </table:table-cell>
          <table:table-cell office:value-type="float" office:value="-0.193894223929039" calcext:value-type="float">
            <text:p>-0.193894223929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0796072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61616280439775" calcext:value-type="float">
            <text:p>0.661616280439775</text:p>
          </table:table-cell>
          <table:table-cell office:value-type="string" calcext:value-type="string">
            <text:p><text:s/>spb </text:p>
          </table:table-cell>
          <table:table-cell office:value-type="float" office:value="-0.179393816608224" calcext:value-type="float">
            <text:p>-0.179393816608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office:value-type="float" office:value="12439148" calcext:value-type="float">
            <text:p>1.24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574223974182155" calcext:value-type="float">
            <text:p>0.574223974182155</text:p>
          </table:table-cell>
          <table:table-cell office:value-type="string" calcext:value-type="string">
            <text:p><text:s/>spb </text:p>
          </table:table-cell>
          <table:table-cell office:value-type="float" office:value="-0.240918679415855" calcext:value-type="float">
            <text:p>-0.240918679415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office:value-type="float" office:value="10353510" calcext:value-type="float">
            <text:p>1.04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89897145992036" calcext:value-type="float">
            <text:p>0.689897145992036</text:p>
          </table:table-cell>
          <table:table-cell office:value-type="string" calcext:value-type="string">
            <text:p><text:s/>spb </text:p>
          </table:table-cell>
          <table:table-cell office:value-type="float" office:value="-0.161215651665196" calcext:value-type="float">
            <text:p>-0.1612156516651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ocDur </text:p>
          </table:table-cell>
          <table:table-cell office:value-type="float" office:value="11416771" calcext:value-type="float">
            <text:p>1.14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25645990446861" calcext:value-type="float">
            <text:p>0.625645990446861</text:p>
          </table:table-cell>
          <table:table-cell office:value-type="string" calcext:value-type="string">
            <text:p><text:s/>spb </text:p>
          </table:table-cell>
          <table:table-cell office:value-type="float" office:value="-0.203671334335733" calcext:value-type="float">
            <text:p>-0.203671334335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rocDur </text:p>
          </table:table-cell>
          <table:table-cell office:value-type="float" office:value="12648566" calcext:value-type="float">
            <text:p>1.26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564716743384191" calcext:value-type="float">
            <text:p>0.564716743384191</text:p>
          </table:table-cell>
          <table:table-cell office:value-type="string" calcext:value-type="string">
            <text:p><text:s/>spb </text:p>
          </table:table-cell>
          <table:table-cell office:value-type="float" office:value="-0.248169335600179" calcext:value-type="float">
            <text:p>-0.24816933560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procDur </text:p>
          </table:table-cell>
          <table:table-cell office:value-type="float" office:value="11545253" calcext:value-type="float">
            <text:p>1.15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18683453710369" calcext:value-type="float">
            <text:p>0.618683453710369</text:p>
          </table:table-cell>
          <table:table-cell office:value-type="string" calcext:value-type="string">
            <text:p><text:s/>spb </text:p>
          </table:table-cell>
          <table:table-cell office:value-type="float" office:value="-0.208531498750282" calcext:value-type="float">
            <text:p>-0.208531498750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procDur </text:p>
          </table:table-cell>
          <table:table-cell office:value-type="float" office:value="10596061" calcext:value-type="float">
            <text:p>1.06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74104933899493" calcext:value-type="float">
            <text:p>0.674104933899493</text:p>
          </table:table-cell>
          <table:table-cell office:value-type="string" calcext:value-type="string">
            <text:p><text:s/>spb </text:p>
          </table:table-cell>
          <table:table-cell office:value-type="float" office:value="-0.17127249416742" calcext:value-type="float">
            <text:p>-0.17127249416742</text:p>
          </table:table-cell>
          <table:table-cell table:formula="of:=SUM([.N184:.N197])" office:value-type="float" office:value="-2.79432182822313" calcext:value-type="float">
            <text:p>-2.79432182822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0756056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15160556992266" calcext:value-type="float">
            <text:p>0.715160556992266</text:p>
          </table:table-cell>
          <table:table-cell office:value-type="string" calcext:value-type="string">
            <text:p><text:s/>spb </text:p>
          </table:table-cell>
          <table:table-cell office:value-type="float" office:value="-0.14559644604796" calcext:value-type="float">
            <text:p>-0.145596446047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359618" calcext:value-type="float">
            <text:p>9359618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821861212711886" calcext:value-type="float">
            <text:p>0.821861212711886</text:p>
          </table:table-cell>
          <table:table-cell office:value-type="string" calcext:value-type="string">
            <text:p><text:s/>spb </text:p>
          </table:table-cell>
          <table:table-cell office:value-type="float" office:value="-0.0852015153582055" calcext:value-type="float">
            <text:p>-0.085201515358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0462777" calcext:value-type="float">
            <text:p>1.05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35207010528849" calcext:value-type="float">
            <text:p>0.735207010528849</text:p>
          </table:table-cell>
          <table:table-cell office:value-type="string" calcext:value-type="string">
            <text:p><text:s/>spb </text:p>
          </table:table-cell>
          <table:table-cell office:value-type="float" office:value="-0.133590360409379" calcext:value-type="float">
            <text:p>-0.133590360409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1665426" calcext:value-type="float">
            <text:p>1.17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5941072362038" calcext:value-type="float">
            <text:p>0.65941072362038</text:p>
          </table:table-cell>
          <table:table-cell office:value-type="string" calcext:value-type="string">
            <text:p><text:s/>spb </text:p>
          </table:table-cell>
          <table:table-cell office:value-type="float" office:value="-0.180843994452059" calcext:value-type="float">
            <text:p>-0.1808439944520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0755274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15212555254287" calcext:value-type="float">
            <text:p>0.715212555254287</text:p>
          </table:table-cell>
          <table:table-cell office:value-type="string" calcext:value-type="string">
            <text:p><text:s/>spb </text:p>
          </table:table-cell>
          <table:table-cell office:value-type="float" office:value="-0.145564870289046" calcext:value-type="float">
            <text:p>-0.1455648702890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0315200" calcext:value-type="float">
            <text:p>1.03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45725434310532" calcext:value-type="float">
            <text:p>0.745725434310532</text:p>
          </table:table-cell>
          <table:table-cell office:value-type="string" calcext:value-type="string">
            <text:p><text:s/>spb </text:p>
          </table:table-cell>
          <table:table-cell office:value-type="float" office:value="-0.127421044260372" calcext:value-type="float">
            <text:p>-0.127421044260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2898392" calcext:value-type="float">
            <text:p>1.29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59637720732941" calcext:value-type="float">
            <text:p>0.59637720732941</text:p>
          </table:table-cell>
          <table:table-cell office:value-type="string" calcext:value-type="string">
            <text:p><text:s/>spb </text:p>
          </table:table-cell>
          <table:table-cell office:value-type="float" office:value="-0.224478963006133" calcext:value-type="float">
            <text:p>-0.224478963006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1339291" calcext:value-type="float">
            <text:p>1.13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78376364095427" calcext:value-type="float">
            <text:p>0.678376364095427</text:p>
          </table:table-cell>
          <table:table-cell office:value-type="string" calcext:value-type="string">
            <text:p><text:s/>spb </text:p>
          </table:table-cell>
          <table:table-cell office:value-type="float" office:value="-0.168529292121852" calcext:value-type="float">
            <text:p>-0.1685292921218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167188" calcext:value-type="float">
            <text:p>9167188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839113040989232" calcext:value-type="float">
            <text:p>0.839113040989232</text:p>
          </table:table-cell>
          <table:table-cell office:value-type="string" calcext:value-type="string">
            <text:p><text:s/>spb </text:p>
          </table:table-cell>
          <table:table-cell office:value-type="float" office:value="-0.0761795293132298" calcext:value-type="float">
            <text:p>-0.076179529313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710950" calcext:value-type="float">
            <text:p>9710950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92127134832328" calcext:value-type="float">
            <text:p>0.792127134832328</text:p>
          </table:table-cell>
          <table:table-cell office:value-type="string" calcext:value-type="string">
            <text:p><text:s/>spb </text:p>
          </table:table-cell>
          <table:table-cell office:value-type="float" office:value="-0.101205109414249" calcext:value-type="float">
            <text:p>-0.101205109414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ocDur </text:p>
          </table:table-cell>
          <table:table-cell office:value-type="float" office:value="11125401" calcext:value-type="float">
            <text:p>1.11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91418403705179" calcext:value-type="float">
            <text:p>0.691418403705179</text:p>
          </table:table-cell>
          <table:table-cell office:value-type="string" calcext:value-type="string">
            <text:p><text:s/>spb </text:p>
          </table:table-cell>
          <table:table-cell office:value-type="float" office:value="-0.160259064884394" calcext:value-type="float">
            <text:p>-0.160259064884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rocDur </text:p>
          </table:table-cell>
          <table:table-cell office:value-type="float" office:value="10715014" calcext:value-type="float">
            <text:p>1.07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1789985528717" calcext:value-type="float">
            <text:p>0.71789985528717</text:p>
          </table:table-cell>
          <table:table-cell office:value-type="string" calcext:value-type="string">
            <text:p><text:s/>spb </text:p>
          </table:table-cell>
          <table:table-cell office:value-type="float" office:value="-0.143936134211112" calcext:value-type="float">
            <text:p>-0.143936134211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procDur </text:p>
          </table:table-cell>
          <table:table-cell office:value-type="float" office:value="12408020" calcext:value-type="float">
            <text:p>1.24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19946373393982" calcext:value-type="float">
            <text:p>0.619946373393982</text:p>
          </table:table-cell>
          <table:table-cell office:value-type="string" calcext:value-type="string">
            <text:p><text:s/>spb </text:p>
          </table:table-cell>
          <table:table-cell office:value-type="float" office:value="-0.207645876221669" calcext:value-type="float">
            <text:p>-0.207645876221669</text:p>
          </table:table-cell>
          <table:table-cell table:formula="of:=SUM([.N198:.N210])" office:value-type="float" office:value="-1.90045219998966" calcext:value-type="float">
            <text:p>-1.90045219998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0507777" calcext:value-type="float">
            <text:p>1.05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51676077632786" calcext:value-type="float">
            <text:p>0.951676077632786</text:p>
          </table:table-cell>
          <table:table-cell office:value-type="string" calcext:value-type="string">
            <text:p><text:s/>spb </text:p>
          </table:table-cell>
          <table:table-cell office:value-type="float" office:value="-0.0215108474508117" calcext:value-type="float">
            <text:p>-0.02151084745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027705" calcext:value-type="float">
            <text:p>8027705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24568603355504" calcext:value-type="float">
            <text:p>1.24568603355504</text:p>
          </table:table-cell>
          <table:table-cell office:value-type="string" calcext:value-type="string">
            <text:p><text:s/>spb </text:p>
          </table:table-cell>
          <table:table-cell office:value-type="float" office:value="0.0954085952311558" calcext:value-type="float">
            <text:p>0.095408595231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0435229" calcext:value-type="float">
            <text:p>1.04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58292338385674" calcext:value-type="float">
            <text:p>0.958292338385674</text:p>
          </table:table-cell>
          <table:table-cell office:value-type="string" calcext:value-type="string">
            <text:p><text:s/>spb </text:p>
          </table:table-cell>
          <table:table-cell office:value-type="float" office:value="-0.0185019840526564" calcext:value-type="float">
            <text:p>-0.018501984052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1520308" calcext:value-type="float">
            <text:p>1.15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868032347746258" calcext:value-type="float">
            <text:p>0.868032347746258</text:p>
          </table:table-cell>
          <table:table-cell office:value-type="string" calcext:value-type="string">
            <text:p><text:s/>spb </text:p>
          </table:table-cell>
          <table:table-cell office:value-type="float" office:value="-0.061464090277498" calcext:value-type="float">
            <text:p>-0.061464090277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2723234" calcext:value-type="float">
            <text:p>1.27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78596369445064" calcext:value-type="float">
            <text:p>0.78596369445064</text:p>
          </table:table-cell>
          <table:table-cell office:value-type="string" calcext:value-type="string">
            <text:p><text:s/>spb </text:p>
          </table:table-cell>
          <table:table-cell office:value-type="float" office:value="-0.104597514601697" calcext:value-type="float">
            <text:p>-0.1045975146016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1454085" calcext:value-type="float">
            <text:p>1.15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873050968279003" calcext:value-type="float">
            <text:p>0.873050968279003</text:p>
          </table:table-cell>
          <table:table-cell office:value-type="string" calcext:value-type="string">
            <text:p><text:s/>spb </text:p>
          </table:table-cell>
          <table:table-cell office:value-type="float" office:value="-0.0589604016596214" calcext:value-type="float">
            <text:p>-0.058960401659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0477319" calcext:value-type="float">
            <text:p>1.05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54442639381315" calcext:value-type="float">
            <text:p>0.954442639381315</text:p>
          </table:table-cell>
          <table:table-cell office:value-type="string" calcext:value-type="string">
            <text:p><text:s/>spb </text:p>
          </table:table-cell>
          <table:table-cell office:value-type="float" office:value="-0.0202501669546811" calcext:value-type="float">
            <text:p>-0.0202501669546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0197363" calcext:value-type="float">
            <text:p>1.02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80645682614221" calcext:value-type="float">
            <text:p>0.980645682614221</text:p>
          </table:table-cell>
          <table:table-cell office:value-type="string" calcext:value-type="string">
            <text:p><text:s/>spb </text:p>
          </table:table-cell>
          <table:table-cell office:value-type="float" office:value="-0.00848787934890721" calcext:value-type="float">
            <text:p>-0.008487879348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245229" calcext:value-type="float">
            <text:p>9245229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8163897292322" calcext:value-type="float">
            <text:p>1.08163897292322</text:p>
          </table:table-cell>
          <table:table-cell office:value-type="string" calcext:value-type="string">
            <text:p><text:s/>spb </text:p>
          </table:table-cell>
          <table:table-cell office:value-type="float" office:value="0.0340823271003043" calcext:value-type="float">
            <text:p>0.034082327100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office:value-type="float" office:value="12576850" calcext:value-type="float">
            <text:p>1.26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79511165355395" calcext:value-type="float">
            <text:p>0.79511165355395</text:p>
          </table:table-cell>
          <table:table-cell office:value-type="string" calcext:value-type="string">
            <text:p><text:s/>spb </text:p>
          </table:table-cell>
          <table:table-cell office:value-type="float" office:value="-0.0995718812585419" calcext:value-type="float">
            <text:p>-0.099571881258542</text:p>
          </table:table-cell>
          <table:table-cell table:formula="of:=SUM([.N211:.N220])" office:value-type="float" office:value="-0.263853843272954" calcext:value-type="float">
            <text:p>-0.263853843272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1729046" calcext:value-type="float">
            <text:p>1.17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06573032452938" calcext:value-type="float">
            <text:p>1.06573032452938</text:p>
          </table:table-cell>
          <table:table-cell office:value-type="string" calcext:value-type="string">
            <text:p><text:s/>spb </text:p>
          </table:table-cell>
          <table:table-cell office:value-type="float" office:value="0.0276473234658291" calcext:value-type="float">
            <text:p>0.027647323465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2537007" calcext:value-type="float">
            <text:p>1.25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0.997048179043052" calcext:value-type="float">
            <text:p>0.997048179043052</text:p>
          </table:table-cell>
          <table:table-cell office:value-type="string" calcext:value-type="string">
            <text:p><text:s/>spb </text:p>
          </table:table-cell>
          <table:table-cell office:value-type="float" office:value="-0.00128385534231215" calcext:value-type="float">
            <text:p>-0.001283855342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114067" calcext:value-type="float">
            <text:p>911406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37150626608297" calcext:value-type="float">
            <text:p>1.37150626608297</text:p>
          </table:table-cell>
          <table:table-cell office:value-type="string" calcext:value-type="string">
            <text:p><text:s/>spb </text:p>
          </table:table-cell>
          <table:table-cell office:value-type="float" office:value="0.137197796132338" calcext:value-type="float">
            <text:p>0.137197796132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0302667" calcext:value-type="float">
            <text:p>1.03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2132780764437" calcext:value-type="float">
            <text:p>1.2132780764437</text:p>
          </table:table-cell>
          <table:table-cell office:value-type="string" calcext:value-type="string">
            <text:p><text:s/>spb </text:p>
          </table:table-cell>
          <table:table-cell office:value-type="float" office:value="0.0839603501035282" calcext:value-type="float">
            <text:p>0.0839603501035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0234516" calcext:value-type="float">
            <text:p>1.02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22135721904192" calcext:value-type="float">
            <text:p>1.22135721904192</text:p>
          </table:table-cell>
          <table:table-cell office:value-type="string" calcext:value-type="string">
            <text:p><text:s/>spb </text:p>
          </table:table-cell>
          <table:table-cell office:value-type="float" office:value="0.0868427037232014" calcext:value-type="float">
            <text:p>0.086842703723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611136" calcext:value-type="float">
            <text:p>9611136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30057466671994" calcext:value-type="float">
            <text:p>1.30057466671994</text:p>
          </table:table-cell>
          <table:table-cell office:value-type="string" calcext:value-type="string">
            <text:p><text:s/>spb </text:p>
          </table:table-cell>
          <table:table-cell office:value-type="float" office:value="0.114135290337041" calcext:value-type="float">
            <text:p>0.114135290337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0613892" calcext:value-type="float">
            <text:p>1.06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17770182700182" calcext:value-type="float">
            <text:p>1.17770182700182</text:p>
          </table:table-cell>
          <table:table-cell office:value-type="string" calcext:value-type="string">
            <text:p><text:s/>spb </text:p>
          </table:table-cell>
          <table:table-cell office:value-type="float" office:value="0.0710353487878643" calcext:value-type="float">
            <text:p>0.0710353487878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3022202" calcext:value-type="float">
            <text:p>1.30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0.959899101549799" calcext:value-type="float">
            <text:p>0.959899101549799</text:p>
          </table:table-cell>
          <table:table-cell office:value-type="string" calcext:value-type="string">
            <text:p><text:s/>spb </text:p>
          </table:table-cell>
          <table:table-cell office:value-type="float" office:value="-0.0177744148178213" calcext:value-type="float">
            <text:p>-0.017774414817821</text:p>
          </table:table-cell>
          <table:table-cell table:formula="of:=SUM([.N221:.N228])" office:value-type="float" office:value="0.501760542389669" calcext:value-type="float">
            <text:p>0.5017605423896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1055047" calcext:value-type="float">
            <text:p>1.11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50760697806169" calcext:value-type="float">
            <text:p>1.50760697806169</text:p>
          </table:table-cell>
          <table:table-cell office:value-type="string" calcext:value-type="string">
            <text:p><text:s/>spb </text:p>
          </table:table-cell>
          <table:table-cell office:value-type="float" office:value="0.178288138943841" calcext:value-type="float">
            <text:p>0.178288138943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0757366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54932592234939" calcext:value-type="float">
            <text:p>1.54932592234939</text:p>
          </table:table-cell>
          <table:table-cell office:value-type="string" calcext:value-type="string">
            <text:p><text:s/>spb </text:p>
          </table:table-cell>
          <table:table-cell office:value-type="float" office:value="0.190142787280644" calcext:value-type="float">
            <text:p>0.190142787280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2491696" calcext:value-type="float">
            <text:p>1.25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33421962878379" calcext:value-type="float">
            <text:p>1.33421962878379</text:p>
          </table:table-cell>
          <table:table-cell office:value-type="string" calcext:value-type="string">
            <text:p><text:s/>spb </text:p>
          </table:table-cell>
          <table:table-cell office:value-type="float" office:value="0.125227325620852" calcext:value-type="float">
            <text:p>0.1252273256208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0585984" calcext:value-type="float">
            <text:p>1.06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5744087654015" calcext:value-type="float">
            <text:p>1.5744087654015</text:p>
          </table:table-cell>
          <table:table-cell office:value-type="string" calcext:value-type="string">
            <text:p><text:s/>spb </text:p>
          </table:table-cell>
          <table:table-cell office:value-type="float" office:value="0.197117498995615" calcext:value-type="float">
            <text:p>0.197117498995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2020918" calcext:value-type="float">
            <text:p>1.20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38647198159076" calcext:value-type="float">
            <text:p>1.38647198159076</text:p>
          </table:table-cell>
          <table:table-cell office:value-type="string" calcext:value-type="string">
            <text:p><text:s/>spb </text:p>
          </table:table-cell>
          <table:table-cell office:value-type="float" office:value="0.141911097596913" calcext:value-type="float">
            <text:p>0.141911097596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0704348" calcext:value-type="float">
            <text:p>1.07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55699964164095" calcext:value-type="float">
            <text:p>1.55699964164095</text:p>
          </table:table-cell>
          <table:table-cell office:value-type="string" calcext:value-type="string">
            <text:p><text:s/>spb </text:p>
          </table:table-cell>
          <table:table-cell office:value-type="float" office:value="0.19228851261091" calcext:value-type="float">
            <text:p>0.19228851261091</text:p>
          </table:table-cell>
          <table:table-cell table:formula="of:=SUM([.N229:.N234])" office:value-type="float" office:value="1.02497536104878" calcext:value-type="float">
            <text:p>1.02497536104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0472011" calcext:value-type="float">
            <text:p>1.05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20000000" calcext:value-type="float">
            <text:p>2.00E+07</text:p>
          </table:table-cell>
          <table:table-cell office:value-type="string" calcext:value-type="string">
            <text:p><text:s/>lI </text:p>
          </table:table-cell>
          <table:table-cell office:value-type="float" office:value="1.90985284488338" calcext:value-type="float">
            <text:p>1.90985284488338</text:p>
          </table:table-cell>
          <table:table-cell office:value-type="string" calcext:value-type="string">
            <text:p><text:s/>spb </text:p>
          </table:table-cell>
          <table:table-cell office:value-type="float" office:value="0.280999905929839" calcext:value-type="float">
            <text:p>0.2809999059298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0136992" calcext:value-type="float">
            <text:p>1.01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20000000" calcext:value-type="float">
            <text:p>2.00E+07</text:p>
          </table:table-cell>
          <table:table-cell office:value-type="string" calcext:value-type="string">
            <text:p><text:s/>lI </text:p>
          </table:table-cell>
          <table:table-cell office:value-type="float" office:value="1.97297186384284" calcext:value-type="float">
            <text:p>1.97297186384284</text:p>
          </table:table-cell>
          <table:table-cell office:value-type="string" calcext:value-type="string">
            <text:p><text:s/>spb </text:p>
          </table:table-cell>
          <table:table-cell office:value-type="float" office:value="0.295120891909605" calcext:value-type="float">
            <text:p>0.2951208919096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0079482" calcext:value-type="float">
            <text:p>1.01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20000000" calcext:value-type="float">
            <text:p>2.00E+07</text:p>
          </table:table-cell>
          <table:table-cell office:value-type="string" calcext:value-type="string">
            <text:p><text:s/>lI </text:p>
          </table:table-cell>
          <table:table-cell office:value-type="float" office:value="1.9842289514481" calcext:value-type="float">
            <text:p>1.9842289514481</text:p>
          </table:table-cell>
          <table:table-cell office:value-type="string" calcext:value-type="string">
            <text:p><text:s/>spb </text:p>
          </table:table-cell>
          <table:table-cell office:value-type="float" office:value="0.297591782038816" calcext:value-type="float">
            <text:p>0.297591782038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890939" calcext:value-type="float">
            <text:p>9890939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20000000" calcext:value-type="float">
            <text:p>2.00E+07</text:p>
          </table:table-cell>
          <table:table-cell office:value-type="string" calcext:value-type="string">
            <text:p><text:s/>lI </text:p>
          </table:table-cell>
          <table:table-cell office:value-type="float" office:value="2.02205270905017" calcext:value-type="float">
            <text:p>2.02205270905017</text:p>
          </table:table-cell>
          <table:table-cell office:value-type="string" calcext:value-type="string">
            <text:p><text:s/>spb </text:p>
          </table:table-cell>
          <table:table-cell office:value-type="float" office:value="0.305792472200224" calcext:value-type="float">
            <text:p>0.305792472200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0440407" calcext:value-type="float">
            <text:p>1.04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20000000" calcext:value-type="float">
            <text:p>2.00E+07</text:p>
          </table:table-cell>
          <table:table-cell office:value-type="string" calcext:value-type="string">
            <text:p><text:s/>lI </text:p>
          </table:table-cell>
          <table:table-cell office:value-type="float" office:value="1.91563413188777" calcext:value-type="float">
            <text:p>1.91563413188777</text:p>
          </table:table-cell>
          <table:table-cell office:value-type="string" calcext:value-type="string">
            <text:p><text:s/>spb </text:p>
          </table:table-cell>
          <table:table-cell office:value-type="float" office:value="0.282312566498811" calcext:value-type="float">
            <text:p>0.282312566498811</text:p>
          </table:table-cell>
          <table:table-cell table:formula="of:=SUM([.N235:.N239])" office:value-type="float" office:value="1.46181761857729" calcext:value-type="float">
            <text:p>1.46181761857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0845332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53675940948604" calcext:value-type="float">
            <text:p>1.53675940948604</text:p>
          </table:table-cell>
          <table:table-cell office:value-type="string" calcext:value-type="string">
            <text:p><text:s/>spb </text:p>
          </table:table-cell>
          <table:table-cell office:value-type="float" office:value="0.186605880960197" calcext:value-type="float">
            <text:p>0.1866058809601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1380454" calcext:value-type="float">
            <text:p>1.14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46449921945117" calcext:value-type="float">
            <text:p>1.46449921945117</text:p>
          </table:table-cell>
          <table:table-cell office:value-type="string" calcext:value-type="string">
            <text:p><text:s/>spb </text:p>
          </table:table-cell>
          <table:table-cell office:value-type="float" office:value="0.165689144547397" calcext:value-type="float">
            <text:p>0.165689144547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1855227" calcext:value-type="float">
            <text:p>1.19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40584958854014" calcext:value-type="float">
            <text:p>1.40584958854014</text:p>
          </table:table-cell>
          <table:table-cell office:value-type="string" calcext:value-type="string">
            <text:p><text:s/>spb </text:p>
          </table:table-cell>
          <table:table-cell office:value-type="float" office:value="0.147938858122394" calcext:value-type="float">
            <text:p>0.14793885812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617426" calcext:value-type="float">
            <text:p>9617426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73296534852465" calcext:value-type="float">
            <text:p>1.73296534852465</text:p>
          </table:table-cell>
          <table:table-cell office:value-type="string" calcext:value-type="string">
            <text:p><text:s/>spb </text:p>
          </table:table-cell>
          <table:table-cell office:value-type="float" office:value="0.238789878873761" calcext:value-type="float">
            <text:p>0.2387898788737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561815" calcext:value-type="float">
            <text:p>9561815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74304418146555" calcext:value-type="float">
            <text:p>1.74304418146555</text:p>
          </table:table-cell>
          <table:table-cell office:value-type="string" calcext:value-type="string">
            <text:p><text:s/>spb </text:p>
          </table:table-cell>
          <table:table-cell office:value-type="float" office:value="0.241308395442471" calcext:value-type="float">
            <text:p>0.2413083954424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0066090" calcext:value-type="float">
            <text:p>1.01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6557239206087" calcext:value-type="float">
            <text:p>1.6557239206087</text:p>
          </table:table-cell>
          <table:table-cell office:value-type="string" calcext:value-type="string">
            <text:p><text:s/>spb </text:p>
          </table:table-cell>
          <table:table-cell office:value-type="float" office:value="0.218987923178426" calcext:value-type="float">
            <text:p>0.218987923178426</text:p>
          </table:table-cell>
          <table:table-cell table:formula="of:=SUM([.N240:.N245])" office:value-type="float" office:value="1.19932008112465" calcext:value-type="float">
            <text:p>1.19932008112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1014131" calcext:value-type="float">
            <text:p>1.10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29703505433157" calcext:value-type="float">
            <text:p>1.29703505433157</text:p>
          </table:table-cell>
          <table:table-cell office:value-type="string" calcext:value-type="string">
            <text:p><text:s/>spb </text:p>
          </table:table-cell>
          <table:table-cell office:value-type="float" office:value="0.112951713707087" calcext:value-type="float">
            <text:p>0.112951713707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0571831" calcext:value-type="float">
            <text:p>1.06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3512998836247" calcext:value-type="float">
            <text:p>1.3512998836247</text:p>
          </table:table-cell>
          <table:table-cell office:value-type="string" calcext:value-type="string">
            <text:p><text:s/>spb </text:p>
          </table:table-cell>
          <table:table-cell office:value-type="float" office:value="0.130751739363269" calcext:value-type="float">
            <text:p>0.130751739363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2544332" calcext:value-type="float">
            <text:p>1.25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13881823280825" calcext:value-type="float">
            <text:p>1.13881823280825</text:p>
          </table:table-cell>
          <table:table-cell office:value-type="string" calcext:value-type="string">
            <text:p><text:s/>spb </text:p>
          </table:table-cell>
          <table:table-cell office:value-type="float" office:value="0.0564544117104505" calcext:value-type="float">
            <text:p>0.056454411710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0834371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31855499502463" calcext:value-type="float">
            <text:p>1.31855499502463</text:p>
          </table:table-cell>
          <table:table-cell office:value-type="string" calcext:value-type="string">
            <text:p><text:s/>spb </text:p>
          </table:table-cell>
          <table:table-cell office:value-type="float" office:value="0.120098248302861" calcext:value-type="float">
            <text:p>0.1200982483028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0085517" calcext:value-type="float">
            <text:p>1.01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41645827378011" calcext:value-type="float">
            <text:p>1.41645827378011</text:p>
          </table:table-cell>
          <table:table-cell office:value-type="string" calcext:value-type="string">
            <text:p><text:s/>spb </text:p>
          </table:table-cell>
          <table:table-cell office:value-type="float" office:value="0.151203785539155" calcext:value-type="float">
            <text:p>0.151203785539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473235" calcext:value-type="float">
            <text:p>9473235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50800798248961" calcext:value-type="float">
            <text:p>1.50800798248961</text:p>
          </table:table-cell>
          <table:table-cell office:value-type="string" calcext:value-type="string">
            <text:p><text:s/>spb </text:p>
          </table:table-cell>
          <table:table-cell office:value-type="float" office:value="0.178403640434296" calcext:value-type="float">
            <text:p>0.178403640434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545721" calcext:value-type="float">
            <text:p>9545721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49655683420875" calcext:value-type="float">
            <text:p>1.49655683420875</text:p>
          </table:table-cell>
          <table:table-cell office:value-type="string" calcext:value-type="string">
            <text:p><text:s/>spb </text:p>
          </table:table-cell>
          <table:table-cell office:value-type="float" office:value="0.175093214537088" calcext:value-type="float">
            <text:p>0.175093214537088</text:p>
          </table:table-cell>
          <table:table-cell table:formula="of:=SUM([.N246:.N252])" office:value-type="float" office:value="0.924956753594207" calcext:value-type="float">
            <text:p>0.924956753594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200957" calcext:value-type="float">
            <text:p>920095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8684346639159" calcext:value-type="float">
            <text:p>1.08684346639159</text:p>
          </table:table-cell>
          <table:table-cell office:value-type="string" calcext:value-type="string">
            <text:p><text:s/>spb </text:p>
          </table:table-cell>
          <table:table-cell office:value-type="float" office:value="0.036166998936626" calcext:value-type="float">
            <text:p>0.0361669989366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1878897" calcext:value-type="float">
            <text:p>1.19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841829001463688" calcext:value-type="float">
            <text:p>0.841829001463688</text:p>
          </table:table-cell>
          <table:table-cell office:value-type="string" calcext:value-type="string">
            <text:p><text:s/>spb </text:p>
          </table:table-cell>
          <table:table-cell office:value-type="float" office:value="-0.074776116650851" calcext:value-type="float">
            <text:p>-0.074776116650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0899144" calcext:value-type="float">
            <text:p>1.09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17503246126485" calcext:value-type="float">
            <text:p>0.917503246126485</text:p>
          </table:table-cell>
          <table:table-cell office:value-type="string" calcext:value-type="string">
            <text:p><text:s/>spb </text:p>
          </table:table-cell>
          <table:table-cell office:value-type="float" office:value="-0.0373923905392779" calcext:value-type="float">
            <text:p>-0.037392390539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696988" calcext:value-type="float">
            <text:p>8696988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498233641348" calcext:value-type="float">
            <text:p>1.1498233641348</text:p>
          </table:table-cell>
          <table:table-cell office:value-type="string" calcext:value-type="string">
            <text:p><text:s/>spb </text:p>
          </table:table-cell>
          <table:table-cell office:value-type="float" office:value="0.0606311291592574" calcext:value-type="float">
            <text:p>0.060631129159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651389" calcext:value-type="float">
            <text:p>8651389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5588375462021" calcext:value-type="float">
            <text:p>1.15588375462021</text:p>
          </table:table-cell>
          <table:table-cell office:value-type="string" calcext:value-type="string">
            <text:p><text:s/>spb </text:p>
          </table:table-cell>
          <table:table-cell office:value-type="float" office:value="0.062914159979417" calcext:value-type="float">
            <text:p>0.062914159979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1797004" calcext:value-type="float">
            <text:p>1.18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847672849818479" calcext:value-type="float">
            <text:p>0.847672849818479</text:p>
          </table:table-cell>
          <table:table-cell office:value-type="string" calcext:value-type="string">
            <text:p><text:s/>spb </text:p>
          </table:table-cell>
          <table:table-cell office:value-type="float" office:value="-0.071771726672637" calcext:value-type="float">
            <text:p>-0.0717717266726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535035" calcext:value-type="float">
            <text:p>8535035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7164135823696" calcext:value-type="float">
            <text:p>1.17164135823696</text:p>
          </table:table-cell>
          <table:table-cell office:value-type="string" calcext:value-type="string">
            <text:p><text:s/>spb </text:p>
          </table:table-cell>
          <table:table-cell office:value-type="float" office:value="0.0687946936147777" calcext:value-type="float">
            <text:p>0.068794693614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3627339" calcext:value-type="float">
            <text:p>1.36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733818979626177" calcext:value-type="float">
            <text:p>0.733818979626177</text:p>
          </table:table-cell>
          <table:table-cell office:value-type="string" calcext:value-type="string">
            <text:p><text:s/>spb </text:p>
          </table:table-cell>
          <table:table-cell office:value-type="float" office:value="-0.134411059764154" calcext:value-type="float">
            <text:p>-0.134411059764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office:value-type="float" office:value="10368343" calcext:value-type="float">
            <text:p>1.04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6447426556008" calcext:value-type="float">
            <text:p>0.96447426556008</text:p>
          </table:table-cell>
          <table:table-cell office:value-type="string" calcext:value-type="string">
            <text:p><text:s/>spb </text:p>
          </table:table-cell>
          <table:table-cell office:value-type="float" office:value="-0.0157093558628712" calcext:value-type="float">
            <text:p>-0.0157093558628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357049" calcext:value-type="float">
            <text:p>9357049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6871300983889" calcext:value-type="float">
            <text:p>1.06871300983889</text:p>
          </table:table-cell>
          <table:table-cell office:value-type="string" calcext:value-type="string">
            <text:p><text:s/>spb </text:p>
          </table:table-cell>
          <table:table-cell office:value-type="float" office:value="0.0288610962500407" calcext:value-type="float">
            <text:p>0.028861096250041</text:p>
          </table:table-cell>
          <table:table-cell table:formula="of:=SUM([.N253:.N262])" office:value-type="float" office:value="-0.0766925715496717" calcext:value-type="float">
            <text:p>-0.076692571549672</text:p>
          </table:table-cell>
          <table:table-cell table:formula="of:=SUM([.O141:.O262])" office:value-type="float" office:value="-5.38780363358409" calcext:value-type="float">
            <text:p>-5.38780363358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840687" calcext:value-type="float">
            <text:p>884068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3113381346947" calcext:value-type="float">
            <text:p>1.13113381346947</text:p>
          </table:table-cell>
          <table:table-cell office:value-type="string" calcext:value-type="string">
            <text:p><text:s/>spb </text:p>
          </table:table-cell>
          <table:table-cell office:value-type="float" office:value="0.0535139851321596" calcext:value-type="float">
            <text:p>0.053513985132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357582" calcext:value-type="float">
            <text:p>8357582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9651832312264" calcext:value-type="float">
            <text:p>1.19651832312264</text:p>
          </table:table-cell>
          <table:table-cell office:value-type="string" calcext:value-type="string">
            <text:p><text:s/>spb </text:p>
          </table:table-cell>
          <table:table-cell office:value-type="float" office:value="0.0779193536557873" calcext:value-type="float">
            <text:p>0.077919353655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917479" calcext:value-type="float">
            <text:p>8917479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2139316504138" calcext:value-type="float">
            <text:p>1.12139316504138</text:p>
          </table:table-cell>
          <table:table-cell office:value-type="string" calcext:value-type="string">
            <text:p><text:s/>spb </text:p>
          </table:table-cell>
          <table:table-cell office:value-type="float" office:value="0.0497579047196178" calcext:value-type="float">
            <text:p>0.0497579047196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535987" calcext:value-type="float">
            <text:p>853598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7151068763343" calcext:value-type="float">
            <text:p>1.17151068763343</text:p>
          </table:table-cell>
          <table:table-cell office:value-type="string" calcext:value-type="string">
            <text:p><text:s/>spb </text:p>
          </table:table-cell>
          <table:table-cell office:value-type="float" office:value="0.0687462549978982" calcext:value-type="float">
            <text:p>0.0687462549978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741767" calcext:value-type="float">
            <text:p>974176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2650781937199" calcext:value-type="float">
            <text:p>1.02650781937199</text:p>
          </table:table-cell>
          <table:table-cell office:value-type="string" calcext:value-type="string">
            <text:p><text:s/>spb </text:p>
          </table:table-cell>
          <table:table-cell office:value-type="float" office:value="0.011362261935712" calcext:value-type="float">
            <text:p>0.011362261935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447452" calcext:value-type="float">
            <text:p>8447452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837889105496" calcext:value-type="float">
            <text:p>1.1837889105496</text:p>
          </table:table-cell>
          <table:table-cell office:value-type="string" calcext:value-type="string">
            <text:p><text:s/>spb </text:p>
          </table:table-cell>
          <table:table-cell office:value-type="float" office:value="0.0732742672884147" calcext:value-type="float">
            <text:p>0.0732742672884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041810" calcext:value-type="float">
            <text:p>8041810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24350115210382" calcext:value-type="float">
            <text:p>1.24350115210382</text:p>
          </table:table-cell>
          <table:table-cell office:value-type="string" calcext:value-type="string">
            <text:p><text:s/>spb </text:p>
          </table:table-cell>
          <table:table-cell office:value-type="float" office:value="0.0946461919799787" calcext:value-type="float">
            <text:p>0.094646191979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075255" calcext:value-type="float">
            <text:p>9075255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0189741224902" calcext:value-type="float">
            <text:p>1.10189741224902</text:p>
          </table:table-cell>
          <table:table-cell office:value-type="string" calcext:value-type="string">
            <text:p><text:s/>spb </text:p>
          </table:table-cell>
          <table:table-cell office:value-type="float" office:value="0.0421411631472778" calcext:value-type="float">
            <text:p>0.042141163147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216008" calcext:value-type="float">
            <text:p>8216008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21713610794926" calcext:value-type="float">
            <text:p>1.21713610794926</text:p>
          </table:table-cell>
          <table:table-cell office:value-type="string" calcext:value-type="string">
            <text:p><text:s/>spb </text:p>
          </table:table-cell>
          <table:table-cell office:value-type="float" office:value="0.085339146534176" calcext:value-type="float">
            <text:p>0.085339146534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699376" calcext:value-type="float">
            <text:p>9699376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3099415879949" calcext:value-type="float">
            <text:p>1.03099415879949</text:p>
          </table:table-cell>
          <table:table-cell office:value-type="string" calcext:value-type="string">
            <text:p><text:s/>spb </text:p>
          </table:table-cell>
          <table:table-cell office:value-type="float" office:value="0.0132562047516701" calcext:value-type="float">
            <text:p>0.01325620475167</text:p>
          </table:table-cell>
          <table:table-cell table:formula="of:=SUM([.N263:.N272])" office:value-type="float" office:value="0.569956734142692" calcext:value-type="float">
            <text:p>0.569956734142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7824400" calcext:value-type="float">
            <text:p>7824400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98311781095036" calcext:value-type="float">
            <text:p>0.98311781095036</text:p>
          </table:table-cell>
          <table:table-cell office:value-type="string" calcext:value-type="string">
            <text:p><text:s/>spb </text:p>
          </table:table-cell>
          <table:table-cell office:value-type="float" office:value="-0.00739443579971127" calcext:value-type="float">
            <text:p>-0.007394435799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253183" calcext:value-type="float">
            <text:p>9253183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831314694629945" calcext:value-type="float">
            <text:p>0.831314694629945</text:p>
          </table:table-cell>
          <table:table-cell office:value-type="string" calcext:value-type="string">
            <text:p><text:s/>spb </text:p>
          </table:table-cell>
          <table:table-cell office:value-type="float" office:value="-0.0802345426783116" calcext:value-type="float">
            <text:p>-0.080234542678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0088410" calcext:value-type="float">
            <text:p>1.01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62489530064698" calcext:value-type="float">
            <text:p>0.762489530064698</text:p>
          </table:table-cell>
          <table:table-cell office:value-type="string" calcext:value-type="string">
            <text:p><text:s/>spb </text:p>
          </table:table-cell>
          <table:table-cell office:value-type="float" office:value="-0.117766115346876" calcext:value-type="float">
            <text:p>-0.1177661153468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587445" calcext:value-type="float">
            <text:p>8587445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895762010702834" calcext:value-type="float">
            <text:p>0.895762010702834</text:p>
          </table:table-cell>
          <table:table-cell office:value-type="string" calcext:value-type="string">
            <text:p><text:s/>spb </text:p>
          </table:table-cell>
          <table:table-cell office:value-type="float" office:value="-0.0478073599444426" calcext:value-type="float">
            <text:p>-0.0478073599444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328187" calcext:value-type="float">
            <text:p>932818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824630445337342" calcext:value-type="float">
            <text:p>0.824630445337342</text:p>
          </table:table-cell>
          <table:table-cell office:value-type="string" calcext:value-type="string">
            <text:p><text:s/>spb </text:p>
          </table:table-cell>
          <table:table-cell office:value-type="float" office:value="-0.0837406350962397" calcext:value-type="float">
            <text:p>-0.08374063509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164800" calcext:value-type="float">
            <text:p>9164800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839331682087989" calcext:value-type="float">
            <text:p>0.839331682087989</text:p>
          </table:table-cell>
          <table:table-cell office:value-type="string" calcext:value-type="string">
            <text:p><text:s/>spb </text:p>
          </table:table-cell>
          <table:table-cell office:value-type="float" office:value="-0.0760663833490658" calcext:value-type="float">
            <text:p>-0.0760663833490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0997228" calcext:value-type="float">
            <text:p>1.10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99476904543581" calcext:value-type="float">
            <text:p>0.699476904543581</text:p>
          </table:table-cell>
          <table:table-cell office:value-type="string" calcext:value-type="string">
            <text:p><text:s/>spb </text:p>
          </table:table-cell>
          <table:table-cell office:value-type="float" office:value="-0.155226620550092" calcext:value-type="float">
            <text:p>-0.155226620550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1028387" calcext:value-type="float">
            <text:p>1.10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97500640846209" calcext:value-type="float">
            <text:p>0.697500640846209</text:p>
          </table:table-cell>
          <table:table-cell office:value-type="string" calcext:value-type="string">
            <text:p><text:s/>spb </text:p>
          </table:table-cell>
          <table:table-cell office:value-type="float" office:value="-0.156455389035233" calcext:value-type="float">
            <text:p>-0.156455389035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office:value-type="float" office:value="10614890" calcext:value-type="float">
            <text:p>1.06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2467138142741" calcext:value-type="float">
            <text:p>0.72467138142741</text:p>
          </table:table-cell>
          <table:table-cell office:value-type="string" calcext:value-type="string">
            <text:p><text:s/>spb </text:p>
          </table:table-cell>
          <table:table-cell office:value-type="float" office:value="-0.139858889411089" calcext:value-type="float">
            <text:p>-0.1398588894110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035366" calcext:value-type="float">
            <text:p>8035366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957306362896226" calcext:value-type="float">
            <text:p>0.957306362896226</text:p>
          </table:table-cell>
          <table:table-cell office:value-type="string" calcext:value-type="string">
            <text:p><text:s/>spb </text:p>
          </table:table-cell>
          <table:table-cell office:value-type="float" office:value="-0.0189490544666073" calcext:value-type="float">
            <text:p>-0.0189490544666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ocDur </text:p>
          </table:table-cell>
          <table:table-cell office:value-type="float" office:value="10172969" calcext:value-type="float">
            <text:p>1.02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56151621026271" calcext:value-type="float">
            <text:p>0.756151621026271</text:p>
          </table:table-cell>
          <table:table-cell office:value-type="string" calcext:value-type="string">
            <text:p><text:s/>spb </text:p>
          </table:table-cell>
          <table:table-cell office:value-type="float" office:value="-0.121391112471308" calcext:value-type="float">
            <text:p>-0.121391112471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873314" calcext:value-type="float">
            <text:p>9873314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79100816605245" calcext:value-type="float">
            <text:p>0.779100816605245</text:p>
          </table:table-cell>
          <table:table-cell office:value-type="string" calcext:value-type="string">
            <text:p><text:s/>spb </text:p>
          </table:table-cell>
          <table:table-cell office:value-type="float" office:value="-0.108406340450206" calcext:value-type="float">
            <text:p>-0.108406340450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procDur </text:p>
          </table:table-cell>
          <table:table-cell office:value-type="float" office:value="11953235" calcext:value-type="float">
            <text:p>1.20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43533486959806" calcext:value-type="float">
            <text:p>0.643533486959806</text:p>
          </table:table-cell>
          <table:table-cell office:value-type="string" calcext:value-type="string">
            <text:p><text:s/>spb </text:p>
          </table:table-cell>
          <table:table-cell office:value-type="float" office:value="-0.191428849189327" calcext:value-type="float">
            <text:p>-0.191428849189327</text:p>
          </table:table-cell>
          <table:table-cell table:formula="of:=SUM([.N273:.N285])" office:value-type="float" office:value="-1.30472572778851" calcext:value-type="float">
            <text:p>-1.30472572778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0249247" calcext:value-type="float">
            <text:p>1.02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96915295338282" calcext:value-type="float">
            <text:p>0.696915295338282</text:p>
          </table:table-cell>
          <table:table-cell office:value-type="string" calcext:value-type="string">
            <text:p><text:s/>spb </text:p>
          </table:table-cell>
          <table:table-cell office:value-type="float" office:value="-0.15682000382833" calcext:value-type="float">
            <text:p>-0.156820003828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653201" calcext:value-type="float">
            <text:p>8653201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825458347725888" calcext:value-type="float">
            <text:p>0.825458347725888</text:p>
          </table:table-cell>
          <table:table-cell office:value-type="string" calcext:value-type="string">
            <text:p><text:s/>spb </text:p>
          </table:table-cell>
          <table:table-cell office:value-type="float" office:value="-0.0833048361615612" calcext:value-type="float">
            <text:p>-0.0833048361615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1329985" calcext:value-type="float">
            <text:p>1.13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30438345681834" calcext:value-type="float">
            <text:p>0.630438345681834</text:p>
          </table:table-cell>
          <table:table-cell office:value-type="string" calcext:value-type="string">
            <text:p><text:s/>spb </text:p>
          </table:table-cell>
          <table:table-cell office:value-type="float" office:value="-0.200357379256515" calcext:value-type="float">
            <text:p>-0.2003573792565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0529933" calcext:value-type="float">
            <text:p>1.05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78338314213395" calcext:value-type="float">
            <text:p>0.678338314213395</text:p>
          </table:table-cell>
          <table:table-cell office:value-type="string" calcext:value-type="string">
            <text:p><text:s/>spb </text:p>
          </table:table-cell>
          <table:table-cell office:value-type="float" office:value="-0.168553652223607" calcext:value-type="float">
            <text:p>-0.1685536522236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1964199" calcext:value-type="float">
            <text:p>1.20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597019240485719" calcext:value-type="float">
            <text:p>0.597019240485719</text:p>
          </table:table-cell>
          <table:table-cell office:value-type="string" calcext:value-type="string">
            <text:p><text:s/>spb </text:p>
          </table:table-cell>
          <table:table-cell office:value-type="float" office:value="-0.224011672384654" calcext:value-type="float">
            <text:p>-0.224011672384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2582016" calcext:value-type="float">
            <text:p>1.26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567703697086381" calcext:value-type="float">
            <text:p>0.567703697086381</text:p>
          </table:table-cell>
          <table:table-cell office:value-type="string" calcext:value-type="string">
            <text:p><text:s/>spb </text:p>
          </table:table-cell>
          <table:table-cell office:value-type="float" office:value="-0.245878277486783" calcext:value-type="float">
            <text:p>-0.245878277486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435620" calcext:value-type="float">
            <text:p>9435620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57009820234388" calcext:value-type="float">
            <text:p>0.757009820234388</text:p>
          </table:table-cell>
          <table:table-cell office:value-type="string" calcext:value-type="string">
            <text:p><text:s/>spb </text:p>
          </table:table-cell>
          <table:table-cell office:value-type="float" office:value="-0.120898486621535" calcext:value-type="float">
            <text:p>-0.1208984866215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2072840" calcext:value-type="float">
            <text:p>1.21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591646787334215" calcext:value-type="float">
            <text:p>0.591646787334215</text:p>
          </table:table-cell>
          <table:table-cell office:value-type="string" calcext:value-type="string">
            <text:p><text:s/>spb </text:p>
          </table:table-cell>
          <table:table-cell office:value-type="float" office:value="-0.227937489378288" calcext:value-type="float">
            <text:p>-0.227937489378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office:value-type="float" office:value="11196294" calcext:value-type="float">
            <text:p>1.12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37966187740336" calcext:value-type="float">
            <text:p>0.637966187740336</text:p>
          </table:table-cell>
          <table:table-cell office:value-type="string" calcext:value-type="string">
            <text:p><text:s/>spb </text:p>
          </table:table-cell>
          <table:table-cell office:value-type="float" office:value="-0.195202338311636" calcext:value-type="float">
            <text:p>-0.1952023383116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office:value-type="float" office:value="11237547" calcext:value-type="float">
            <text:p>1.12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35624215854225" calcext:value-type="float">
            <text:p>0.635624215854225</text:p>
          </table:table-cell>
          <table:table-cell office:value-type="string" calcext:value-type="string">
            <text:p><text:s/>spb </text:p>
          </table:table-cell>
          <table:table-cell office:value-type="float" office:value="-0.196799565505677" calcext:value-type="float">
            <text:p>-0.1967995655056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ocDur </text:p>
          </table:table-cell>
          <table:table-cell office:value-type="float" office:value="10382648" calcext:value-type="float">
            <text:p>1.04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87961009561337" calcext:value-type="float">
            <text:p>0.687961009561337</text:p>
          </table:table-cell>
          <table:table-cell office:value-type="string" calcext:value-type="string">
            <text:p><text:s/>spb </text:p>
          </table:table-cell>
          <table:table-cell office:value-type="float" office:value="-0.162436174863617" calcext:value-type="float">
            <text:p>-0.1624361748636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189033" calcext:value-type="float">
            <text:p>9189033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7732412104734" calcext:value-type="float">
            <text:p>0.77732412104734</text:p>
          </table:table-cell>
          <table:table-cell office:value-type="string" calcext:value-type="string">
            <text:p><text:s/>spb </text:p>
          </table:table-cell>
          <table:table-cell office:value-type="float" office:value="-0.109397855547798" calcext:value-type="float">
            <text:p>-0.1093978555477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procDur </text:p>
          </table:table-cell>
          <table:table-cell office:value-type="float" office:value="10210450" calcext:value-type="float">
            <text:p>1.02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99563388489244" calcext:value-type="float">
            <text:p>0.699563388489244</text:p>
          </table:table-cell>
          <table:table-cell office:value-type="string" calcext:value-type="string">
            <text:p><text:s/>spb </text:p>
          </table:table-cell>
          <table:table-cell office:value-type="float" office:value="-0.155172927313937" calcext:value-type="float">
            <text:p>-0.1551729273139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428266" calcext:value-type="float">
            <text:p>9428266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5760028408193" calcext:value-type="float">
            <text:p>0.75760028408193</text:p>
          </table:table-cell>
          <table:table-cell office:value-type="string" calcext:value-type="string">
            <text:p><text:s/>spb </text:p>
          </table:table-cell>
          <table:table-cell office:value-type="float" office:value="-0.120559871154742" calcext:value-type="float">
            <text:p>-0.120559871154742</text:p>
          </table:table-cell>
          <table:table-cell table:formula="of:=SUM([.N286:.N299])" office:value-type="float" office:value="-2.36733053003868" calcext:value-type="float">
            <text:p>-2.36733053003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0580436" calcext:value-type="float">
            <text:p>1.06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30093693681432" calcext:value-type="float">
            <text:p>0.630093693681432</text:p>
          </table:table-cell>
          <table:table-cell office:value-type="string" calcext:value-type="string">
            <text:p><text:s/>spb </text:p>
          </table:table-cell>
          <table:table-cell office:value-type="float" office:value="-0.20059486701725" calcext:value-type="float">
            <text:p>-0.20059486701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200224" calcext:value-type="float">
            <text:p>9200224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724619965774746" calcext:value-type="float">
            <text:p>0.724619965774746</text:p>
          </table:table-cell>
          <table:table-cell office:value-type="string" calcext:value-type="string">
            <text:p><text:s/>spb </text:p>
          </table:table-cell>
          <table:table-cell office:value-type="float" office:value="-0.139889703828476" calcext:value-type="float">
            <text:p>-0.139889703828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1261971" calcext:value-type="float">
            <text:p>1.13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91962632473481" calcext:value-type="float">
            <text:p>0.591962632473481</text:p>
          </table:table-cell>
          <table:table-cell office:value-type="string" calcext:value-type="string">
            <text:p><text:s/>spb </text:p>
          </table:table-cell>
          <table:table-cell office:value-type="float" office:value="-0.227705707166894" calcext:value-type="float">
            <text:p>-0.2277057071668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0810651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16675721008846" calcext:value-type="float">
            <text:p>0.616675721008846</text:p>
          </table:table-cell>
          <table:table-cell office:value-type="string" calcext:value-type="string">
            <text:p><text:s/>spb </text:p>
          </table:table-cell>
          <table:table-cell office:value-type="float" office:value="-0.209943149740468" calcext:value-type="float">
            <text:p>-0.2099431497404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1223111" calcext:value-type="float">
            <text:p>1.12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94012301936602" calcext:value-type="float">
            <text:p>0.594012301936602</text:p>
          </table:table-cell>
          <table:table-cell office:value-type="string" calcext:value-type="string">
            <text:p><text:s/>spb </text:p>
          </table:table-cell>
          <table:table-cell office:value-type="float" office:value="-0.226204560729481" calcext:value-type="float">
            <text:p>-0.226204560729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1570902" calcext:value-type="float">
            <text:p>1.16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7615784836826" calcext:value-type="float">
            <text:p>0.57615784836826</text:p>
          </table:table-cell>
          <table:table-cell office:value-type="string" calcext:value-type="string">
            <text:p><text:s/>spb </text:p>
          </table:table-cell>
          <table:table-cell office:value-type="float" office:value="-0.239458517820083" calcext:value-type="float">
            <text:p>-0.2394585178200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0295183" calcext:value-type="float">
            <text:p>1.03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47551966779027" calcext:value-type="float">
            <text:p>0.647551966779027</text:p>
          </table:table-cell>
          <table:table-cell office:value-type="string" calcext:value-type="string">
            <text:p><text:s/>spb </text:p>
          </table:table-cell>
          <table:table-cell office:value-type="float" office:value="-0.188725373223915" calcext:value-type="float">
            <text:p>-0.1887253732239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0417230" calcext:value-type="float">
            <text:p>1.04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39965326675133" calcext:value-type="float">
            <text:p>0.639965326675133</text:p>
          </table:table-cell>
          <table:table-cell office:value-type="string" calcext:value-type="string">
            <text:p><text:s/>spb </text:p>
          </table:table-cell>
          <table:table-cell office:value-type="float" office:value="-0.193843555456089" calcext:value-type="float">
            <text:p>-0.1938435554560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office:value-type="float" office:value="11342956" calcext:value-type="float">
            <text:p>1.13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87736212676837" calcext:value-type="float">
            <text:p>0.587736212676837</text:p>
          </table:table-cell>
          <table:table-cell office:value-type="string" calcext:value-type="string">
            <text:p><text:s/>spb </text:p>
          </table:table-cell>
          <table:table-cell office:value-type="float" office:value="-0.230817549916508" calcext:value-type="float">
            <text:p>-0.2308175499165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office:value-type="float" office:value="10541594" calcext:value-type="float">
            <text:p>1.05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32415363369145" calcext:value-type="float">
            <text:p>0.632415363369145</text:p>
          </table:table-cell>
          <table:table-cell office:value-type="string" calcext:value-type="string">
            <text:p><text:s/>spb </text:p>
          </table:table-cell>
          <table:table-cell office:value-type="float" office:value="-0.198997588225284" calcext:value-type="float">
            <text:p>-0.198997588225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ocDur </text:p>
          </table:table-cell>
          <table:table-cell office:value-type="float" office:value="11699078" calcext:value-type="float">
            <text:p>1.17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69845418587687" calcext:value-type="float">
            <text:p>0.569845418587687</text:p>
          </table:table-cell>
          <table:table-cell office:value-type="string" calcext:value-type="string">
            <text:p><text:s/>spb </text:p>
          </table:table-cell>
          <table:table-cell office:value-type="float" office:value="-0.244242938992801" calcext:value-type="float">
            <text:p>-0.2442429389928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rocDur </text:p>
          </table:table-cell>
          <table:table-cell office:value-type="float" office:value="11786102" calcext:value-type="float">
            <text:p>1.18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6563790131801" calcext:value-type="float">
            <text:p>0.56563790131801</text:p>
          </table:table-cell>
          <table:table-cell office:value-type="string" calcext:value-type="string">
            <text:p><text:s/>spb </text:p>
          </table:table-cell>
          <table:table-cell office:value-type="float" office:value="-0.247461497758217" calcext:value-type="float">
            <text:p>-0.247461497758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procDur </text:p>
          </table:table-cell>
          <table:table-cell office:value-type="float" office:value="10816987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16314506063472" calcext:value-type="float">
            <text:p>0.616314506063472</text:p>
          </table:table-cell>
          <table:table-cell office:value-type="string" calcext:value-type="string">
            <text:p><text:s/>spb </text:p>
          </table:table-cell>
          <table:table-cell office:value-type="float" office:value="-0.210197610252158" calcext:value-type="float">
            <text:p>-0.210197610252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procDur </text:p>
          </table:table-cell>
          <table:table-cell office:value-type="float" office:value="11255748" calcext:value-type="float">
            <text:p>1.13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92289912673951" calcext:value-type="float">
            <text:p>0.592289912673951</text:p>
          </table:table-cell>
          <table:table-cell office:value-type="string" calcext:value-type="string">
            <text:p><text:s/>spb </text:p>
          </table:table-cell>
          <table:table-cell office:value-type="float" office:value="-0.227465663792191" calcext:value-type="float">
            <text:p>-0.227465663792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procDur </text:p>
          </table:table-cell>
          <table:table-cell office:value-type="float" office:value="11168365" calcext:value-type="float">
            <text:p>1.12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96924079755631" calcext:value-type="float">
            <text:p>0.596924079755631</text:p>
          </table:table-cell>
          <table:table-cell office:value-type="string" calcext:value-type="string">
            <text:p><text:s/>spb </text:p>
          </table:table-cell>
          <table:table-cell office:value-type="float" office:value="-0.224080901433233" calcext:value-type="float">
            <text:p>-0.224080901433233</text:p>
          </table:table-cell>
          <table:table-cell table:formula="of:=SUM([.N300:.N314])" office:value-type="float" office:value="-3.20962918535305" calcext:value-type="float">
            <text:p>-3.20962918535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3309636" calcext:value-type="float">
            <text:p>1.33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536668095205609" calcext:value-type="float">
            <text:p>0.536668095205609</text:p>
          </table:table-cell>
          <table:table-cell office:value-type="string" calcext:value-type="string">
            <text:p><text:s/>spb </text:p>
          </table:table-cell>
          <table:table-cell office:value-type="float" office:value="-0.270294222652246" calcext:value-type="float">
            <text:p>-0.270294222652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0819799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60165406030186" calcext:value-type="float">
            <text:p>0.660165406030186</text:p>
          </table:table-cell>
          <table:table-cell office:value-type="string" calcext:value-type="string">
            <text:p><text:s/>spb </text:p>
          </table:table-cell>
          <table:table-cell office:value-type="float" office:value="-0.180347237297185" calcext:value-type="float">
            <text:p>-0.180347237297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1526539" calcext:value-type="float">
            <text:p>1.15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19687921933895" calcext:value-type="float">
            <text:p>0.619687921933895</text:p>
          </table:table-cell>
          <table:table-cell office:value-type="string" calcext:value-type="string">
            <text:p><text:s/>spb </text:p>
          </table:table-cell>
          <table:table-cell office:value-type="float" office:value="-0.207826968411527" calcext:value-type="float">
            <text:p>-0.2078269684115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431096" calcext:value-type="float">
            <text:p>9431096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57372950079185" calcext:value-type="float">
            <text:p>0.757372950079185</text:p>
          </table:table-cell>
          <table:table-cell office:value-type="string" calcext:value-type="string">
            <text:p><text:s/>spb </text:p>
          </table:table-cell>
          <table:table-cell office:value-type="float" office:value="-0.120690209963977" calcext:value-type="float">
            <text:p>-0.1206902099639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1362472" calcext:value-type="float">
            <text:p>1.14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28635828541536" calcext:value-type="float">
            <text:p>0.628635828541536</text:p>
          </table:table-cell>
          <table:table-cell office:value-type="string" calcext:value-type="string">
            <text:p><text:s/>spb </text:p>
          </table:table-cell>
          <table:table-cell office:value-type="float" office:value="-0.201600870384209" calcext:value-type="float">
            <text:p>-0.201600870384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0510343" calcext:value-type="float">
            <text:p>1.05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79602654261616" calcext:value-type="float">
            <text:p>0.679602654261616</text:p>
          </table:table-cell>
          <table:table-cell office:value-type="string" calcext:value-type="string">
            <text:p><text:s/>spb </text:p>
          </table:table-cell>
          <table:table-cell office:value-type="float" office:value="-0.167744933615643" calcext:value-type="float">
            <text:p>-0.1677449336156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570747" calcext:value-type="float">
            <text:p>957074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46321786585728" calcext:value-type="float">
            <text:p>0.746321786585728</text:p>
          </table:table-cell>
          <table:table-cell office:value-type="string" calcext:value-type="string">
            <text:p><text:s/>spb </text:p>
          </table:table-cell>
          <table:table-cell office:value-type="float" office:value="-0.127073880293237" calcext:value-type="float">
            <text:p>-0.127073880293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2245531" calcext:value-type="float">
            <text:p>1.22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583303165865163" calcext:value-type="float">
            <text:p>0.583303165865163</text:p>
          </table:table-cell>
          <table:table-cell office:value-type="string" calcext:value-type="string">
            <text:p><text:s/>spb </text:p>
          </table:table-cell>
          <table:table-cell office:value-type="float" office:value="-0.234105666439795" calcext:value-type="float">
            <text:p>-0.2341056664397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office:value-type="float" office:value="10894090" calcext:value-type="float">
            <text:p>1.09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55663483595234" calcext:value-type="float">
            <text:p>0.655663483595234</text:p>
          </table:table-cell>
          <table:table-cell office:value-type="string" calcext:value-type="string">
            <text:p><text:s/>spb </text:p>
          </table:table-cell>
          <table:table-cell office:value-type="float" office:value="-0.183319003179148" calcext:value-type="float">
            <text:p>-0.183319003179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549622" calcext:value-type="float">
            <text:p>9549622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47972746984121" calcext:value-type="float">
            <text:p>0.747972746984121</text:p>
          </table:table-cell>
          <table:table-cell office:value-type="string" calcext:value-type="string">
            <text:p><text:s/>spb </text:p>
          </table:table-cell>
          <table:table-cell office:value-type="float" office:value="-0.126114225731839" calcext:value-type="float">
            <text:p>-0.1261142257318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ocDur </text:p>
          </table:table-cell>
          <table:table-cell office:value-type="float" office:value="12340118" calcext:value-type="float">
            <text:p>1.23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578832147310099" calcext:value-type="float">
            <text:p>0.578832147310099</text:p>
          </table:table-cell>
          <table:table-cell office:value-type="string" calcext:value-type="string">
            <text:p><text:s/>spb </text:p>
          </table:table-cell>
          <table:table-cell office:value-type="float" office:value="-0.237447356938486" calcext:value-type="float">
            <text:p>-0.237447356938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rocDur </text:p>
          </table:table-cell>
          <table:table-cell office:value-type="float" office:value="11533923" calcext:value-type="float">
            <text:p>1.15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1929119866675" calcext:value-type="float">
            <text:p>0.61929119866675</text:p>
          </table:table-cell>
          <table:table-cell office:value-type="string" calcext:value-type="string">
            <text:p><text:s/>spb </text:p>
          </table:table-cell>
          <table:table-cell office:value-type="float" office:value="-0.208105092116418" calcext:value-type="float">
            <text:p>-0.208105092116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procDur </text:p>
          </table:table-cell>
          <table:table-cell office:value-type="float" office:value="10664885" calcext:value-type="float">
            <text:p>1.07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69754713717026" calcext:value-type="float">
            <text:p>0.669754713717026</text:p>
          </table:table-cell>
          <table:table-cell office:value-type="string" calcext:value-type="string">
            <text:p><text:s/>spb </text:p>
          </table:table-cell>
          <table:table-cell office:value-type="float" office:value="-0.17408422115523" calcext:value-type="float">
            <text:p>-0.17408422115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procDur </text:p>
          </table:table-cell>
          <table:table-cell office:value-type="float" office:value="10689843" calcext:value-type="float">
            <text:p>1.07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68191010850206" calcext:value-type="float">
            <text:p>0.668191010850206</text:p>
          </table:table-cell>
          <table:table-cell office:value-type="string" calcext:value-type="string">
            <text:p><text:s/>spb </text:p>
          </table:table-cell>
          <table:table-cell office:value-type="float" office:value="-0.175099371206735" calcext:value-type="float">
            <text:p>-0.175099371206735</text:p>
          </table:table-cell>
          <table:table-cell table:formula="of:=SUM([.N315:.N328])" office:value-type="float" office:value="-2.61385325938568" calcext:value-type="float">
            <text:p>-2.61385325938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2077496" calcext:value-type="float">
            <text:p>1.21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36912403034536" calcext:value-type="float">
            <text:p>0.636912403034536</text:p>
          </table:table-cell>
          <table:table-cell office:value-type="string" calcext:value-type="string">
            <text:p><text:s/>spb </text:p>
          </table:table-cell>
          <table:table-cell office:value-type="float" office:value="-0.195920293715988" calcext:value-type="float">
            <text:p>-0.1959202937159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685781" calcext:value-type="float">
            <text:p>9685781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9418551792571" calcext:value-type="float">
            <text:p>0.79418551792571</text:p>
          </table:table-cell>
          <table:table-cell office:value-type="string" calcext:value-type="string">
            <text:p><text:s/>spb </text:p>
          </table:table-cell>
          <table:table-cell office:value-type="float" office:value="-0.100078036615242" calcext:value-type="float">
            <text:p>-0.100078036615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1212362" calcext:value-type="float">
            <text:p>1.12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86055890810518" calcext:value-type="float">
            <text:p>0.686055890810518</text:p>
          </table:table-cell>
          <table:table-cell office:value-type="string" calcext:value-type="string">
            <text:p><text:s/>spb </text:p>
          </table:table-cell>
          <table:table-cell office:value-type="float" office:value="-0.163640502249743" calcext:value-type="float">
            <text:p>-0.163640502249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688048" calcext:value-type="float">
            <text:p>9688048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93999678779461" calcext:value-type="float">
            <text:p>0.793999678779461</text:p>
          </table:table-cell>
          <table:table-cell office:value-type="string" calcext:value-type="string">
            <text:p><text:s/>spb </text:p>
          </table:table-cell>
          <table:table-cell office:value-type="float" office:value="-0.10017967327106" calcext:value-type="float">
            <text:p>-0.10017967327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1339708" calcext:value-type="float">
            <text:p>1.13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78351417867197" calcext:value-type="float">
            <text:p>0.678351417867197</text:p>
          </table:table-cell>
          <table:table-cell office:value-type="string" calcext:value-type="string">
            <text:p><text:s/>spb </text:p>
          </table:table-cell>
          <table:table-cell office:value-type="float" office:value="-0.168545262914829" calcext:value-type="float">
            <text:p>-0.168545262914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000620" calcext:value-type="float">
            <text:p>8000620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96146386155073" calcext:value-type="float">
            <text:p>0.96146386155073</text:p>
          </table:table-cell>
          <table:table-cell office:value-type="string" calcext:value-type="string">
            <text:p><text:s/>spb </text:p>
          </table:table-cell>
          <table:table-cell office:value-type="float" office:value="-0.0170670349034598" calcext:value-type="float">
            <text:p>-0.01706703490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764246" calcext:value-type="float">
            <text:p>9764246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87803482214602" calcext:value-type="float">
            <text:p>0.787803482214602</text:p>
          </table:table-cell>
          <table:table-cell office:value-type="string" calcext:value-type="string">
            <text:p><text:s/>spb </text:p>
          </table:table-cell>
          <table:table-cell office:value-type="float" office:value="-0.103582103873102" calcext:value-type="float">
            <text:p>-0.103582103873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2991423" calcext:value-type="float">
            <text:p>1.30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592106576777617" calcext:value-type="float">
            <text:p>0.592106576777617</text:p>
          </table:table-cell>
          <table:table-cell office:value-type="string" calcext:value-type="string">
            <text:p><text:s/>spb </text:p>
          </table:table-cell>
          <table:table-cell office:value-type="float" office:value="-0.227600114999126" calcext:value-type="float">
            <text:p>-0.227600114999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office:value-type="float" office:value="10766890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14440938841207" calcext:value-type="float">
            <text:p>0.714440938841207</text:p>
          </table:table-cell>
          <table:table-cell office:value-type="string" calcext:value-type="string">
            <text:p><text:s/>spb </text:p>
          </table:table-cell>
          <table:table-cell office:value-type="float" office:value="-0.146033667496579" calcext:value-type="float">
            <text:p>-0.146033667496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office:value-type="float" office:value="11325433" calcext:value-type="float">
            <text:p>1.13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79206437405086" calcext:value-type="float">
            <text:p>0.679206437405086</text:p>
          </table:table-cell>
          <table:table-cell office:value-type="string" calcext:value-type="string">
            <text:p><text:s/>spb </text:p>
          </table:table-cell>
          <table:table-cell office:value-type="float" office:value="-0.167998206574089" calcext:value-type="float">
            <text:p>-0.1679982065740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ocDur </text:p>
          </table:table-cell>
          <table:table-cell office:value-type="float" office:value="10758237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15015573648359" calcext:value-type="float">
            <text:p>0.715015573648359</text:p>
          </table:table-cell>
          <table:table-cell office:value-type="string" calcext:value-type="string">
            <text:p><text:s/>spb </text:p>
          </table:table-cell>
          <table:table-cell office:value-type="float" office:value="-0.145684498792085" calcext:value-type="float">
            <text:p>-0.14568449879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618942" calcext:value-type="float">
            <text:p>9618942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99704063087188" calcext:value-type="float">
            <text:p>0.799704063087188</text:p>
          </table:table-cell>
          <table:table-cell office:value-type="string" calcext:value-type="string">
            <text:p><text:s/>spb </text:p>
          </table:table-cell>
          <table:table-cell office:value-type="float" office:value="-0.0970706974404557" calcext:value-type="float">
            <text:p>-0.097070697440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procDur </text:p>
          </table:table-cell>
          <table:table-cell office:value-type="float" office:value="11864297" calcext:value-type="float">
            <text:p>1.19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4835758916015" calcext:value-type="float">
            <text:p>0.64835758916015</text:p>
          </table:table-cell>
          <table:table-cell office:value-type="string" calcext:value-type="string">
            <text:p><text:s/>spb </text:p>
          </table:table-cell>
          <table:table-cell office:value-type="float" office:value="-0.188185401282064" calcext:value-type="float">
            <text:p>-0.188185401282064</text:p>
          </table:table-cell>
          <table:table-cell table:formula="of:=SUM([.N329:.N341])" office:value-type="float" office:value="-1.82158549412782" calcext:value-type="float">
            <text:p>-1.82158549412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2321357" calcext:value-type="float">
            <text:p>1.23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811598917229652" calcext:value-type="float">
            <text:p>0.811598917229652</text:p>
          </table:table-cell>
          <table:table-cell office:value-type="string" calcext:value-type="string">
            <text:p><text:s/>spb </text:p>
          </table:table-cell>
          <table:table-cell office:value-type="float" office:value="-0.0906585410392594" calcext:value-type="float">
            <text:p>-0.090658541039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2198699" calcext:value-type="float">
            <text:p>1.22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819759549768381" calcext:value-type="float">
            <text:p>0.819759549768381</text:p>
          </table:table-cell>
          <table:table-cell office:value-type="string" calcext:value-type="string">
            <text:p><text:s/>spb </text:p>
          </table:table-cell>
          <table:table-cell office:value-type="float" office:value="-0.0863135153264183" calcext:value-type="float">
            <text:p>-0.086313515326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1001891" calcext:value-type="float">
            <text:p>1.10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08934654960679" calcext:value-type="float">
            <text:p>0.908934654960679</text:p>
          </table:table-cell>
          <table:table-cell office:value-type="string" calcext:value-type="string">
            <text:p><text:s/>spb </text:p>
          </table:table-cell>
          <table:table-cell office:value-type="float" office:value="-0.0414673379112362" calcext:value-type="float">
            <text:p>-0.041467337911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7997534" calcext:value-type="float">
            <text:p>7997534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2503854313092" calcext:value-type="float">
            <text:p>1.2503854313092</text:p>
          </table:table-cell>
          <table:table-cell office:value-type="string" calcext:value-type="string">
            <text:p><text:s/>spb </text:p>
          </table:table-cell>
          <table:table-cell office:value-type="float" office:value="0.0970439049192543" calcext:value-type="float">
            <text:p>0.097043904919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0992787" calcext:value-type="float">
            <text:p>1.10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09687415939197" calcext:value-type="float">
            <text:p>0.909687415939197</text:p>
          </table:table-cell>
          <table:table-cell office:value-type="string" calcext:value-type="string">
            <text:p><text:s/>spb </text:p>
          </table:table-cell>
          <table:table-cell office:value-type="float" office:value="-0.0411078130126178" calcext:value-type="float">
            <text:p>-0.0411078130126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554258" calcext:value-type="float">
            <text:p>9554258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4665375375042" calcext:value-type="float">
            <text:p>1.04665375375042</text:p>
          </table:table-cell>
          <table:table-cell office:value-type="string" calcext:value-type="string">
            <text:p><text:s/>spb </text:p>
          </table:table-cell>
          <table:table-cell office:value-type="float" office:value="0.0198030353508161" calcext:value-type="float">
            <text:p>0.019803035350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1246303" calcext:value-type="float">
            <text:p>1.12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889181093555811" calcext:value-type="float">
            <text:p>0.889181093555811</text:p>
          </table:table-cell>
          <table:table-cell office:value-type="string" calcext:value-type="string">
            <text:p><text:s/>spb </text:p>
          </table:table-cell>
          <table:table-cell office:value-type="float" office:value="-0.0510097801742131" calcext:value-type="float">
            <text:p>-0.051009780174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2442015" calcext:value-type="float">
            <text:p>1.24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8037283350004" calcext:value-type="float">
            <text:p>0.8037283350004</text:p>
          </table:table-cell>
          <table:table-cell office:value-type="string" calcext:value-type="string">
            <text:p><text:s/>spb </text:p>
          </table:table-cell>
          <table:table-cell office:value-type="float" office:value="-0.0948907205891377" calcext:value-type="float">
            <text:p>-0.094890720589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office:value-type="float" office:value="10164598" calcext:value-type="float">
            <text:p>1.02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83806737856234" calcext:value-type="float">
            <text:p>0.983806737856234</text:p>
          </table:table-cell>
          <table:table-cell office:value-type="string" calcext:value-type="string">
            <text:p><text:s/>spb </text:p>
          </table:table-cell>
          <table:table-cell office:value-type="float" office:value="-0.00709020738782615" calcext:value-type="float">
            <text:p>-0.0070902073878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483800" calcext:value-type="float">
            <text:p>8483800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7871708432542" calcext:value-type="float">
            <text:p>1.17871708432542</text:p>
          </table:table-cell>
          <table:table-cell office:value-type="string" calcext:value-type="string">
            <text:p><text:s/>spb </text:p>
          </table:table-cell>
          <table:table-cell office:value-type="float" office:value="0.0714095782413071" calcext:value-type="float">
            <text:p>0.071409578241307</text:p>
          </table:table-cell>
          <table:table-cell table:formula="of:=SUM([.N342:.N351])" office:value-type="float" office:value="-0.224281396929331" calcext:value-type="float">
            <text:p>-0.224281396929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0019536" calcext:value-type="float">
            <text:p>1.00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24756276138935" calcext:value-type="float">
            <text:p>1.24756276138935</text:p>
          </table:table-cell>
          <table:table-cell office:value-type="string" calcext:value-type="string">
            <text:p><text:s/>spb </text:p>
          </table:table-cell>
          <table:table-cell office:value-type="float" office:value="0.0960624029843653" calcext:value-type="float">
            <text:p>0.096062402984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0027102" calcext:value-type="float">
            <text:p>1.00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24662140666366" calcext:value-type="float">
            <text:p>1.24662140666366</text:p>
          </table:table-cell>
          <table:table-cell office:value-type="string" calcext:value-type="string">
            <text:p><text:s/>spb </text:p>
          </table:table-cell>
          <table:table-cell office:value-type="float" office:value="0.0957345802136743" calcext:value-type="float">
            <text:p>0.095734580213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1998218" calcext:value-type="float">
            <text:p>1.20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04182137714117" calcext:value-type="float">
            <text:p>1.04182137714117</text:p>
          </table:table-cell>
          <table:table-cell office:value-type="string" calcext:value-type="string">
            <text:p><text:s/>spb </text:p>
          </table:table-cell>
          <table:table-cell office:value-type="float" office:value="0.0177932644800536" calcext:value-type="float">
            <text:p>0.017793264480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0415350" calcext:value-type="float">
            <text:p>1.04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20015169917478" calcext:value-type="float">
            <text:p>1.20015169917478</text:p>
          </table:table-cell>
          <table:table-cell office:value-type="string" calcext:value-type="string">
            <text:p><text:s/>spb </text:p>
          </table:table-cell>
          <table:table-cell office:value-type="float" office:value="0.0792361443397825" calcext:value-type="float">
            <text:p>0.079236144339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1380857" calcext:value-type="float">
            <text:p>1.14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09833556471187" calcext:value-type="float">
            <text:p>1.09833556471187</text:p>
          </table:table-cell>
          <table:table-cell office:value-type="string" calcext:value-type="string">
            <text:p><text:s/>spb </text:p>
          </table:table-cell>
          <table:table-cell office:value-type="float" office:value="0.0407350465239319" calcext:value-type="float">
            <text:p>0.0407350465239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0823371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15490820743371" calcext:value-type="float">
            <text:p>1.15490820743371</text:p>
          </table:table-cell>
          <table:table-cell office:value-type="string" calcext:value-type="string">
            <text:p><text:s/>spb </text:p>
          </table:table-cell>
          <table:table-cell office:value-type="float" office:value="0.0625474677006992" calcext:value-type="float">
            <text:p>0.0625474677006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1180170" calcext:value-type="float">
            <text:p>1.12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11805097775794" calcext:value-type="float">
            <text:p>1.11805097775794</text:p>
          </table:table-cell>
          <table:table-cell office:value-type="string" calcext:value-type="string">
            <text:p><text:s/>spb </text:p>
          </table:table-cell>
          <table:table-cell office:value-type="float" office:value="0.0484616057456117" calcext:value-type="float">
            <text:p>0.048461605745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1835643" calcext:value-type="float">
            <text:p>1.18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05613188907438" calcext:value-type="float">
            <text:p>1.05613188907438</text:p>
          </table:table-cell>
          <table:table-cell office:value-type="string" calcext:value-type="string">
            <text:p><text:s/>spb </text:p>
          </table:table-cell>
          <table:table-cell office:value-type="float" office:value="0.0237181560014066" calcext:value-type="float">
            <text:p>0.023718156001407</text:p>
          </table:table-cell>
          <table:table-cell table:formula="of:=SUM([.N352:.N359])" office:value-type="float" office:value="0.464288667989525" calcext:value-type="float">
            <text:p>0.464288667989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796784" calcext:value-type="float">
            <text:p>9796784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70123848805894" calcext:value-type="float">
            <text:p>1.70123848805894</text:p>
          </table:table-cell>
          <table:table-cell office:value-type="string" calcext:value-type="string">
            <text:p><text:s/>spb </text:p>
          </table:table-cell>
          <table:table-cell office:value-type="float" office:value="0.230765199437316" calcext:value-type="float">
            <text:p>0.230765199437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455891" calcext:value-type="float">
            <text:p>8455891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97101239833863" calcext:value-type="float">
            <text:p>1.97101239833863</text:p>
          </table:table-cell>
          <table:table-cell office:value-type="string" calcext:value-type="string">
            <text:p><text:s/>spb </text:p>
          </table:table-cell>
          <table:table-cell office:value-type="float" office:value="0.294689356148096" calcext:value-type="float">
            <text:p>0.294689356148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0539674" calcext:value-type="float">
            <text:p>1.05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58132651920733" calcext:value-type="float">
            <text:p>1.58132651920733</text:p>
          </table:table-cell>
          <table:table-cell office:value-type="string" calcext:value-type="string">
            <text:p><text:s/>spb </text:p>
          </table:table-cell>
          <table:table-cell office:value-type="float" office:value="0.199021554213463" calcext:value-type="float">
            <text:p>0.199021554213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578403" calcext:value-type="float">
            <text:p>9578403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74002555540835" calcext:value-type="float">
            <text:p>1.74002555540835</text:p>
          </table:table-cell>
          <table:table-cell office:value-type="string" calcext:value-type="string">
            <text:p><text:s/>spb </text:p>
          </table:table-cell>
          <table:table-cell office:value-type="float" office:value="0.240555626725891" calcext:value-type="float">
            <text:p>0.240555626725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316220" calcext:value-type="float">
            <text:p>9316220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78899446341971" calcext:value-type="float">
            <text:p>1.78899446341971</text:p>
          </table:table-cell>
          <table:table-cell office:value-type="string" calcext:value-type="string">
            <text:p><text:s/>spb </text:p>
          </table:table-cell>
          <table:table-cell office:value-type="float" office:value="0.252608996514836" calcext:value-type="float">
            <text:p>0.2526089965148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1004207" calcext:value-type="float">
            <text:p>1.10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51457219952333" calcext:value-type="float">
            <text:p>1.51457219952333</text:p>
          </table:table-cell>
          <table:table-cell office:value-type="string" calcext:value-type="string">
            <text:p><text:s/>spb </text:p>
          </table:table-cell>
          <table:table-cell office:value-type="float" office:value="0.180289980942034" calcext:value-type="float">
            <text:p>0.180289980942034</text:p>
          </table:table-cell>
          <table:table-cell table:formula="of:=SUM([.N360:.N365])" office:value-type="float" office:value="1.39793071398164" calcext:value-type="float">
            <text:p>1.39793071398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0081201" calcext:value-type="float">
            <text:p>1.01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20000000" calcext:value-type="float">
            <text:p>2.00E+07</text:p>
          </table:table-cell>
          <table:table-cell office:value-type="string" calcext:value-type="string">
            <text:p><text:s/>lI </text:p>
          </table:table-cell>
          <table:table-cell office:value-type="float" office:value="1.98389060985889" calcext:value-type="float">
            <text:p>1.98389060985889</text:p>
          </table:table-cell>
          <table:table-cell office:value-type="string" calcext:value-type="string">
            <text:p><text:s/>spb </text:p>
          </table:table-cell>
          <table:table-cell office:value-type="float" office:value="0.297517721828039" calcext:value-type="float">
            <text:p>0.297517721828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993640" calcext:value-type="float">
            <text:p>8993640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20000000" calcext:value-type="float">
            <text:p>2.00E+07</text:p>
          </table:table-cell>
          <table:table-cell office:value-type="string" calcext:value-type="string">
            <text:p><text:s/>lI </text:p>
          </table:table-cell>
          <table:table-cell office:value-type="float" office:value="2.22379370310575" calcext:value-type="float">
            <text:p>2.22379370310575</text:p>
          </table:table-cell>
          <table:table-cell office:value-type="string" calcext:value-type="string">
            <text:p><text:s/>spb </text:p>
          </table:table-cell>
          <table:table-cell office:value-type="float" office:value="0.347094496148155" calcext:value-type="float">
            <text:p>0.347094496148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1658089" calcext:value-type="float">
            <text:p>1.17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20000000" calcext:value-type="float">
            <text:p>2.00E+07</text:p>
          </table:table-cell>
          <table:table-cell office:value-type="string" calcext:value-type="string">
            <text:p><text:s/>lI </text:p>
          </table:table-cell>
          <table:table-cell office:value-type="float" office:value="1.71554703348036" calcext:value-type="float">
            <text:p>1.71554703348036</text:p>
          </table:table-cell>
          <table:table-cell office:value-type="string" calcext:value-type="string">
            <text:p><text:s/>spb </text:p>
          </table:table-cell>
          <table:table-cell office:value-type="float" office:value="0.234402629183785" calcext:value-type="float">
            <text:p>0.2344026291837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2052811" calcext:value-type="float">
            <text:p>1.21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20000000" calcext:value-type="float">
            <text:p>2.00E+07</text:p>
          </table:table-cell>
          <table:table-cell office:value-type="string" calcext:value-type="string">
            <text:p><text:s/>lI </text:p>
          </table:table-cell>
          <table:table-cell office:value-type="float" office:value="1.65936394422845" calcext:value-type="float">
            <text:p>1.65936394422845</text:p>
          </table:table-cell>
          <table:table-cell office:value-type="string" calcext:value-type="string">
            <text:p><text:s/>spb </text:p>
          </table:table-cell>
          <table:table-cell office:value-type="float" office:value="0.219941649216358" calcext:value-type="float">
            <text:p>0.219941649216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0233115" calcext:value-type="float">
            <text:p>1.02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20000000" calcext:value-type="float">
            <text:p>2.00E+07</text:p>
          </table:table-cell>
          <table:table-cell office:value-type="string" calcext:value-type="string">
            <text:p><text:s/>lI </text:p>
          </table:table-cell>
          <table:table-cell office:value-type="float" office:value="1.95443909308163" calcext:value-type="float">
            <text:p>1.95443909308163</text:p>
          </table:table-cell>
          <table:table-cell office:value-type="string" calcext:value-type="string">
            <text:p><text:s/>spb </text:p>
          </table:table-cell>
          <table:table-cell office:value-type="float" office:value="0.291022140897345" calcext:value-type="float">
            <text:p>0.291022140897345</text:p>
          </table:table-cell>
          <table:table-cell table:formula="of:=SUM([.N366:.N370])" office:value-type="float" office:value="1.38997863727368" calcext:value-type="float">
            <text:p>1.38997863727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0291581" calcext:value-type="float">
            <text:p>1.03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61944661369327" calcext:value-type="float">
            <text:p>1.61944661369327</text:p>
          </table:table-cell>
          <table:table-cell office:value-type="string" calcext:value-type="string">
            <text:p><text:s/>spb </text:p>
          </table:table-cell>
          <table:table-cell office:value-type="float" office:value="0.209366635729598" calcext:value-type="float">
            <text:p>0.209366635729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0438097" calcext:value-type="float">
            <text:p>1.04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59671499508004" calcext:value-type="float">
            <text:p>1.59671499508004</text:p>
          </table:table-cell>
          <table:table-cell office:value-type="string" calcext:value-type="string">
            <text:p><text:s/>spb </text:p>
          </table:table-cell>
          <table:table-cell office:value-type="float" office:value="0.203227403859164" calcext:value-type="float">
            <text:p>0.203227403859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0055906" calcext:value-type="float">
            <text:p>1.01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6574007354484" calcext:value-type="float">
            <text:p>1.6574007354484</text:p>
          </table:table-cell>
          <table:table-cell office:value-type="string" calcext:value-type="string">
            <text:p><text:s/>spb </text:p>
          </table:table-cell>
          <table:table-cell office:value-type="float" office:value="0.219427527219828" calcext:value-type="float">
            <text:p>0.2194275272198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0199549" calcext:value-type="float">
            <text:p>1.02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63405911379023" calcext:value-type="float">
            <text:p>1.63405911379023</text:p>
          </table:table-cell>
          <table:table-cell office:value-type="string" calcext:value-type="string">
            <text:p><text:s/>spb </text:p>
          </table:table-cell>
          <table:table-cell office:value-type="float" office:value="0.213267763535763" calcext:value-type="float">
            <text:p>0.2132677635357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1939565" calcext:value-type="float">
            <text:p>1.19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39591903055095" calcext:value-type="float">
            <text:p>1.39591903055095</text:p>
          </table:table-cell>
          <table:table-cell office:value-type="string" calcext:value-type="string">
            <text:p><text:s/>spb </text:p>
          </table:table-cell>
          <table:table-cell office:value-type="float" office:value="0.144860228025854" calcext:value-type="float">
            <text:p>0.1448602280258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990061" calcext:value-type="float">
            <text:p>9990061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668324747967" calcext:value-type="float">
            <text:p>1.668324747967</text:p>
          </table:table-cell>
          <table:table-cell office:value-type="string" calcext:value-type="string">
            <text:p><text:s/>spb </text:p>
          </table:table-cell>
          <table:table-cell office:value-type="float" office:value="0.222280592178503" calcext:value-type="float">
            <text:p>0.222280592178503</text:p>
          </table:table-cell>
          <table:table-cell table:formula="of:=SUM([.N371:.N376])" office:value-type="float" office:value="1.21243015054871" calcext:value-type="float">
            <text:p>1.21243015054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553461" calcext:value-type="float">
            <text:p>9553461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49534435740095" calcext:value-type="float">
            <text:p>1.49534435740095</text:p>
          </table:table-cell>
          <table:table-cell office:value-type="string" calcext:value-type="string">
            <text:p><text:s/>spb </text:p>
          </table:table-cell>
          <table:table-cell office:value-type="float" office:value="0.17474121627099" calcext:value-type="float">
            <text:p>0.17474121627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380817" calcext:value-type="float">
            <text:p>938081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52286458631482" calcext:value-type="float">
            <text:p>1.52286458631482</text:p>
          </table:table-cell>
          <table:table-cell office:value-type="string" calcext:value-type="string">
            <text:p><text:s/>spb </text:p>
          </table:table-cell>
          <table:table-cell office:value-type="float" office:value="0.182661287426096" calcext:value-type="float">
            <text:p>0.182661287426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2237310" calcext:value-type="float">
            <text:p>1.22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16739005549422" calcext:value-type="float">
            <text:p>1.16739005549422</text:p>
          </table:table-cell>
          <table:table-cell office:value-type="string" calcext:value-type="string">
            <text:p><text:s/>spb </text:p>
          </table:table-cell>
          <table:table-cell office:value-type="float" office:value="0.067215989417537" calcext:value-type="float">
            <text:p>0.0672159894175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0324162" calcext:value-type="float">
            <text:p>1.03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38371656702016" calcext:value-type="float">
            <text:p>1.38371656702016</text:p>
          </table:table-cell>
          <table:table-cell office:value-type="string" calcext:value-type="string">
            <text:p><text:s/>spb </text:p>
          </table:table-cell>
          <table:table-cell office:value-type="float" office:value="0.141047140709495" calcext:value-type="float">
            <text:p>0.141047140709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0786471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32441036554031" calcext:value-type="float">
            <text:p>1.32441036554031</text:p>
          </table:table-cell>
          <table:table-cell office:value-type="string" calcext:value-type="string">
            <text:p><text:s/>spb </text:p>
          </table:table-cell>
          <table:table-cell office:value-type="float" office:value="0.12202257111306" calcext:value-type="float">
            <text:p>0.12202257111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3825654" calcext:value-type="float">
            <text:p>1.38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03327582188879" calcext:value-type="float">
            <text:p>1.03327582188879</text:p>
          </table:table-cell>
          <table:table-cell office:value-type="string" calcext:value-type="string">
            <text:p><text:s/>spb </text:p>
          </table:table-cell>
          <table:table-cell office:value-type="float" office:value="0.0142162672454826" calcext:value-type="float">
            <text:p>0.014216267245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0090019" calcext:value-type="float">
            <text:p>1.01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41582627346886" calcext:value-type="float">
            <text:p>1.41582627346886</text:p>
          </table:table-cell>
          <table:table-cell office:value-type="string" calcext:value-type="string">
            <text:p><text:s/>spb </text:p>
          </table:table-cell>
          <table:table-cell office:value-type="float" office:value="0.151009967264391" calcext:value-type="float">
            <text:p>0.151009967264391</text:p>
          </table:table-cell>
          <table:table-cell table:formula="of:=SUM([.N377:.N383])" office:value-type="float" office:value="0.852914439447051" calcext:value-type="float">
            <text:p>0.852914439447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997184" calcext:value-type="float">
            <text:p>9997184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002816793209" calcext:value-type="float">
            <text:p>1.0002816793209</text:p>
          </table:table-cell>
          <table:table-cell office:value-type="string" calcext:value-type="string">
            <text:p><text:s/>spb </text:p>
          </table:table-cell>
          <table:table-cell table:style-name="ce1" office:value-type="float" office:value="0.000122314548800856" calcext:value-type="float">
            <text:p>1.22E-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1271732" calcext:value-type="float">
            <text:p>1.13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887175103169593" calcext:value-type="float">
            <text:p>0.887175103169593</text:p>
          </table:table-cell>
          <table:table-cell office:value-type="string" calcext:value-type="string">
            <text:p><text:s/>spb </text:p>
          </table:table-cell>
          <table:table-cell office:value-type="float" office:value="-0.0519906543113061" calcext:value-type="float">
            <text:p>-0.051990654311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0637118" calcext:value-type="float">
            <text:p>1.06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40104265083832" calcext:value-type="float">
            <text:p>0.940104265083832</text:p>
          </table:table-cell>
          <table:table-cell office:value-type="string" calcext:value-type="string">
            <text:p><text:s/>spb </text:p>
          </table:table-cell>
          <table:table-cell office:value-type="float" office:value="-0.0268239769966669" calcext:value-type="float">
            <text:p>-0.02682397699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948971" calcext:value-type="float">
            <text:p>9948971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0512907314736" calcext:value-type="float">
            <text:p>1.00512907314736</text:p>
          </table:table-cell>
          <table:table-cell office:value-type="string" calcext:value-type="string">
            <text:p><text:s/>spb </text:p>
          </table:table-cell>
          <table:table-cell office:value-type="float" office:value="0.00222183504638025" calcext:value-type="float">
            <text:p>0.002221835046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656879" calcext:value-type="float">
            <text:p>9656879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3553125186719" calcext:value-type="float">
            <text:p>1.03553125186719</text:p>
          </table:table-cell>
          <table:table-cell office:value-type="string" calcext:value-type="string">
            <text:p><text:s/>spb </text:p>
          </table:table-cell>
          <table:table-cell office:value-type="float" office:value="0.0151632102392855" calcext:value-type="float">
            <text:p>0.015163210239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411311" calcext:value-type="float">
            <text:p>8411311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8887531325378" calcext:value-type="float">
            <text:p>1.18887531325378</text:p>
          </table:table-cell>
          <table:table-cell office:value-type="string" calcext:value-type="string">
            <text:p><text:s/>spb </text:p>
          </table:table-cell>
          <table:table-cell office:value-type="float" office:value="0.0751363091137647" calcext:value-type="float">
            <text:p>0.0751363091137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114160" calcext:value-type="float">
            <text:p>9114160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971938170934" calcext:value-type="float">
            <text:p>1.0971938170934</text:p>
          </table:table-cell>
          <table:table-cell office:value-type="string" calcext:value-type="string">
            <text:p><text:s/>spb </text:p>
          </table:table-cell>
          <table:table-cell office:value-type="float" office:value="0.040283351603123" calcext:value-type="float">
            <text:p>0.040283351603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253747" calcext:value-type="float">
            <text:p>825374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21157093862945" calcext:value-type="float">
            <text:p>1.21157093862945</text:p>
          </table:table-cell>
          <table:table-cell office:value-type="string" calcext:value-type="string">
            <text:p><text:s/>spb </text:p>
          </table:table-cell>
          <table:table-cell office:value-type="float" office:value="0.0833488475724764" calcext:value-type="float">
            <text:p>0.083348847572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7831087" calcext:value-type="float">
            <text:p>783108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27696193389245" calcext:value-type="float">
            <text:p>1.27696193389245</text:p>
          </table:table-cell>
          <table:table-cell office:value-type="string" calcext:value-type="string">
            <text:p><text:s/>spb </text:p>
          </table:table-cell>
          <table:table-cell office:value-type="float" office:value="0.106177951181299" calcext:value-type="float">
            <text:p>0.106177951181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753129" calcext:value-type="float">
            <text:p>8753129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4244860323663" calcext:value-type="float">
            <text:p>1.14244860323663</text:p>
          </table:table-cell>
          <table:table-cell office:value-type="string" calcext:value-type="string">
            <text:p><text:s/>spb </text:p>
          </table:table-cell>
          <table:table-cell office:value-type="float" office:value="0.0578366710326427" calcext:value-type="float">
            <text:p>0.057836671032643</text:p>
          </table:table-cell>
          <table:table-cell table:formula="of:=SUM([.N384:.N393])" office:value-type="float" office:value="0.301475859029799" calcext:value-type="float">
            <text:p>0.301475859029799</text:p>
          </table:table-cell>
          <table:table-cell table:formula="of:=SUM([.O272:.O393])" office:value-type="float" office:value="-5.35243039120997" calcext:value-type="float">
            <text:p>-5.35243039120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595572" calcext:value-type="float">
            <text:p>9595572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4214735713515" calcext:value-type="float">
            <text:p>1.04214735713515</text:p>
          </table:table-cell>
          <table:table-cell office:value-type="string" calcext:value-type="string">
            <text:p><text:s/>spb </text:p>
          </table:table-cell>
          <table:table-cell office:value-type="float" office:value="0.0179291315028352" calcext:value-type="float">
            <text:p>0.017929131502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1014261" calcext:value-type="float">
            <text:p>1.10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07913840066074" calcext:value-type="float">
            <text:p>0.907913840066074</text:p>
          </table:table-cell>
          <table:table-cell office:value-type="string" calcext:value-type="string">
            <text:p><text:s/>spb </text:p>
          </table:table-cell>
          <table:table-cell office:value-type="float" office:value="-0.0419553635486371" calcext:value-type="float">
            <text:p>-0.0419553635486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419024" calcext:value-type="float">
            <text:p>9419024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6168112534802" calcext:value-type="float">
            <text:p>1.06168112534802</text:p>
          </table:table-cell>
          <table:table-cell office:value-type="string" calcext:value-type="string">
            <text:p><text:s/>spb </text:p>
          </table:table-cell>
          <table:table-cell office:value-type="float" office:value="0.0259940965037653" calcext:value-type="float">
            <text:p>0.0259940965037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170535" calcext:value-type="float">
            <text:p>9170535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9044892146423" calcext:value-type="float">
            <text:p>1.09044892146423</text:p>
          </table:table-cell>
          <table:table-cell office:value-type="string" calcext:value-type="string">
            <text:p><text:s/>spb </text:p>
          </table:table-cell>
          <table:table-cell office:value-type="float" office:value="0.03760532727761" calcext:value-type="float">
            <text:p>0.037605327277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0144949" calcext:value-type="float">
            <text:p>1.01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85712200228902" calcext:value-type="float">
            <text:p>0.985712200228902</text:p>
          </table:table-cell>
          <table:table-cell office:value-type="string" calcext:value-type="string">
            <text:p><text:s/>spb </text:p>
          </table:table-cell>
          <table:table-cell office:value-type="float" office:value="-0.0062498681190691" calcext:value-type="float">
            <text:p>-0.006249868119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692192" calcext:value-type="float">
            <text:p>9692192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3175834733773" calcext:value-type="float">
            <text:p>1.03175834733773</text:p>
          </table:table-cell>
          <table:table-cell office:value-type="string" calcext:value-type="string">
            <text:p><text:s/>spb </text:p>
          </table:table-cell>
          <table:table-cell office:value-type="float" office:value="0.0135779911797433" calcext:value-type="float">
            <text:p>0.013577991179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0572092" calcext:value-type="float">
            <text:p>1.06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45886585171601" calcext:value-type="float">
            <text:p>0.945886585171601</text:p>
          </table:table-cell>
          <table:table-cell office:value-type="string" calcext:value-type="string">
            <text:p><text:s/>spb </text:p>
          </table:table-cell>
          <table:table-cell office:value-type="float" office:value="-0.0241609337747018" calcext:value-type="float">
            <text:p>-0.024160933774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837109" calcext:value-type="float">
            <text:p>8837109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3159179093525" calcext:value-type="float">
            <text:p>1.13159179093525</text:p>
          </table:table-cell>
          <table:table-cell office:value-type="string" calcext:value-type="string">
            <text:p><text:s/>spb </text:p>
          </table:table-cell>
          <table:table-cell office:value-type="float" office:value="0.0536897882331196" calcext:value-type="float">
            <text:p>0.05368978823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230658" calcext:value-type="float">
            <text:p>8230658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21496969015114" calcext:value-type="float">
            <text:p>1.21496969015114</text:p>
          </table:table-cell>
          <table:table-cell office:value-type="string" calcext:value-type="string">
            <text:p><text:s/>spb </text:p>
          </table:table-cell>
          <table:table-cell office:value-type="float" office:value="0.0845654437250309" calcext:value-type="float">
            <text:p>0.0845654437250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7472626" calcext:value-type="float">
            <text:p>7472626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33821764932435" calcext:value-type="float">
            <text:p>1.33821764932435</text:p>
          </table:table-cell>
          <table:table-cell office:value-type="string" calcext:value-type="string">
            <text:p><text:s/>spb </text:p>
          </table:table-cell>
          <table:table-cell office:value-type="float" office:value="0.126526753352131" calcext:value-type="float">
            <text:p>0.126526753352131</text:p>
          </table:table-cell>
          <table:table-cell table:formula="of:=SUM([.N394:.N403])" office:value-type="float" office:value="0.287522366331827" calcext:value-type="float">
            <text:p>0.2875223663318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0479871" calcext:value-type="float">
            <text:p>1.05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34007794561593" calcext:value-type="float">
            <text:p>0.734007794561593</text:p>
          </table:table-cell>
          <table:table-cell office:value-type="string" calcext:value-type="string">
            <text:p><text:s/>spb </text:p>
          </table:table-cell>
          <table:table-cell office:value-type="float" office:value="-0.134299328207751" calcext:value-type="float">
            <text:p>-0.1342993282077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0424263" calcext:value-type="float">
            <text:p>1.04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37923342878053" calcext:value-type="float">
            <text:p>0.737923342878053</text:p>
          </table:table-cell>
          <table:table-cell office:value-type="string" calcext:value-type="string">
            <text:p><text:s/>spb </text:p>
          </table:table-cell>
          <table:table-cell office:value-type="float" office:value="-0.131988751312747" calcext:value-type="float">
            <text:p>-0.1319887513127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1555944" calcext:value-type="float">
            <text:p>1.16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65658037110599" calcext:value-type="float">
            <text:p>0.665658037110599</text:p>
          </table:table-cell>
          <table:table-cell office:value-type="string" calcext:value-type="string">
            <text:p><text:s/>spb </text:p>
          </table:table-cell>
          <table:table-cell office:value-type="float" office:value="-0.176748819983473" calcext:value-type="float">
            <text:p>-0.176748819983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610937" calcext:value-type="float">
            <text:p>961093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800370140809372" calcext:value-type="float">
            <text:p>0.800370140809372</text:p>
          </table:table-cell>
          <table:table-cell office:value-type="string" calcext:value-type="string">
            <text:p><text:s/>spb </text:p>
          </table:table-cell>
          <table:table-cell office:value-type="float" office:value="-0.0967091218394392" calcext:value-type="float">
            <text:p>-0.096709121839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0450353" calcext:value-type="float">
            <text:p>1.05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36081068266306" calcext:value-type="float">
            <text:p>0.736081068266306</text:p>
          </table:table-cell>
          <table:table-cell office:value-type="string" calcext:value-type="string">
            <text:p><text:s/>spb </text:p>
          </table:table-cell>
          <table:table-cell office:value-type="float" office:value="-0.133074352018677" calcext:value-type="float">
            <text:p>-0.1330743520186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826642" calcext:value-type="float">
            <text:p>9826642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82801184779093" calcext:value-type="float">
            <text:p>0.782801184779093</text:p>
          </table:table-cell>
          <table:table-cell office:value-type="string" calcext:value-type="string">
            <text:p><text:s/>spb </text:p>
          </table:table-cell>
          <table:table-cell office:value-type="float" office:value="-0.10634852570357" calcext:value-type="float">
            <text:p>-0.10634852570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1528414" calcext:value-type="float">
            <text:p>1.15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67247637012342" calcext:value-type="float">
            <text:p>0.667247637012342</text:p>
          </table:table-cell>
          <table:table-cell office:value-type="string" calcext:value-type="string">
            <text:p><text:s/>spb </text:p>
          </table:table-cell>
          <table:table-cell office:value-type="float" office:value="-0.175712955546177" calcext:value-type="float">
            <text:p>-0.175712955546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2143884" calcext:value-type="float">
            <text:p>1.21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3343054001504" calcext:value-type="float">
            <text:p>0.63343054001504</text:p>
          </table:table-cell>
          <table:table-cell office:value-type="string" calcext:value-type="string">
            <text:p><text:s/>spb </text:p>
          </table:table-cell>
          <table:table-cell office:value-type="float" office:value="-0.198301001525733" calcext:value-type="float">
            <text:p>-0.198301001525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office:value-type="float" office:value="11216202" calcext:value-type="float">
            <text:p>1.12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85821011426149" calcext:value-type="float">
            <text:p>0.685821011426149</text:p>
          </table:table-cell>
          <table:table-cell office:value-type="string" calcext:value-type="string">
            <text:p><text:s/>spb </text:p>
          </table:table-cell>
          <table:table-cell office:value-type="float" office:value="-0.163789213582916" calcext:value-type="float">
            <text:p>-0.163789213582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office:value-type="float" office:value="10965660" calcext:value-type="float">
            <text:p>1.10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01490562355572" calcext:value-type="float">
            <text:p>0.701490562355572</text:p>
          </table:table-cell>
          <table:table-cell office:value-type="string" calcext:value-type="string">
            <text:p><text:s/>spb </text:p>
          </table:table-cell>
          <table:table-cell office:value-type="float" office:value="-0.153978167464515" calcext:value-type="float">
            <text:p>-0.1539781674645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773541" calcext:value-type="float">
            <text:p>9773541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87054251882711" calcext:value-type="float">
            <text:p>0.787054251882711</text:p>
          </table:table-cell>
          <table:table-cell office:value-type="string" calcext:value-type="string">
            <text:p><text:s/>spb </text:p>
          </table:table-cell>
          <table:table-cell office:value-type="float" office:value="-0.10399533056186" calcext:value-type="float">
            <text:p>-0.10399533056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rocDur </text:p>
          </table:table-cell>
          <table:table-cell office:value-type="float" office:value="11421508" calcext:value-type="float">
            <text:p>1.14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73493114919676" calcext:value-type="float">
            <text:p>0.673493114919676</text:p>
          </table:table-cell>
          <table:table-cell office:value-type="string" calcext:value-type="string">
            <text:p><text:s/>spb </text:p>
          </table:table-cell>
          <table:table-cell office:value-type="float" office:value="-0.171666839685132" calcext:value-type="float">
            <text:p>-0.171666839685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procDur </text:p>
          </table:table-cell>
          <table:table-cell office:value-type="float" office:value="11050040" calcext:value-type="float">
            <text:p>1.11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96133860148923" calcext:value-type="float">
            <text:p>0.696133860148923</text:p>
          </table:table-cell>
          <table:table-cell office:value-type="string" calcext:value-type="string">
            <text:p><text:s/>spb </text:p>
          </table:table-cell>
          <table:table-cell office:value-type="float" office:value="-0.157307241518348" calcext:value-type="float">
            <text:p>-0.157307241518348</text:p>
          </table:table-cell>
          <table:table-cell table:formula="of:=SUM([.N404:.N416])" office:value-type="float" office:value="-1.90391964895034" calcext:value-type="float">
            <text:p>-1.90391964895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1755707" calcext:value-type="float">
            <text:p>1.18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07607607096706" calcext:value-type="float">
            <text:p>0.607607607096706</text:p>
          </table:table-cell>
          <table:table-cell office:value-type="string" calcext:value-type="string">
            <text:p><text:s/>spb </text:p>
          </table:table-cell>
          <table:table-cell office:value-type="float" office:value="-0.216376797515897" calcext:value-type="float">
            <text:p>-0.2163767975158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442944" calcext:value-type="float">
            <text:p>9442944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56422679198352" calcext:value-type="float">
            <text:p>0.756422679198352</text:p>
          </table:table-cell>
          <table:table-cell office:value-type="string" calcext:value-type="string">
            <text:p><text:s/>spb </text:p>
          </table:table-cell>
          <table:table-cell office:value-type="float" office:value="-0.121235458537941" calcext:value-type="float">
            <text:p>-0.121235458537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0420896" calcext:value-type="float">
            <text:p>1.04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85435974027569" calcext:value-type="float">
            <text:p>0.685435974027569</text:p>
          </table:table-cell>
          <table:table-cell office:value-type="string" calcext:value-type="string">
            <text:p><text:s/>spb </text:p>
          </table:table-cell>
          <table:table-cell office:value-type="float" office:value="-0.164033106046106" calcext:value-type="float">
            <text:p>-0.164033106046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0338400" calcext:value-type="float">
            <text:p>1.03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90905459258686" calcext:value-type="float">
            <text:p>0.690905459258686</text:p>
          </table:table-cell>
          <table:table-cell office:value-type="string" calcext:value-type="string">
            <text:p><text:s/>spb </text:p>
          </table:table-cell>
          <table:table-cell office:value-type="float" office:value="-0.160581375681202" calcext:value-type="float">
            <text:p>-0.160581375681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6731935" calcext:value-type="float">
            <text:p>1.67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42689963832635" calcext:value-type="float">
            <text:p>0.42689963832635</text:p>
          </table:table-cell>
          <table:table-cell office:value-type="string" calcext:value-type="string">
            <text:p><text:s/>spb </text:p>
          </table:table-cell>
          <table:table-cell office:value-type="float" office:value="-0.369674213134533" calcext:value-type="float">
            <text:p>-0.369674213134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3848323" calcext:value-type="float">
            <text:p>1.38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515792200976248" calcext:value-type="float">
            <text:p>0.515792200976248</text:p>
          </table:table-cell>
          <table:table-cell office:value-type="string" calcext:value-type="string">
            <text:p><text:s/>spb </text:p>
          </table:table-cell>
          <table:table-cell office:value-type="float" office:value="-0.287525228887858" calcext:value-type="float">
            <text:p>-0.2875252288878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3294229" calcext:value-type="float">
            <text:p>1.33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537290052698806" calcext:value-type="float">
            <text:p>0.537290052698806</text:p>
          </table:table-cell>
          <table:table-cell office:value-type="string" calcext:value-type="string">
            <text:p><text:s/>spb </text:p>
          </table:table-cell>
          <table:table-cell office:value-type="float" office:value="-0.26979119981472" calcext:value-type="float">
            <text:p>-0.26979119981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2307982" calcext:value-type="float">
            <text:p>1.23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580343471415541" calcext:value-type="float">
            <text:p>0.580343471415541</text:p>
          </table:table-cell>
          <table:table-cell office:value-type="string" calcext:value-type="string">
            <text:p><text:s/>spb </text:p>
          </table:table-cell>
          <table:table-cell office:value-type="float" office:value="-0.236314896799283" calcext:value-type="float">
            <text:p>-0.236314896799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office:value-type="float" office:value="12132102" calcext:value-type="float">
            <text:p>1.21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588756754600316" calcext:value-type="float">
            <text:p>0.588756754600316</text:p>
          </table:table-cell>
          <table:table-cell office:value-type="string" calcext:value-type="string">
            <text:p><text:s/>spb </text:p>
          </table:table-cell>
          <table:table-cell office:value-type="float" office:value="-0.230064097325778" calcext:value-type="float">
            <text:p>-0.230064097325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office:value-type="float" office:value="11550854" calcext:value-type="float">
            <text:p>1.16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18383454591323" calcext:value-type="float">
            <text:p>0.618383454591323</text:p>
          </table:table-cell>
          <table:table-cell office:value-type="string" calcext:value-type="string">
            <text:p><text:s/>spb </text:p>
          </table:table-cell>
          <table:table-cell office:value-type="float" office:value="-0.208742138875981" calcext:value-type="float">
            <text:p>-0.2087421388759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ocDur </text:p>
          </table:table-cell>
          <table:table-cell office:value-type="float" office:value="11429598" calcext:value-type="float">
            <text:p>1.14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24943851918501" calcext:value-type="float">
            <text:p>0.624943851918501</text:p>
          </table:table-cell>
          <table:table-cell office:value-type="string" calcext:value-type="string">
            <text:p><text:s/>spb </text:p>
          </table:table-cell>
          <table:table-cell office:value-type="float" office:value="-0.204159000091697" calcext:value-type="float">
            <text:p>-0.2041590000916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rocDur </text:p>
          </table:table-cell>
          <table:table-cell office:value-type="float" office:value="11075235" calcext:value-type="float">
            <text:p>1.11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44939543043556" calcext:value-type="float">
            <text:p>0.644939543043556</text:p>
          </table:table-cell>
          <table:table-cell office:value-type="string" calcext:value-type="string">
            <text:p><text:s/>spb </text:p>
          </table:table-cell>
          <table:table-cell office:value-type="float" office:value="-0.190480994439413" calcext:value-type="float">
            <text:p>-0.190480994439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procDur </text:p>
          </table:table-cell>
          <table:table-cell office:value-type="float" office:value="10107420" calcext:value-type="float">
            <text:p>1.01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06694388874708" calcext:value-type="float">
            <text:p>0.706694388874708</text:p>
          </table:table-cell>
          <table:table-cell office:value-type="string" calcext:value-type="string">
            <text:p><text:s/>spb </text:p>
          </table:table-cell>
          <table:table-cell office:value-type="float" office:value="-0.150768356952471" calcext:value-type="float">
            <text:p>-0.1507683569524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procDur </text:p>
          </table:table-cell>
          <table:table-cell office:value-type="float" office:value="11822895" calcext:value-type="float">
            <text:p>1.18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04154650785616" calcext:value-type="float">
            <text:p>0.604154650785616</text:p>
          </table:table-cell>
          <table:table-cell office:value-type="string" calcext:value-type="string">
            <text:p><text:s/>spb </text:p>
          </table:table-cell>
          <table:table-cell office:value-type="float" office:value="-0.218851876965287" calcext:value-type="float">
            <text:p>-0.218851876965287</text:p>
          </table:table-cell>
          <table:table-cell table:formula="of:=SUM([.N417:.N430])" office:value-type="float" office:value="-3.02859874106817" calcext:value-type="float">
            <text:p>-3.028598741068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1489288" calcext:value-type="float">
            <text:p>1.15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80250577755558" calcext:value-type="float">
            <text:p>0.580250577755558</text:p>
          </table:table-cell>
          <table:table-cell office:value-type="string" calcext:value-type="string">
            <text:p><text:s/>spb </text:p>
          </table:table-cell>
          <table:table-cell office:value-type="float" office:value="-0.236384418444771" calcext:value-type="float">
            <text:p>-0.2363844184447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0491474" calcext:value-type="float">
            <text:p>1.05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35436545903845" calcext:value-type="float">
            <text:p>0.635436545903845</text:p>
          </table:table-cell>
          <table:table-cell office:value-type="string" calcext:value-type="string">
            <text:p><text:s/>spb </text:p>
          </table:table-cell>
          <table:table-cell office:value-type="float" office:value="-0.196927811183481" calcext:value-type="float">
            <text:p>-0.196927811183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0176471" calcext:value-type="float">
            <text:p>1.02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55105881007277" calcext:value-type="float">
            <text:p>0.655105881007277</text:p>
          </table:table-cell>
          <table:table-cell office:value-type="string" calcext:value-type="string">
            <text:p><text:s/>spb </text:p>
          </table:table-cell>
          <table:table-cell office:value-type="float" office:value="-0.183688501808262" calcext:value-type="float">
            <text:p>-0.183688501808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2478049" calcext:value-type="float">
            <text:p>1.25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3427150350187" calcext:value-type="float">
            <text:p>0.53427150350187</text:p>
          </table:table-cell>
          <table:table-cell office:value-type="string" calcext:value-type="string">
            <text:p><text:s/>spb </text:p>
          </table:table-cell>
          <table:table-cell office:value-type="float" office:value="-0.272237989212064" calcext:value-type="float">
            <text:p>-0.272237989212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1119280" calcext:value-type="float">
            <text:p>1.11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99559144117245" calcext:value-type="float">
            <text:p>0.599559144117245</text:p>
          </table:table-cell>
          <table:table-cell office:value-type="string" calcext:value-type="string">
            <text:p><text:s/>spb </text:p>
          </table:table-cell>
          <table:table-cell office:value-type="float" office:value="-0.22216796903418" calcext:value-type="float">
            <text:p>-0.22216796903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0702051" calcext:value-type="float">
            <text:p>1.07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22933491907299" calcext:value-type="float">
            <text:p>0.622933491907299</text:p>
          </table:table-cell>
          <table:table-cell office:value-type="string" calcext:value-type="string">
            <text:p><text:s/>spb </text:p>
          </table:table-cell>
          <table:table-cell office:value-type="float" office:value="-0.205558318733329" calcext:value-type="float">
            <text:p>-0.205558318733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4387048" calcext:value-type="float">
            <text:p>1.44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463379700964367" calcext:value-type="float">
            <text:p>0.463379700964367</text:p>
          </table:table-cell>
          <table:table-cell office:value-type="string" calcext:value-type="string">
            <text:p><text:s/>spb </text:p>
          </table:table-cell>
          <table:table-cell office:value-type="float" office:value="-0.334062995043786" calcext:value-type="float">
            <text:p>-0.334062995043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1055131" calcext:value-type="float">
            <text:p>1.11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03038172953355" calcext:value-type="float">
            <text:p>0.603038172953355</text:p>
          </table:table-cell>
          <table:table-cell office:value-type="string" calcext:value-type="string">
            <text:p><text:s/>spb </text:p>
          </table:table-cell>
          <table:table-cell office:value-type="float" office:value="-0.219655195690235" calcext:value-type="float">
            <text:p>-0.219655195690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office:value-type="float" office:value="10007661" calcext:value-type="float">
            <text:p>1.00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66156257690983" calcext:value-type="float">
            <text:p>0.666156257690983</text:p>
          </table:table-cell>
          <table:table-cell office:value-type="string" calcext:value-type="string">
            <text:p><text:s/>spb </text:p>
          </table:table-cell>
          <table:table-cell office:value-type="float" office:value="-0.176423888107055" calcext:value-type="float">
            <text:p>-0.176423888107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218704" calcext:value-type="float">
            <text:p>9218704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723167377974171" calcext:value-type="float">
            <text:p>0.723167377974171</text:p>
          </table:table-cell>
          <table:table-cell office:value-type="string" calcext:value-type="string">
            <text:p><text:s/>spb </text:p>
          </table:table-cell>
          <table:table-cell office:value-type="float" office:value="-0.140761173082127" calcext:value-type="float">
            <text:p>-0.140761173082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ocDur </text:p>
          </table:table-cell>
          <table:table-cell office:value-type="float" office:value="12958907" calcext:value-type="float">
            <text:p>1.30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14446627327444" calcext:value-type="float">
            <text:p>0.514446627327444</text:p>
          </table:table-cell>
          <table:table-cell office:value-type="string" calcext:value-type="string">
            <text:p><text:s/>spb </text:p>
          </table:table-cell>
          <table:table-cell office:value-type="float" office:value="-0.288659675633409" calcext:value-type="float">
            <text:p>-0.288659675633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rocDur </text:p>
          </table:table-cell>
          <table:table-cell office:value-type="float" office:value="11164035" calcext:value-type="float">
            <text:p>1.12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97155598311901" calcext:value-type="float">
            <text:p>0.597155598311901</text:p>
          </table:table-cell>
          <table:table-cell office:value-type="string" calcext:value-type="string">
            <text:p><text:s/>spb </text:p>
          </table:table-cell>
          <table:table-cell office:value-type="float" office:value="-0.223912491846247" calcext:value-type="float">
            <text:p>-0.223912491846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procDur </text:p>
          </table:table-cell>
          <table:table-cell office:value-type="float" office:value="10838999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15062885419585" calcext:value-type="float">
            <text:p>0.615062885419585</text:p>
          </table:table-cell>
          <table:table-cell office:value-type="string" calcext:value-type="string">
            <text:p><text:s/>spb </text:p>
          </table:table-cell>
          <table:table-cell office:value-type="float" office:value="-0.211080478705052" calcext:value-type="float">
            <text:p>-0.2110804787050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procDur </text:p>
          </table:table-cell>
          <table:table-cell office:value-type="float" office:value="18165877" calcext:value-type="float">
            <text:p>1.82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366988392578019" calcext:value-type="float">
            <text:p>0.366988392578019</text:p>
          </table:table-cell>
          <table:table-cell office:value-type="string" calcext:value-type="string">
            <text:p><text:s/>spb </text:p>
          </table:table-cell>
          <table:table-cell office:value-type="float" office:value="-0.435347671767082" calcext:value-type="float">
            <text:p>-0.4353476717670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602148" calcext:value-type="float">
            <text:p>9602148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94289027830023" calcext:value-type="float">
            <text:p>0.694289027830023</text:p>
          </table:table-cell>
          <table:table-cell office:value-type="string" calcext:value-type="string">
            <text:p><text:s/>spb </text:p>
          </table:table-cell>
          <table:table-cell office:value-type="float" office:value="-0.158459698045374" calcext:value-type="float">
            <text:p>-0.158459698045374</text:p>
          </table:table-cell>
          <table:table-cell table:formula="of:=SUM([.N431:.N445])" office:value-type="float" office:value="-3.50532827633645" calcext:value-type="float">
            <text:p>-3.50532827633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0598918" calcext:value-type="float">
            <text:p>1.06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73923224993344" calcext:value-type="float">
            <text:p>0.673923224993344</text:p>
          </table:table-cell>
          <table:table-cell office:value-type="string" calcext:value-type="string">
            <text:p><text:s/>spb </text:p>
          </table:table-cell>
          <table:table-cell office:value-type="float" office:value="-0.171389576552103" calcext:value-type="float">
            <text:p>-0.171389576552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0915083" calcext:value-type="float">
            <text:p>1.09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54402444763819" calcext:value-type="float">
            <text:p>0.654402444763819</text:p>
          </table:table-cell>
          <table:table-cell office:value-type="string" calcext:value-type="string">
            <text:p><text:s/>spb </text:p>
          </table:table-cell>
          <table:table-cell office:value-type="float" office:value="-0.184155086865076" calcext:value-type="float">
            <text:p>-0.1841550868650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0047601" calcext:value-type="float">
            <text:p>1.00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10901736643404" calcext:value-type="float">
            <text:p>0.710901736643404</text:p>
          </table:table-cell>
          <table:table-cell office:value-type="string" calcext:value-type="string">
            <text:p><text:s/>spb </text:p>
          </table:table-cell>
          <table:table-cell office:value-type="float" office:value="-0.148190424843747" calcext:value-type="float">
            <text:p>-0.1481904248437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1848722" calcext:value-type="float">
            <text:p>1.18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02837757523554" calcext:value-type="float">
            <text:p>0.602837757523554</text:p>
          </table:table-cell>
          <table:table-cell office:value-type="string" calcext:value-type="string">
            <text:p><text:s/>spb </text:p>
          </table:table-cell>
          <table:table-cell office:value-type="float" office:value="-0.219799554349119" calcext:value-type="float">
            <text:p>-0.219799554349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345586" calcext:value-type="float">
            <text:p>9345586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64302741422528" calcext:value-type="float">
            <text:p>0.764302741422528</text:p>
          </table:table-cell>
          <table:table-cell office:value-type="string" calcext:value-type="string">
            <text:p><text:s/>spb </text:p>
          </table:table-cell>
          <table:table-cell office:value-type="float" office:value="-0.116734582672593" calcext:value-type="float">
            <text:p>-0.1167345826725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0747023" calcext:value-type="float">
            <text:p>1.07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6463587172001" calcext:value-type="float">
            <text:p>0.66463587172001</text:p>
          </table:table-cell>
          <table:table-cell office:value-type="string" calcext:value-type="string">
            <text:p><text:s/>spb </text:p>
          </table:table-cell>
          <table:table-cell office:value-type="float" office:value="-0.177416222687706" calcext:value-type="float">
            <text:p>-0.177416222687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0052692" calcext:value-type="float">
            <text:p>1.01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10541713602685" calcext:value-type="float">
            <text:p>0.710541713602685</text:p>
          </table:table-cell>
          <table:table-cell office:value-type="string" calcext:value-type="string">
            <text:p><text:s/>spb </text:p>
          </table:table-cell>
          <table:table-cell office:value-type="float" office:value="-0.148410420965659" calcext:value-type="float">
            <text:p>-0.1484104209656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0814780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60471780285868" calcext:value-type="float">
            <text:p>0.660471780285868</text:p>
          </table:table-cell>
          <table:table-cell office:value-type="string" calcext:value-type="string">
            <text:p><text:s/>spb </text:p>
          </table:table-cell>
          <table:table-cell office:value-type="float" office:value="-0.180145733580031" calcext:value-type="float">
            <text:p>-0.1801457335800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office:value-type="float" office:value="11990688" calcext:value-type="float">
            <text:p>1.20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595700346802452" calcext:value-type="float">
            <text:p>0.595700346802452</text:p>
          </table:table-cell>
          <table:table-cell office:value-type="string" calcext:value-type="string">
            <text:p><text:s/>spb </text:p>
          </table:table-cell>
          <table:table-cell office:value-type="float" office:value="-0.224972147065252" calcext:value-type="float">
            <text:p>-0.224972147065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office:value-type="float" office:value="11325619" calcext:value-type="float">
            <text:p>1.13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3068137820988" calcext:value-type="float">
            <text:p>0.63068137820988</text:p>
          </table:table-cell>
          <table:table-cell office:value-type="string" calcext:value-type="string">
            <text:p><text:s/>spb </text:p>
          </table:table-cell>
          <table:table-cell office:value-type="float" office:value="-0.200189991997146" calcext:value-type="float">
            <text:p>-0.200189991997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ocDur </text:p>
          </table:table-cell>
          <table:table-cell office:value-type="float" office:value="13993231" calcext:value-type="float">
            <text:p>1.40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510450874426357" calcext:value-type="float">
            <text:p>0.510450874426357</text:p>
          </table:table-cell>
          <table:table-cell office:value-type="string" calcext:value-type="string">
            <text:p><text:s/>spb </text:p>
          </table:table-cell>
          <table:table-cell office:value-type="float" office:value="-0.292046047880998" calcext:value-type="float">
            <text:p>-0.292046047880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976856" calcext:value-type="float">
            <text:p>9976856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15942677733346" calcext:value-type="float">
            <text:p>0.715942677733346</text:p>
          </table:table-cell>
          <table:table-cell office:value-type="string" calcext:value-type="string">
            <text:p><text:s/>spb </text:p>
          </table:table-cell>
          <table:table-cell office:value-type="float" office:value="-0.14512174827968" calcext:value-type="float">
            <text:p>-0.14512174827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procDur </text:p>
          </table:table-cell>
          <table:table-cell office:value-type="float" office:value="10021537" calcext:value-type="float">
            <text:p>1.00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12750648927405" calcext:value-type="float">
            <text:p>0.712750648927405</text:p>
          </table:table-cell>
          <table:table-cell office:value-type="string" calcext:value-type="string">
            <text:p><text:s/>spb </text:p>
          </table:table-cell>
          <table:table-cell office:value-type="float" office:value="-0.147062378612732" calcext:value-type="float">
            <text:p>-0.1470623786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procDur </text:p>
          </table:table-cell>
          <table:table-cell office:value-type="float" office:value="10152493" calcext:value-type="float">
            <text:p>1.02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0355694901735" calcext:value-type="float">
            <text:p>0.70355694901735</text:p>
          </table:table-cell>
          <table:table-cell office:value-type="string" calcext:value-type="string">
            <text:p><text:s/>spb </text:p>
          </table:table-cell>
          <table:table-cell office:value-type="float" office:value="-0.152700743086417" calcext:value-type="float">
            <text:p>-0.152700743086417</text:p>
          </table:table-cell>
          <table:table-cell table:formula="of:=SUM([.N446:.N459])" office:value-type="float" office:value="-2.50833465943826" calcext:value-type="float">
            <text:p>-2.50833465943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4161015" calcext:value-type="float">
            <text:p>1.42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543203082547402" calcext:value-type="float">
            <text:p>0.543203082547402</text:p>
          </table:table-cell>
          <table:table-cell office:value-type="string" calcext:value-type="string">
            <text:p><text:s/>spb </text:p>
          </table:table-cell>
          <table:table-cell office:value-type="float" office:value="-0.265037774203386" calcext:value-type="float">
            <text:p>-0.265037774203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0514726" calcext:value-type="float">
            <text:p>1.05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31574650637592" calcext:value-type="float">
            <text:p>0.731574650637592</text:p>
          </table:table-cell>
          <table:table-cell office:value-type="string" calcext:value-type="string">
            <text:p><text:s/>spb </text:p>
          </table:table-cell>
          <table:table-cell office:value-type="float" office:value="-0.135741351417253" calcext:value-type="float">
            <text:p>-0.1357413514172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480518" calcext:value-type="float">
            <text:p>8480518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907056267081798" calcext:value-type="float">
            <text:p>0.907056267081798</text:p>
          </table:table-cell>
          <table:table-cell office:value-type="string" calcext:value-type="string">
            <text:p><text:s/>spb </text:p>
          </table:table-cell>
          <table:table-cell office:value-type="float" office:value="-0.0423657716772888" calcext:value-type="float">
            <text:p>-0.0423657716772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791109" calcext:value-type="float">
            <text:p>9791109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85642055460725" calcext:value-type="float">
            <text:p>0.785642055460725</text:p>
          </table:table-cell>
          <table:table-cell office:value-type="string" calcext:value-type="string">
            <text:p><text:s/>spb </text:p>
          </table:table-cell>
          <table:table-cell office:value-type="float" office:value="-0.104775276792302" calcext:value-type="float">
            <text:p>-0.104775276792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0400400" calcext:value-type="float">
            <text:p>1.04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39616457059344" calcext:value-type="float">
            <text:p>0.739616457059344</text:p>
          </table:table-cell>
          <table:table-cell office:value-type="string" calcext:value-type="string">
            <text:p><text:s/>spb </text:p>
          </table:table-cell>
          <table:table-cell office:value-type="float" office:value="-0.130993434004826" calcext:value-type="float">
            <text:p>-0.1309934340048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500059" calcext:value-type="float">
            <text:p>9500059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809711497581226" calcext:value-type="float">
            <text:p>0.809711497581226</text:p>
          </table:table-cell>
          <table:table-cell office:value-type="string" calcext:value-type="string">
            <text:p><text:s/>spb </text:p>
          </table:table-cell>
          <table:table-cell office:value-type="float" office:value="-0.0916696938711229" calcext:value-type="float">
            <text:p>-0.091669693871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0842121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09483596429149" calcext:value-type="float">
            <text:p>0.709483596429149</text:p>
          </table:table-cell>
          <table:table-cell office:value-type="string" calcext:value-type="string">
            <text:p><text:s/>spb </text:p>
          </table:table-cell>
          <table:table-cell office:value-type="float" office:value="-0.149057641168675" calcext:value-type="float">
            <text:p>-0.149057641168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0341073" calcext:value-type="float">
            <text:p>1.03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43859655569591" calcext:value-type="float">
            <text:p>0.743859655569591</text:p>
          </table:table-cell>
          <table:table-cell office:value-type="string" calcext:value-type="string">
            <text:p><text:s/>spb </text:p>
          </table:table-cell>
          <table:table-cell office:value-type="float" office:value="-0.128508995315873" calcext:value-type="float">
            <text:p>-0.128508995315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173240" calcext:value-type="float">
            <text:p>9173240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838559440285003" calcext:value-type="float">
            <text:p>0.838559440285003</text:p>
          </table:table-cell>
          <table:table-cell office:value-type="string" calcext:value-type="string">
            <text:p><text:s/>spb </text:p>
          </table:table-cell>
          <table:table-cell office:value-type="float" office:value="-0.0764661475208176" calcext:value-type="float">
            <text:p>-0.0764661475208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695838" calcext:value-type="float">
            <text:p>9695838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93361749649695" calcext:value-type="float">
            <text:p>0.793361749649695</text:p>
          </table:table-cell>
          <table:table-cell office:value-type="string" calcext:value-type="string">
            <text:p><text:s/>spb </text:p>
          </table:table-cell>
          <table:table-cell office:value-type="float" office:value="-0.10052874199713" calcext:value-type="float">
            <text:p>-0.10052874199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ocDur </text:p>
          </table:table-cell>
          <table:table-cell office:value-type="float" office:value="10291630" calcext:value-type="float">
            <text:p>1.03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47433302596382" calcext:value-type="float">
            <text:p>0.747433302596382</text:p>
          </table:table-cell>
          <table:table-cell office:value-type="string" calcext:value-type="string">
            <text:p><text:s/>spb </text:p>
          </table:table-cell>
          <table:table-cell office:value-type="float" office:value="-0.126427555654661" calcext:value-type="float">
            <text:p>-0.1264275556546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rocDur </text:p>
          </table:table-cell>
          <table:table-cell office:value-type="float" office:value="12027107" calcext:value-type="float">
            <text:p>1.20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39580823551333" calcext:value-type="float">
            <text:p>0.639580823551333</text:p>
          </table:table-cell>
          <table:table-cell office:value-type="string" calcext:value-type="string">
            <text:p><text:s/>spb </text:p>
          </table:table-cell>
          <table:table-cell office:value-type="float" office:value="-0.194104566111996" calcext:value-type="float">
            <text:p>-0.1941045661119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procDur </text:p>
          </table:table-cell>
          <table:table-cell office:value-type="float" office:value="11029783" calcext:value-type="float">
            <text:p>1.10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97412360696489" calcext:value-type="float">
            <text:p>0.697412360696489</text:p>
          </table:table-cell>
          <table:table-cell office:value-type="string" calcext:value-type="string">
            <text:p><text:s/>spb </text:p>
          </table:table-cell>
          <table:table-cell office:value-type="float" office:value="-0.156510359606005" calcext:value-type="float">
            <text:p>-0.156510359606005</text:p>
          </table:table-cell>
          <table:table-cell table:formula="of:=SUM([.N460:.N472])" office:value-type="float" office:value="-1.70218730934134" calcext:value-type="float">
            <text:p>-1.70218730934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928232" calcext:value-type="float">
            <text:p>8928232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200425795387" calcext:value-type="float">
            <text:p>1.1200425795387</text:p>
          </table:table-cell>
          <table:table-cell office:value-type="string" calcext:value-type="string">
            <text:p><text:s/>spb </text:p>
          </table:table-cell>
          <table:table-cell office:value-type="float" office:value="0.0492345331230383" calcext:value-type="float">
            <text:p>0.0492345331230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0011555" calcext:value-type="float">
            <text:p>1.00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9884583363923" calcext:value-type="float">
            <text:p>0.99884583363923</text:p>
          </table:table-cell>
          <table:table-cell office:value-type="string" calcext:value-type="string">
            <text:p><text:s/>spb </text:p>
          </table:table-cell>
          <table:table-cell table:style-name="ce1" office:value-type="float" office:value="-0.000501537566281667" calcext:value-type="float">
            <text:p>-5.02E-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085619" calcext:value-type="float">
            <text:p>9085619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0064047369805" calcext:value-type="float">
            <text:p>1.10064047369805</text:p>
          </table:table-cell>
          <table:table-cell office:value-type="string" calcext:value-type="string">
            <text:p><text:s/>spb </text:p>
          </table:table-cell>
          <table:table-cell office:value-type="float" office:value="0.0416454790189626" calcext:value-type="float">
            <text:p>0.041645479018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4863503" calcext:value-type="float">
            <text:p>1.49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672788911200812" calcext:value-type="float">
            <text:p>0.672788911200812</text:p>
          </table:table-cell>
          <table:table-cell office:value-type="string" calcext:value-type="string">
            <text:p><text:s/>spb </text:p>
          </table:table-cell>
          <table:table-cell office:value-type="float" office:value="-0.17212117512332" calcext:value-type="float">
            <text:p>-0.172121175123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1523549" calcext:value-type="float">
            <text:p>1.15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867788213509571" calcext:value-type="float">
            <text:p>0.867788213509571</text:p>
          </table:table-cell>
          <table:table-cell office:value-type="string" calcext:value-type="string">
            <text:p><text:s/>spb </text:p>
          </table:table-cell>
          <table:table-cell office:value-type="float" office:value="-0.0615862528499467" calcext:value-type="float">
            <text:p>-0.0615862528499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0334577" calcext:value-type="float">
            <text:p>1.03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67625477075646" calcext:value-type="float">
            <text:p>0.967625477075646</text:p>
          </table:table-cell>
          <table:table-cell office:value-type="string" calcext:value-type="string">
            <text:p><text:s/>spb </text:p>
          </table:table-cell>
          <table:table-cell office:value-type="float" office:value="-0.0142927054117444" calcext:value-type="float">
            <text:p>-0.0142927054117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256178" calcext:value-type="float">
            <text:p>9256178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8035951771887" calcext:value-type="float">
            <text:p>1.08035951771887</text:p>
          </table:table-cell>
          <table:table-cell office:value-type="string" calcext:value-type="string">
            <text:p><text:s/>spb </text:p>
          </table:table-cell>
          <table:table-cell office:value-type="float" office:value="0.0335683023196521" calcext:value-type="float">
            <text:p>0.0335683023196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045730" calcext:value-type="float">
            <text:p>9045730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054939733996" calcext:value-type="float">
            <text:p>1.1054939733996</text:p>
          </table:table-cell>
          <table:table-cell office:value-type="string" calcext:value-type="string">
            <text:p><text:s/>spb </text:p>
          </table:table-cell>
          <table:table-cell office:value-type="float" office:value="0.043556379364818" calcext:value-type="float">
            <text:p>0.0435563793648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771787" calcext:value-type="float">
            <text:p>977178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233542749141" calcext:value-type="float">
            <text:p>1.0233542749141</text:p>
          </table:table-cell>
          <table:table-cell office:value-type="string" calcext:value-type="string">
            <text:p><text:s/>spb </text:p>
          </table:table-cell>
          <table:table-cell office:value-type="float" office:value="0.0100260081059711" calcext:value-type="float">
            <text:p>0.010026008105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714708" calcext:value-type="float">
            <text:p>9714708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2936701751612" calcext:value-type="float">
            <text:p>1.02936701751612</text:p>
          </table:table-cell>
          <table:table-cell office:value-type="string" calcext:value-type="string">
            <text:p><text:s/>spb </text:p>
          </table:table-cell>
          <table:table-cell office:value-type="float" office:value="0.0125702486817544" calcext:value-type="float">
            <text:p>0.012570248681754</text:p>
          </table:table-cell>
          <table:table-cell table:formula="of:=SUM([.N473:.N482])" office:value-type="float" office:value="-0.0579007203370964" calcext:value-type="float">
            <text:p>-0.057900720337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0325445" calcext:value-type="float">
            <text:p>1.03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21060157697804" calcext:value-type="float">
            <text:p>1.21060157697804</text:p>
          </table:table-cell>
          <table:table-cell office:value-type="string" calcext:value-type="string">
            <text:p><text:s/>spb </text:p>
          </table:table-cell>
          <table:table-cell office:value-type="float" office:value="0.0830012353062656" calcext:value-type="float">
            <text:p>0.0830012353062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1789283" calcext:value-type="float">
            <text:p>1.18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06028500630615" calcext:value-type="float">
            <text:p>1.06028500630615</text:p>
          </table:table-cell>
          <table:table-cell office:value-type="string" calcext:value-type="string">
            <text:p><text:s/>spb </text:p>
          </table:table-cell>
          <table:table-cell office:value-type="float" office:value="0.0254226200090111" calcext:value-type="float">
            <text:p>0.025422620009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1174021" calcext:value-type="float">
            <text:p>1.12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11866623483167" calcext:value-type="float">
            <text:p>1.11866623483167</text:p>
          </table:table-cell>
          <table:table-cell office:value-type="string" calcext:value-type="string">
            <text:p><text:s/>spb </text:p>
          </table:table-cell>
          <table:table-cell office:value-type="float" office:value="0.0487005297877814" calcext:value-type="float">
            <text:p>0.0487005297877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1706623" calcext:value-type="float">
            <text:p>1.17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06777163661972" calcext:value-type="float">
            <text:p>1.06777163661972</text:p>
          </table:table-cell>
          <table:table-cell office:value-type="string" calcext:value-type="string">
            <text:p><text:s/>spb </text:p>
          </table:table-cell>
          <table:table-cell office:value-type="float" office:value="0.0284783804447711" calcext:value-type="float">
            <text:p>0.0284783804447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2265050" calcext:value-type="float">
            <text:p>1.23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01915605725211" calcext:value-type="float">
            <text:p>1.01915605725211</text:p>
          </table:table-cell>
          <table:table-cell office:value-type="string" calcext:value-type="string">
            <text:p><text:s/>spb </text:p>
          </table:table-cell>
          <table:table-cell office:value-type="float" office:value="0.00824069000663574" calcext:value-type="float">
            <text:p>0.0082406900066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1581245" calcext:value-type="float">
            <text:p>1.16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07933128087697" calcext:value-type="float">
            <text:p>1.07933128087697</text:p>
          </table:table-cell>
          <table:table-cell office:value-type="string" calcext:value-type="string">
            <text:p><text:s/>spb </text:p>
          </table:table-cell>
          <table:table-cell office:value-type="float" office:value="0.033154763844091" calcext:value-type="float">
            <text:p>0.0331547638440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1548936" calcext:value-type="float">
            <text:p>1.15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08235078971777" calcext:value-type="float">
            <text:p>1.08235078971777</text:p>
          </table:table-cell>
          <table:table-cell office:value-type="string" calcext:value-type="string">
            <text:p><text:s/>spb </text:p>
          </table:table-cell>
          <table:table-cell office:value-type="float" office:value="0.0343680383568774" calcext:value-type="float">
            <text:p>0.0343680383568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1081270" calcext:value-type="float">
            <text:p>1.11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12802954895964" calcext:value-type="float">
            <text:p>1.12802954895964</text:p>
          </table:table-cell>
          <table:table-cell office:value-type="string" calcext:value-type="string">
            <text:p><text:s/>spb </text:p>
          </table:table-cell>
          <table:table-cell office:value-type="float" office:value="0.0523204762271423" calcext:value-type="float">
            <text:p>0.052320476227142</text:p>
          </table:table-cell>
          <table:table-cell table:formula="of:=SUM([.N483:.N490])" office:value-type="float" office:value="0.313686733982576" calcext:value-type="float">
            <text:p>0.313686733982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0218870" calcext:value-type="float">
            <text:p>1.02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63096956904237" calcext:value-type="float">
            <text:p>1.63096956904237</text:p>
          </table:table-cell>
          <table:table-cell office:value-type="string" calcext:value-type="string">
            <text:p><text:s/>spb </text:p>
          </table:table-cell>
          <table:table-cell office:value-type="float" office:value="0.212445857962244" calcext:value-type="float">
            <text:p>0.212445857962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659461" calcext:value-type="float">
            <text:p>9659461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72542401693014" calcext:value-type="float">
            <text:p>1.72542401693014</text:p>
          </table:table-cell>
          <table:table-cell office:value-type="string" calcext:value-type="string">
            <text:p><text:s/>spb </text:p>
          </table:table-cell>
          <table:table-cell office:value-type="float" office:value="0.236895838878422" calcext:value-type="float">
            <text:p>0.236895838878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1150856" calcext:value-type="float">
            <text:p>1.12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49465350462781" calcext:value-type="float">
            <text:p>1.49465350462781</text:p>
          </table:table-cell>
          <table:table-cell office:value-type="string" calcext:value-type="string">
            <text:p><text:s/>spb </text:p>
          </table:table-cell>
          <table:table-cell office:value-type="float" office:value="0.174540524788008" calcext:value-type="float">
            <text:p>0.174540524788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0865654" calcext:value-type="float">
            <text:p>1.09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53388521298396" calcext:value-type="float">
            <text:p>1.53388521298396</text:p>
          </table:table-cell>
          <table:table-cell office:value-type="string" calcext:value-type="string">
            <text:p><text:s/>spb </text:p>
          </table:table-cell>
          <table:table-cell office:value-type="float" office:value="0.185792860764913" calcext:value-type="float">
            <text:p>0.185792860764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1707701" calcext:value-type="float">
            <text:p>1.17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4235643701526" calcext:value-type="float">
            <text:p>1.4235643701526</text:p>
          </table:table-cell>
          <table:table-cell office:value-type="string" calcext:value-type="string">
            <text:p><text:s/>spb </text:p>
          </table:table-cell>
          <table:table-cell office:value-type="float" office:value="0.153377109677581" calcext:value-type="float">
            <text:p>0.1533771096775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977980" calcext:value-type="float">
            <text:p>8977980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85639375449711" calcext:value-type="float">
            <text:p>1.85639375449711</text:p>
          </table:table-cell>
          <table:table-cell office:value-type="string" calcext:value-type="string">
            <text:p><text:s/>spb </text:p>
          </table:table-cell>
          <table:table-cell office:value-type="float" office:value="0.26867009864378" calcext:value-type="float">
            <text:p>0.26867009864378</text:p>
          </table:table-cell>
          <table:table-cell table:formula="of:=SUM([.N491:.N496])" office:value-type="float" office:value="1.23172229071495" calcext:value-type="float">
            <text:p>1.23172229071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702563" calcext:value-type="float">
            <text:p>9702563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20000000" calcext:value-type="float">
            <text:p>2.00E+07</text:p>
          </table:table-cell>
          <table:table-cell office:value-type="string" calcext:value-type="string">
            <text:p><text:s/>lI </text:p>
          </table:table-cell>
          <table:table-cell office:value-type="float" office:value="2.0613110164809" calcext:value-type="float">
            <text:p>2.0613110164809</text:p>
          </table:table-cell>
          <table:table-cell office:value-type="string" calcext:value-type="string">
            <text:p><text:s/>spb </text:p>
          </table:table-cell>
          <table:table-cell office:value-type="float" office:value="0.314143524312374" calcext:value-type="float">
            <text:p>0.314143524312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1303373" calcext:value-type="float">
            <text:p>1.13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20000000" calcext:value-type="float">
            <text:p>2.00E+07</text:p>
          </table:table-cell>
          <table:table-cell office:value-type="string" calcext:value-type="string">
            <text:p><text:s/>lI </text:p>
          </table:table-cell>
          <table:table-cell office:value-type="float" office:value="1.76938335132354" calcext:value-type="float">
            <text:p>1.76938335132354</text:p>
          </table:table-cell>
          <table:table-cell office:value-type="string" calcext:value-type="string">
            <text:p><text:s/>spb </text:p>
          </table:table-cell>
          <table:table-cell office:value-type="float" office:value="0.247821936543255" calcext:value-type="float">
            <text:p>0.247821936543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0600942" calcext:value-type="float">
            <text:p>1.06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20000000" calcext:value-type="float">
            <text:p>2.00E+07</text:p>
          </table:table-cell>
          <table:table-cell office:value-type="string" calcext:value-type="string">
            <text:p><text:s/>lI </text:p>
          </table:table-cell>
          <table:table-cell office:value-type="float" office:value="1.88662479240052" calcext:value-type="float">
            <text:p>1.88662479240052</text:p>
          </table:table-cell>
          <table:table-cell office:value-type="string" calcext:value-type="string">
            <text:p><text:s/>spb </text:p>
          </table:table-cell>
          <table:table-cell office:value-type="float" office:value="0.275685537264791" calcext:value-type="float">
            <text:p>0.2756855372647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0808160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20000000" calcext:value-type="float">
            <text:p>2.00E+07</text:p>
          </table:table-cell>
          <table:table-cell office:value-type="string" calcext:value-type="string">
            <text:p><text:s/>lI </text:p>
          </table:table-cell>
          <table:table-cell office:value-type="float" office:value="1.8504537312549" calcext:value-type="float">
            <text:p>1.8504537312549</text:p>
          </table:table-cell>
          <table:table-cell office:value-type="string" calcext:value-type="string">
            <text:p><text:s/>spb </text:p>
          </table:table-cell>
          <table:table-cell office:value-type="float" office:value="0.267278230467663" calcext:value-type="float">
            <text:p>0.2672782304676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1038957" calcext:value-type="float">
            <text:p>1.10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20000000" calcext:value-type="float">
            <text:p>2.00E+07</text:p>
          </table:table-cell>
          <table:table-cell office:value-type="string" calcext:value-type="string">
            <text:p><text:s/>lI </text:p>
          </table:table-cell>
          <table:table-cell office:value-type="float" office:value="1.81176536877533" calcext:value-type="float">
            <text:p>1.81176536877533</text:p>
          </table:table-cell>
          <table:table-cell office:value-type="string" calcext:value-type="string">
            <text:p><text:s/>spb </text:p>
          </table:table-cell>
          <table:table-cell office:value-type="float" office:value="0.258101954022886" calcext:value-type="float">
            <text:p>0.258101954022886</text:p>
          </table:table-cell>
          <table:table-cell table:formula="of:=SUM([.N497:.N501])" office:value-type="float" office:value="1.36303118261097" calcext:value-type="float">
            <text:p>1.36303118261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4044475" calcext:value-type="float">
            <text:p>1.40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18670623145401" calcext:value-type="float">
            <text:p>1.18670623145401</text:p>
          </table:table-cell>
          <table:table-cell office:value-type="string" calcext:value-type="string">
            <text:p><text:s/>spb </text:p>
          </table:table-cell>
          <table:table-cell office:value-type="float" office:value="0.0743432228731952" calcext:value-type="float">
            <text:p>0.074343222873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460494" calcext:value-type="float">
            <text:p>9460494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76171202053508" calcext:value-type="float">
            <text:p>1.76171202053508</text:p>
          </table:table-cell>
          <table:table-cell office:value-type="string" calcext:value-type="string">
            <text:p><text:s/>spb </text:p>
          </table:table-cell>
          <table:table-cell office:value-type="float" office:value="0.245934917632151" calcext:value-type="float">
            <text:p>0.245934917632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725236" calcext:value-type="float">
            <text:p>9725236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71375440143561" calcext:value-type="float">
            <text:p>1.71375440143561</text:p>
          </table:table-cell>
          <table:table-cell office:value-type="string" calcext:value-type="string">
            <text:p><text:s/>spb </text:p>
          </table:table-cell>
          <table:table-cell office:value-type="float" office:value="0.233948583197564" calcext:value-type="float">
            <text:p>0.23394858319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591257" calcext:value-type="float">
            <text:p>859125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93995663265573" calcext:value-type="float">
            <text:p>1.93995663265573</text:p>
          </table:table-cell>
          <table:table-cell office:value-type="string" calcext:value-type="string">
            <text:p><text:s/>spb </text:p>
          </table:table-cell>
          <table:table-cell office:value-type="float" office:value="0.287792021472069" calcext:value-type="float">
            <text:p>0.287792021472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385048" calcext:value-type="float">
            <text:p>9385048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77587434821857" calcext:value-type="float">
            <text:p>1.77587434821857</text:p>
          </table:table-cell>
          <table:table-cell office:value-type="string" calcext:value-type="string">
            <text:p><text:s/>spb </text:p>
          </table:table-cell>
          <table:table-cell office:value-type="float" office:value="0.249412234074444" calcext:value-type="float">
            <text:p>0.249412234074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336648" calcext:value-type="float">
            <text:p>8336648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99920471633203" calcext:value-type="float">
            <text:p>1.99920471633203</text:p>
          </table:table-cell>
          <table:table-cell office:value-type="string" calcext:value-type="string">
            <text:p><text:s/>spb </text:p>
          </table:table-cell>
          <table:table-cell office:value-type="float" office:value="0.300857267665492" calcext:value-type="float">
            <text:p>0.300857267665492</text:p>
          </table:table-cell>
          <table:table-cell table:formula="of:=SUM([.N502:.N507])" office:value-type="float" office:value="1.39228824691492" calcext:value-type="float">
            <text:p>1.39228824691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130311" calcext:value-type="float">
            <text:p>9130311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56464703119094" calcext:value-type="float">
            <text:p>1.56464703119094</text:p>
          </table:table-cell>
          <table:table-cell office:value-type="string" calcext:value-type="string">
            <text:p><text:s/>spb </text:p>
          </table:table-cell>
          <table:table-cell office:value-type="float" office:value="0.194416380415771" calcext:value-type="float">
            <text:p>0.1944163804157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7916916" calcext:value-type="float">
            <text:p>7916916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80445441128844" calcext:value-type="float">
            <text:p>1.80445441128844</text:p>
          </table:table-cell>
          <table:table-cell office:value-type="string" calcext:value-type="string">
            <text:p><text:s/>spb </text:p>
          </table:table-cell>
          <table:table-cell office:value-type="float" office:value="0.256345914283599" calcext:value-type="float">
            <text:p>0.2563459142835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7519177" calcext:value-type="float">
            <text:p>751917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89990393895502" calcext:value-type="float">
            <text:p>1.89990393895502</text:p>
          </table:table-cell>
          <table:table-cell office:value-type="string" calcext:value-type="string">
            <text:p><text:s/>spb </text:p>
          </table:table-cell>
          <table:table-cell office:value-type="float" office:value="0.27873164314419" calcext:value-type="float">
            <text:p>0.278731643144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118739" calcext:value-type="float">
            <text:p>9118739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56663262321687" calcext:value-type="float">
            <text:p>1.56663262321687</text:p>
          </table:table-cell>
          <table:table-cell office:value-type="string" calcext:value-type="string">
            <text:p><text:s/>spb </text:p>
          </table:table-cell>
          <table:table-cell office:value-type="float" office:value="0.194967165954547" calcext:value-type="float">
            <text:p>0.1949671659545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746703" calcext:value-type="float">
            <text:p>8746703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63326844412117" calcext:value-type="float">
            <text:p>1.63326844412117</text:p>
          </table:table-cell>
          <table:table-cell office:value-type="string" calcext:value-type="string">
            <text:p><text:s/>spb </text:p>
          </table:table-cell>
          <table:table-cell office:value-type="float" office:value="0.213057571276251" calcext:value-type="float">
            <text:p>0.213057571276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292281" calcext:value-type="float">
            <text:p>8292281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7227725399079" calcext:value-type="float">
            <text:p>1.7227725399079</text:p>
          </table:table-cell>
          <table:table-cell office:value-type="string" calcext:value-type="string">
            <text:p><text:s/>spb </text:p>
          </table:table-cell>
          <table:table-cell office:value-type="float" office:value="0.236227940719122" calcext:value-type="float">
            <text:p>0.236227940719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062995" calcext:value-type="float">
            <text:p>8062995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77176272588536" calcext:value-type="float">
            <text:p>1.77176272588536</text:p>
          </table:table-cell>
          <table:table-cell office:value-type="string" calcext:value-type="string">
            <text:p><text:s/>spb </text:p>
          </table:table-cell>
          <table:table-cell office:value-type="float" office:value="0.248405560813794" calcext:value-type="float">
            <text:p>0.248405560813794</text:p>
          </table:table-cell>
          <table:table-cell table:formula="of:=SUM([.N508:.N514])" office:value-type="float" office:value="1.62215217660727" calcext:value-type="float">
            <text:p>1.62215217660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860643" calcext:value-type="float">
            <text:p>8860643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285862662563" calcext:value-type="float">
            <text:p>1.1285862662563</text:p>
          </table:table-cell>
          <table:table-cell office:value-type="string" calcext:value-type="string">
            <text:p><text:s/>spb </text:p>
          </table:table-cell>
          <table:table-cell office:value-type="float" office:value="0.0525347610453139" calcext:value-type="float">
            <text:p>0.052534761045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0511623" calcext:value-type="float">
            <text:p>1.05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51327877721642" calcext:value-type="float">
            <text:p>0.951327877721642</text:p>
          </table:table-cell>
          <table:table-cell office:value-type="string" calcext:value-type="string">
            <text:p><text:s/>spb </text:p>
          </table:table-cell>
          <table:table-cell office:value-type="float" office:value="-0.0216697764969348" calcext:value-type="float">
            <text:p>-0.0216697764969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7696150" calcext:value-type="float">
            <text:p>7696150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29935097418839" calcext:value-type="float">
            <text:p>1.29935097418839</text:p>
          </table:table-cell>
          <table:table-cell office:value-type="string" calcext:value-type="string">
            <text:p><text:s/>spb </text:p>
          </table:table-cell>
          <table:table-cell office:value-type="float" office:value="0.113726476373382" calcext:value-type="float">
            <text:p>0.1137264763733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704479" calcext:value-type="float">
            <text:p>8704479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4883383600558" calcext:value-type="float">
            <text:p>1.14883383600558</text:p>
          </table:table-cell>
          <table:table-cell office:value-type="string" calcext:value-type="string">
            <text:p><text:s/>spb </text:p>
          </table:table-cell>
          <table:table-cell office:value-type="float" office:value="0.0602572181361353" calcext:value-type="float">
            <text:p>0.060257218136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584375" calcext:value-type="float">
            <text:p>8584375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6490717145977" calcext:value-type="float">
            <text:p>1.16490717145977</text:p>
          </table:table-cell>
          <table:table-cell office:value-type="string" calcext:value-type="string">
            <text:p><text:s/>spb </text:p>
          </table:table-cell>
          <table:table-cell office:value-type="float" office:value="0.0662913188993441" calcext:value-type="float">
            <text:p>0.066291318899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4246830" calcext:value-type="float">
            <text:p>1.42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701910530272348" calcext:value-type="float">
            <text:p>0.701910530272348</text:p>
          </table:table-cell>
          <table:table-cell office:value-type="string" calcext:value-type="string">
            <text:p><text:s/>spb </text:p>
          </table:table-cell>
          <table:table-cell office:value-type="float" office:value="-0.153718242122807" calcext:value-type="float">
            <text:p>-0.1537182421228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144240" calcext:value-type="float">
            <text:p>8144240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22786165437168" calcext:value-type="float">
            <text:p>1.22786165437168</text:p>
          </table:table-cell>
          <table:table-cell office:value-type="string" calcext:value-type="string">
            <text:p><text:s/>spb </text:p>
          </table:table-cell>
          <table:table-cell office:value-type="float" office:value="0.0891494367337567" calcext:value-type="float">
            <text:p>0.0891494367337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891806" calcext:value-type="float">
            <text:p>8891806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2463092424644" calcext:value-type="float">
            <text:p>1.12463092424644</text:p>
          </table:table-cell>
          <table:table-cell office:value-type="string" calcext:value-type="string">
            <text:p><text:s/>spb </text:p>
          </table:table-cell>
          <table:table-cell office:value-type="float" office:value="0.0510100212371713" calcext:value-type="float">
            <text:p>0.051010021237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661604" calcext:value-type="float">
            <text:p>9661604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3502482610548" calcext:value-type="float">
            <text:p>1.03502482610548</text:p>
          </table:table-cell>
          <table:table-cell office:value-type="string" calcext:value-type="string">
            <text:p><text:s/>spb </text:p>
          </table:table-cell>
          <table:table-cell office:value-type="float" office:value="0.0149507669053124" calcext:value-type="float">
            <text:p>0.014950766905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548682" calcext:value-type="float">
            <text:p>9548682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4726495237772" calcext:value-type="float">
            <text:p>1.04726495237772</text:p>
          </table:table-cell>
          <table:table-cell office:value-type="string" calcext:value-type="string">
            <text:p><text:s/>spb </text:p>
          </table:table-cell>
          <table:table-cell office:value-type="float" office:value="0.0200565697387028" calcext:value-type="float">
            <text:p>0.020056569738703</text:p>
          </table:table-cell>
          <table:table-cell table:formula="of:=SUM([.N515:.N524])" office:value-type="float" office:value="0.292588550449376" calcext:value-type="float">
            <text:p>0.292588550449376</text:p>
          </table:table-cell>
          <table:table-cell table:formula="of:=SUM([.O403:.O524])" office:value-type="float" office:value="-6.20327780785977" calcext:value-type="float">
            <text:p>-6.20327780785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0696013" calcext:value-type="float">
            <text:p>1.07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34927809081758" calcext:value-type="float">
            <text:p>0.934927809081758</text:p>
          </table:table-cell>
          <table:table-cell office:value-type="string" calcext:value-type="string">
            <text:p><text:s/>spb </text:p>
          </table:table-cell>
          <table:table-cell office:value-type="float" office:value="-0.0292219220984337" calcext:value-type="float">
            <text:p>-0.029221922098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2195250" calcext:value-type="float">
            <text:p>1.22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819991390090404" calcext:value-type="float">
            <text:p>0.819991390090404</text:p>
          </table:table-cell>
          <table:table-cell office:value-type="string" calcext:value-type="string">
            <text:p><text:s/>spb </text:p>
          </table:table-cell>
          <table:table-cell office:value-type="float" office:value="-0.086190707684403" calcext:value-type="float">
            <text:p>-0.086190707684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1772525" calcext:value-type="float">
            <text:p>1.18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849435443968053" calcext:value-type="float">
            <text:p>0.849435443968053</text:p>
          </table:table-cell>
          <table:table-cell office:value-type="string" calcext:value-type="string">
            <text:p><text:s/>spb </text:p>
          </table:table-cell>
          <table:table-cell office:value-type="float" office:value="-0.0708696213785545" calcext:value-type="float">
            <text:p>-0.070869621378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930842" calcext:value-type="float">
            <text:p>9930842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06963961364" calcext:value-type="float">
            <text:p>1.006963961364</text:p>
          </table:table-cell>
          <table:table-cell office:value-type="string" calcext:value-type="string">
            <text:p><text:s/>spb </text:p>
          </table:table-cell>
          <table:table-cell office:value-type="float" office:value="0.00301392769282054" calcext:value-type="float">
            <text:p>0.003013927692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1799313" calcext:value-type="float">
            <text:p>1.18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847506969261685" calcext:value-type="float">
            <text:p>0.847506969261685</text:p>
          </table:table-cell>
          <table:table-cell office:value-type="string" calcext:value-type="string">
            <text:p><text:s/>spb </text:p>
          </table:table-cell>
          <table:table-cell office:value-type="float" office:value="-0.0718567217980979" calcext:value-type="float">
            <text:p>-0.0718567217980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1740106" calcext:value-type="float">
            <text:p>1.17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851781065690548" calcext:value-type="float">
            <text:p>0.851781065690548</text:p>
          </table:table-cell>
          <table:table-cell office:value-type="string" calcext:value-type="string">
            <text:p><text:s/>spb </text:p>
          </table:table-cell>
          <table:table-cell office:value-type="float" office:value="-0.069672018121754" calcext:value-type="float">
            <text:p>-0.069672018121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1530700" calcext:value-type="float">
            <text:p>1.15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867250036858126" calcext:value-type="float">
            <text:p>0.867250036858126</text:p>
          </table:table-cell>
          <table:table-cell office:value-type="string" calcext:value-type="string">
            <text:p><text:s/>spb </text:p>
          </table:table-cell>
          <table:table-cell office:value-type="float" office:value="-0.0618556730283867" calcext:value-type="float">
            <text:p>-0.0618556730283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0972118" calcext:value-type="float">
            <text:p>1.10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1140106221971" calcext:value-type="float">
            <text:p>0.91140106221971</text:p>
          </table:table-cell>
          <table:table-cell office:value-type="string" calcext:value-type="string">
            <text:p><text:s/>spb </text:p>
          </table:table-cell>
          <table:table-cell office:value-type="float" office:value="-0.0402904695917423" calcext:value-type="float">
            <text:p>-0.040290469591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office:value-type="float" office:value="11089030" calcext:value-type="float">
            <text:p>1.11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01792131502936" calcext:value-type="float">
            <text:p>0.901792131502936</text:p>
          </table:table-cell>
          <table:table-cell office:value-type="string" calcext:value-type="string">
            <text:p><text:s/>spb </text:p>
          </table:table-cell>
          <table:table-cell office:value-type="float" office:value="-0.0448935584059887" calcext:value-type="float">
            <text:p>-0.0448935584059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office:value-type="float" office:value="11905436" calcext:value-type="float">
            <text:p>1.19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839952438533121" calcext:value-type="float">
            <text:p>0.839952438533121</text:p>
          </table:table-cell>
          <table:table-cell office:value-type="string" calcext:value-type="string">
            <text:p><text:s/>spb </text:p>
          </table:table-cell>
          <table:table-cell office:value-type="float" office:value="-0.0757453047326536" calcext:value-type="float">
            <text:p>-0.075745304732654</text:p>
          </table:table-cell>
          <table:table-cell table:formula="of:=SUM([.N525:.N534])" office:value-type="float" office:value="-0.547582069147194" calcext:value-type="float">
            <text:p>-0.547582069147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2969533" calcext:value-type="float">
            <text:p>1.30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593105935271532" calcext:value-type="float">
            <text:p>0.593105935271532</text:p>
          </table:table-cell>
          <table:table-cell office:value-type="string" calcext:value-type="string">
            <text:p><text:s/>spb </text:p>
          </table:table-cell>
          <table:table-cell office:value-type="float" office:value="-0.226867729915784" calcext:value-type="float">
            <text:p>-0.2268677299157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1597489" calcext:value-type="float">
            <text:p>1.16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63273489632109" calcext:value-type="float">
            <text:p>0.663273489632109</text:p>
          </table:table-cell>
          <table:table-cell office:value-type="string" calcext:value-type="string">
            <text:p><text:s/>spb </text:p>
          </table:table-cell>
          <table:table-cell office:value-type="float" office:value="-0.178307360664194" calcext:value-type="float">
            <text:p>-0.1783073606641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0607223" calcext:value-type="float">
            <text:p>1.06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25195180680184" calcext:value-type="float">
            <text:p>0.725195180680184</text:p>
          </table:table-cell>
          <table:table-cell office:value-type="string" calcext:value-type="string">
            <text:p><text:s/>spb </text:p>
          </table:table-cell>
          <table:table-cell office:value-type="float" office:value="-0.139545090692024" calcext:value-type="float">
            <text:p>-0.139545090692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378849" calcext:value-type="float">
            <text:p>9378849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820176015201865" calcext:value-type="float">
            <text:p>0.820176015201865</text:p>
          </table:table-cell>
          <table:table-cell office:value-type="string" calcext:value-type="string">
            <text:p><text:s/>spb </text:p>
          </table:table-cell>
          <table:table-cell office:value-type="float" office:value="-0.0860929351433705" calcext:value-type="float">
            <text:p>-0.086092935143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0466519" calcext:value-type="float">
            <text:p>1.05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34944158607078" calcext:value-type="float">
            <text:p>0.734944158607078</text:p>
          </table:table-cell>
          <table:table-cell office:value-type="string" calcext:value-type="string">
            <text:p><text:s/>spb </text:p>
          </table:table-cell>
          <table:table-cell office:value-type="float" office:value="-0.133745657555408" calcext:value-type="float">
            <text:p>-0.133745657555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0275869" calcext:value-type="float">
            <text:p>1.03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48579706494896" calcext:value-type="float">
            <text:p>0.748579706494896</text:p>
          </table:table-cell>
          <table:table-cell office:value-type="string" calcext:value-type="string">
            <text:p><text:s/>spb </text:p>
          </table:table-cell>
          <table:table-cell office:value-type="float" office:value="-0.125761950500713" calcext:value-type="float">
            <text:p>-0.125761950500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0539860" calcext:value-type="float">
            <text:p>1.05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29830092619826" calcext:value-type="float">
            <text:p>0.729830092619826</text:p>
          </table:table-cell>
          <table:table-cell office:value-type="string" calcext:value-type="string">
            <text:p><text:s/>spb </text:p>
          </table:table-cell>
          <table:table-cell office:value-type="float" office:value="-0.136778233614151" calcext:value-type="float">
            <text:p>-0.136778233614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2170166" calcext:value-type="float">
            <text:p>1.22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32062619359506" calcext:value-type="float">
            <text:p>0.632062619359506</text:p>
          </table:table-cell>
          <table:table-cell office:value-type="string" calcext:value-type="string">
            <text:p><text:s/>spb </text:p>
          </table:table-cell>
          <table:table-cell office:value-type="float" office:value="-0.199239893402562" calcext:value-type="float">
            <text:p>-0.199239893402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office:value-type="float" office:value="12305331" calcext:value-type="float">
            <text:p>1.23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25119876905383" calcext:value-type="float">
            <text:p>0.625119876905383</text:p>
          </table:table-cell>
          <table:table-cell office:value-type="string" calcext:value-type="string">
            <text:p><text:s/>spb </text:p>
          </table:table-cell>
          <table:table-cell office:value-type="float" office:value="-0.20403669163778" calcext:value-type="float">
            <text:p>-0.20403669163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office:value-type="float" office:value="12821878" calcext:value-type="float">
            <text:p>1.28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599936062408331" calcext:value-type="float">
            <text:p>0.599936062408331</text:p>
          </table:table-cell>
          <table:table-cell office:value-type="string" calcext:value-type="string">
            <text:p><text:s/>spb </text:p>
          </table:table-cell>
          <table:table-cell office:value-type="float" office:value="-0.221895031654449" calcext:value-type="float">
            <text:p>-0.2218950316544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ocDur </text:p>
          </table:table-cell>
          <table:table-cell office:value-type="float" office:value="10319455" calcext:value-type="float">
            <text:p>1.03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45417950851087" calcext:value-type="float">
            <text:p>0.745417950851087</text:p>
          </table:table-cell>
          <table:table-cell office:value-type="string" calcext:value-type="string">
            <text:p><text:s/>spb </text:p>
          </table:table-cell>
          <table:table-cell office:value-type="float" office:value="-0.127600152953655" calcext:value-type="float">
            <text:p>-0.12760015295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rocDur </text:p>
          </table:table-cell>
          <table:table-cell office:value-type="float" office:value="12403293" calcext:value-type="float">
            <text:p>1.24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20182640206919" calcext:value-type="float">
            <text:p>0.620182640206919</text:p>
          </table:table-cell>
          <table:table-cell office:value-type="string" calcext:value-type="string">
            <text:p><text:s/>spb </text:p>
          </table:table-cell>
          <table:table-cell office:value-type="float" office:value="-0.207480394448029" calcext:value-type="float">
            <text:p>-0.207480394448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procDur </text:p>
          </table:table-cell>
          <table:table-cell office:value-type="float" office:value="10774684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13924139213735" calcext:value-type="float">
            <text:p>0.713924139213735</text:p>
          </table:table-cell>
          <table:table-cell office:value-type="string" calcext:value-type="string">
            <text:p><text:s/>spb </text:p>
          </table:table-cell>
          <table:table-cell office:value-type="float" office:value="-0.146347933421591" calcext:value-type="float">
            <text:p>-0.146347933421591</text:p>
          </table:table-cell>
          <table:table-cell table:formula="of:=SUM([.N535:.N547])" office:value-type="float" office:value="-2.13369905560371" calcext:value-type="float">
            <text:p>-2.13369905560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0147743" calcext:value-type="float">
            <text:p>1.01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0388627303628" calcext:value-type="float">
            <text:p>0.70388627303628</text:p>
          </table:table-cell>
          <table:table-cell office:value-type="string" calcext:value-type="string">
            <text:p><text:s/>spb </text:p>
          </table:table-cell>
          <table:table-cell office:value-type="float" office:value="-0.152497504185481" calcext:value-type="float">
            <text:p>-0.152497504185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1036089" calcext:value-type="float">
            <text:p>1.10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47227201592883" calcext:value-type="float">
            <text:p>0.647227201592883</text:p>
          </table:table-cell>
          <table:table-cell office:value-type="string" calcext:value-type="string">
            <text:p><text:s/>spb </text:p>
          </table:table-cell>
          <table:table-cell office:value-type="float" office:value="-0.188943238532007" calcext:value-type="float">
            <text:p>-0.188943238532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0112509" calcext:value-type="float">
            <text:p>1.01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706338753320269" calcext:value-type="float">
            <text:p>0.706338753320269</text:p>
          </table:table-cell>
          <table:table-cell office:value-type="string" calcext:value-type="string">
            <text:p><text:s/>spb </text:p>
          </table:table-cell>
          <table:table-cell office:value-type="float" office:value="-0.150986965501005" calcext:value-type="float">
            <text:p>-0.150986965501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3632046" calcext:value-type="float">
            <text:p>1.36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523975417923326" calcext:value-type="float">
            <text:p>0.523975417923326</text:p>
          </table:table-cell>
          <table:table-cell office:value-type="string" calcext:value-type="string">
            <text:p><text:s/>spb </text:p>
          </table:table-cell>
          <table:table-cell office:value-type="float" office:value="-0.280689087273289" calcext:value-type="float">
            <text:p>-0.2806890872732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1243781" calcext:value-type="float">
            <text:p>1.12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35271800473524" calcext:value-type="float">
            <text:p>0.635271800473524</text:p>
          </table:table-cell>
          <table:table-cell office:value-type="string" calcext:value-type="string">
            <text:p><text:s/>spb </text:p>
          </table:table-cell>
          <table:table-cell office:value-type="float" office:value="-0.197040422439892" calcext:value-type="float">
            <text:p>-0.1970404224398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0900994" calcext:value-type="float">
            <text:p>1.09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5524822782216" calcext:value-type="float">
            <text:p>0.65524822782216</text:p>
          </table:table-cell>
          <table:table-cell office:value-type="string" calcext:value-type="string">
            <text:p><text:s/>spb </text:p>
          </table:table-cell>
          <table:table-cell office:value-type="float" office:value="-0.18359414496831" calcext:value-type="float">
            <text:p>-0.183594144968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1561648" calcext:value-type="float">
            <text:p>1.16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17806129368408" calcext:value-type="float">
            <text:p>0.617806129368408</text:p>
          </table:table-cell>
          <table:table-cell office:value-type="string" calcext:value-type="string">
            <text:p><text:s/>spb </text:p>
          </table:table-cell>
          <table:table-cell office:value-type="float" office:value="-0.209147787297643" calcext:value-type="float">
            <text:p>-0.2091477872976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1245856" calcext:value-type="float">
            <text:p>1.12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35154584942222" calcext:value-type="float">
            <text:p>0.635154584942222</text:p>
          </table:table-cell>
          <table:table-cell office:value-type="string" calcext:value-type="string">
            <text:p><text:s/>spb </text:p>
          </table:table-cell>
          <table:table-cell office:value-type="float" office:value="-0.197120562555315" calcext:value-type="float">
            <text:p>-0.1971205625553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office:value-type="float" office:value="11429007" calcext:value-type="float">
            <text:p>1.14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24976168095794" calcext:value-type="float">
            <text:p>0.624976168095794</text:p>
          </table:table-cell>
          <table:table-cell office:value-type="string" calcext:value-type="string">
            <text:p><text:s/>spb </text:p>
          </table:table-cell>
          <table:table-cell office:value-type="float" office:value="-0.204136543074844" calcext:value-type="float">
            <text:p>-0.204136543074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office:value-type="float" office:value="11248012" calcext:value-type="float">
            <text:p>1.12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35032839580897" calcext:value-type="float">
            <text:p>0.635032839580897</text:p>
          </table:table-cell>
          <table:table-cell office:value-type="string" calcext:value-type="string">
            <text:p><text:s/>spb </text:p>
          </table:table-cell>
          <table:table-cell office:value-type="float" office:value="-0.197203815369446" calcext:value-type="float">
            <text:p>-0.197203815369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ocDur </text:p>
          </table:table-cell>
          <table:table-cell office:value-type="float" office:value="10453434" calcext:value-type="float">
            <text:p>1.05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83302443962434" calcext:value-type="float">
            <text:p>0.683302443962434</text:p>
          </table:table-cell>
          <table:table-cell office:value-type="string" calcext:value-type="string">
            <text:p><text:s/>spb </text:p>
          </table:table-cell>
          <table:table-cell office:value-type="float" office:value="-0.165387025936905" calcext:value-type="float">
            <text:p>-0.1653870259369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rocDur </text:p>
          </table:table-cell>
          <table:table-cell office:value-type="float" office:value="10271719" calcext:value-type="float">
            <text:p>1.03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95390615728487" calcext:value-type="float">
            <text:p>0.695390615728487</text:p>
          </table:table-cell>
          <table:table-cell office:value-type="string" calcext:value-type="string">
            <text:p><text:s/>spb </text:p>
          </table:table-cell>
          <table:table-cell office:value-type="float" office:value="-0.157771174401731" calcext:value-type="float">
            <text:p>-0.157771174401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procDur </text:p>
          </table:table-cell>
          <table:table-cell office:value-type="float" office:value="10605734" calcext:value-type="float">
            <text:p>1.06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73490113932709" calcext:value-type="float">
            <text:p>0.673490113932709</text:p>
          </table:table-cell>
          <table:table-cell office:value-type="string" calcext:value-type="string">
            <text:p><text:s/>spb </text:p>
          </table:table-cell>
          <table:table-cell office:value-type="float" office:value="-0.171668774842234" calcext:value-type="float">
            <text:p>-0.171668774842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procDur </text:p>
          </table:table-cell>
          <table:table-cell office:value-type="float" office:value="10423907" calcext:value-type="float">
            <text:p>1.04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85237982265191" calcext:value-type="float">
            <text:p>0.685237982265191</text:p>
          </table:table-cell>
          <table:table-cell office:value-type="string" calcext:value-type="string">
            <text:p><text:s/>spb </text:p>
          </table:table-cell>
          <table:table-cell office:value-type="float" office:value="-0.164158572397993" calcext:value-type="float">
            <text:p>-0.164158572397993</text:p>
          </table:table-cell>
          <table:table-cell table:formula="of:=SUM([.N548:.N561])" office:value-type="float" office:value="-2.62034561877609" calcext:value-type="float">
            <text:p>-2.62034561877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2214449" calcext:value-type="float">
            <text:p>1.22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45801615774891" calcext:value-type="float">
            <text:p>0.545801615774891</text:p>
          </table:table-cell>
          <table:table-cell office:value-type="string" calcext:value-type="string">
            <text:p><text:s/>spb </text:p>
          </table:table-cell>
          <table:table-cell office:value-type="float" office:value="-0.262965182991735" calcext:value-type="float">
            <text:p>-0.262965182991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0475800" calcext:value-type="float">
            <text:p>1.05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3638729261727" calcext:value-type="float">
            <text:p>0.63638729261727</text:p>
          </table:table-cell>
          <table:table-cell office:value-type="string" calcext:value-type="string">
            <text:p><text:s/>spb </text:p>
          </table:table-cell>
          <table:table-cell office:value-type="float" office:value="-0.196278500931958" calcext:value-type="float">
            <text:p>-0.1962785009319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0996866" calcext:value-type="float">
            <text:p>1.10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06233266823475" calcext:value-type="float">
            <text:p>0.606233266823475</text:p>
          </table:table-cell>
          <table:table-cell office:value-type="string" calcext:value-type="string">
            <text:p><text:s/>spb </text:p>
          </table:table-cell>
          <table:table-cell office:value-type="float" office:value="-0.217360235567448" calcext:value-type="float">
            <text:p>-0.217360235567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1245476" calcext:value-type="float">
            <text:p>1.12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92830930411483" calcext:value-type="float">
            <text:p>0.592830930411483</text:p>
          </table:table-cell>
          <table:table-cell office:value-type="string" calcext:value-type="string">
            <text:p><text:s/>spb </text:p>
          </table:table-cell>
          <table:table-cell office:value-type="float" office:value="-0.227069145520295" calcext:value-type="float">
            <text:p>-0.227069145520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143596" calcext:value-type="float">
            <text:p>9143596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729107672736197" calcext:value-type="float">
            <text:p>0.729107672736197</text:p>
          </table:table-cell>
          <table:table-cell office:value-type="string" calcext:value-type="string">
            <text:p><text:s/>spb </text:p>
          </table:table-cell>
          <table:table-cell office:value-type="float" office:value="-0.137208331459542" calcext:value-type="float">
            <text:p>-0.1372083314595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619010" calcext:value-type="float">
            <text:p>9619010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93071948152668" calcext:value-type="float">
            <text:p>0.693071948152668</text:p>
          </table:table-cell>
          <table:table-cell office:value-type="string" calcext:value-type="string">
            <text:p><text:s/>spb </text:p>
          </table:table-cell>
          <table:table-cell office:value-type="float" office:value="-0.159221678716096" calcext:value-type="float">
            <text:p>-0.159221678716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760888" calcext:value-type="float">
            <text:p>9760888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82997899371451" calcext:value-type="float">
            <text:p>0.682997899371451</text:p>
          </table:table-cell>
          <table:table-cell office:value-type="string" calcext:value-type="string">
            <text:p><text:s/>spb </text:p>
          </table:table-cell>
          <table:table-cell office:value-type="float" office:value="-0.165580632032656" calcext:value-type="float">
            <text:p>-0.165580632032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1471720" calcext:value-type="float">
            <text:p>1.15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81139184010767" calcext:value-type="float">
            <text:p>0.581139184010767</text:p>
          </table:table-cell>
          <table:table-cell office:value-type="string" calcext:value-type="string">
            <text:p><text:s/>spb </text:p>
          </table:table-cell>
          <table:table-cell office:value-type="float" office:value="-0.235719840744443" calcext:value-type="float">
            <text:p>-0.2357198407444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office:value-type="float" office:value="10533467" calcext:value-type="float">
            <text:p>1.05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32903297651191" calcext:value-type="float">
            <text:p>0.632903297651191</text:p>
          </table:table-cell>
          <table:table-cell office:value-type="string" calcext:value-type="string">
            <text:p><text:s/>spb </text:p>
          </table:table-cell>
          <table:table-cell office:value-type="float" office:value="-0.198662641490907" calcext:value-type="float">
            <text:p>-0.198662641490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office:value-type="float" office:value="10891082" calcext:value-type="float">
            <text:p>1.09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612121550457521" calcext:value-type="float">
            <text:p>0.612121550457521</text:p>
          </table:table-cell>
          <table:table-cell office:value-type="string" calcext:value-type="string">
            <text:p><text:s/>spb </text:p>
          </table:table-cell>
          <table:table-cell office:value-type="float" office:value="-0.213162330384769" calcext:value-type="float">
            <text:p>-0.213162330384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348230" calcext:value-type="float">
            <text:p>9348230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713147408653831" calcext:value-type="float">
            <text:p>0.713147408653831</text:p>
          </table:table-cell>
          <table:table-cell office:value-type="string" calcext:value-type="string">
            <text:p><text:s/>spb </text:p>
          </table:table-cell>
          <table:table-cell office:value-type="float" office:value="-0.146820691539299" calcext:value-type="float">
            <text:p>-0.146820691539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500104" calcext:value-type="float">
            <text:p>8500104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784304050868083" calcext:value-type="float">
            <text:p>0.784304050868083</text:p>
          </table:table-cell>
          <table:table-cell office:value-type="string" calcext:value-type="string">
            <text:p><text:s/>spb </text:p>
          </table:table-cell>
          <table:table-cell office:value-type="float" office:value="-0.105515541887637" calcext:value-type="float">
            <text:p>-0.1055155418876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447576" calcext:value-type="float">
            <text:p>9447576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705648305978168" calcext:value-type="float">
            <text:p>0.705648305978168</text:p>
          </table:table-cell>
          <table:table-cell office:value-type="string" calcext:value-type="string">
            <text:p><text:s/>spb </text:p>
          </table:table-cell>
          <table:table-cell office:value-type="float" office:value="-0.151411696723071" calcext:value-type="float">
            <text:p>-0.151411696723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procDur </text:p>
          </table:table-cell>
          <table:table-cell office:value-type="float" office:value="11296401" calcext:value-type="float">
            <text:p>1.13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9015840531865" calcext:value-type="float">
            <text:p>0.59015840531865</text:p>
          </table:table-cell>
          <table:table-cell office:value-type="string" calcext:value-type="string">
            <text:p><text:s/>spb </text:p>
          </table:table-cell>
          <table:table-cell office:value-type="float" office:value="-0.229031403065751" calcext:value-type="float">
            <text:p>-0.2290314030657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procDur </text:p>
          </table:table-cell>
          <table:table-cell office:value-type="float" office:value="12629926" calcext:value-type="float">
            <text:p>1.26E+07</text:p>
          </table:table-cell>
          <table:table-cell office:value-type="string" calcext:value-type="string">
            <text:p><text:s/>procTime </text:p>
          </table:table-cell>
          <table:table-cell office:value-type="float" office:value="6666666" calcext:value-type="float">
            <text:p>6666666</text:p>
          </table:table-cell>
          <table:table-cell office:value-type="string" calcext:value-type="string">
            <text:p><text:s/>lI </text:p>
          </table:table-cell>
          <table:table-cell office:value-type="float" office:value="0.527846798152262" calcext:value-type="float">
            <text:p>0.527846798152262</text:p>
          </table:table-cell>
          <table:table-cell office:value-type="string" calcext:value-type="string">
            <text:p><text:s/>spb </text:p>
          </table:table-cell>
          <table:table-cell office:value-type="float" office:value="-0.277492108473098" calcext:value-type="float">
            <text:p>-0.277492108473098</text:p>
          </table:table-cell>
          <table:table-cell table:formula="of:=SUM([.N562:.N576])" office:value-type="float" office:value="-2.92349996152871" calcext:value-type="float">
            <text:p>-2.92349996152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2580257" calcext:value-type="float">
            <text:p>1.26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567783074701892" calcext:value-type="float">
            <text:p>0.567783074701892</text:p>
          </table:table-cell>
          <table:table-cell office:value-type="string" calcext:value-type="string">
            <text:p><text:s/>spb </text:p>
          </table:table-cell>
          <table:table-cell office:value-type="float" office:value="-0.245817557694504" calcext:value-type="float">
            <text:p>-0.245817557694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1204795" calcext:value-type="float">
            <text:p>1.12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37482167232868" calcext:value-type="float">
            <text:p>0.637482167232868</text:p>
          </table:table-cell>
          <table:table-cell office:value-type="string" calcext:value-type="string">
            <text:p><text:s/>spb </text:p>
          </table:table-cell>
          <table:table-cell office:value-type="float" office:value="-0.195531959569592" calcext:value-type="float">
            <text:p>-0.195531959569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0706902" calcext:value-type="float">
            <text:p>1.07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67126401269013" calcext:value-type="float">
            <text:p>0.667126401269013</text:p>
          </table:table-cell>
          <table:table-cell office:value-type="string" calcext:value-type="string">
            <text:p><text:s/>spb </text:p>
          </table:table-cell>
          <table:table-cell office:value-type="float" office:value="-0.175791871971364" calcext:value-type="float">
            <text:p>-0.175791871971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0804729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61086178098497" calcext:value-type="float">
            <text:p>0.661086178098497</text:p>
          </table:table-cell>
          <table:table-cell office:value-type="string" calcext:value-type="string">
            <text:p><text:s/>spb </text:p>
          </table:table-cell>
          <table:table-cell office:value-type="float" office:value="-0.179741922915127" calcext:value-type="float">
            <text:p>-0.179741922915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0592999" calcext:value-type="float">
            <text:p>1.06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7429978988953" calcext:value-type="float">
            <text:p>0.67429978988953</text:p>
          </table:table-cell>
          <table:table-cell office:value-type="string" calcext:value-type="string">
            <text:p><text:s/>spb </text:p>
          </table:table-cell>
          <table:table-cell office:value-type="float" office:value="-0.171146975648634" calcext:value-type="float">
            <text:p>-0.171146975648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4019393" calcext:value-type="float">
            <text:p>1.40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509498307095036" calcext:value-type="float">
            <text:p>0.509498307095036</text:p>
          </table:table-cell>
          <table:table-cell office:value-type="string" calcext:value-type="string">
            <text:p><text:s/>spb </text:p>
          </table:table-cell>
          <table:table-cell office:value-type="float" office:value="-0.292857254681118" calcext:value-type="float">
            <text:p>-0.292857254681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1050132" calcext:value-type="float">
            <text:p>1.11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46404676432825" calcext:value-type="float">
            <text:p>0.646404676432825</text:p>
          </table:table-cell>
          <table:table-cell office:value-type="string" calcext:value-type="string">
            <text:p><text:s/>spb </text:p>
          </table:table-cell>
          <table:table-cell office:value-type="float" office:value="-0.189495510306453" calcext:value-type="float">
            <text:p>-0.189495510306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1132198" calcext:value-type="float">
            <text:p>1.11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41639413887536" calcext:value-type="float">
            <text:p>0.641639413887536</text:p>
          </table:table-cell>
          <table:table-cell office:value-type="string" calcext:value-type="string">
            <text:p><text:s/>spb </text:p>
          </table:table-cell>
          <table:table-cell office:value-type="float" office:value="-0.192708966562846" calcext:value-type="float">
            <text:p>-0.192708966562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office:value-type="float" office:value="10693428" calcext:value-type="float">
            <text:p>1.07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67966998047773" calcext:value-type="float">
            <text:p>0.667966998047773</text:p>
          </table:table-cell>
          <table:table-cell office:value-type="string" calcext:value-type="string">
            <text:p><text:s/>spb </text:p>
          </table:table-cell>
          <table:table-cell office:value-type="float" office:value="-0.175244993991221" calcext:value-type="float">
            <text:p>-0.175244993991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office:value-type="float" office:value="11387257" calcext:value-type="float">
            <text:p>1.14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2726756759771" calcext:value-type="float">
            <text:p>0.62726756759771</text:p>
          </table:table-cell>
          <table:table-cell office:value-type="string" calcext:value-type="string">
            <text:p><text:s/>spb </text:p>
          </table:table-cell>
          <table:table-cell office:value-type="float" office:value="-0.202547166754832" calcext:value-type="float">
            <text:p>-0.2025471667548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ocDur </text:p>
          </table:table-cell>
          <table:table-cell office:value-type="float" office:value="11570682" calcext:value-type="float">
            <text:p>1.16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17323767086504" calcext:value-type="float">
            <text:p>0.617323767086504</text:p>
          </table:table-cell>
          <table:table-cell office:value-type="string" calcext:value-type="string">
            <text:p><text:s/>spb </text:p>
          </table:table-cell>
          <table:table-cell office:value-type="float" office:value="-0.209487002288003" calcext:value-type="float">
            <text:p>-0.209487002288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rocDur </text:p>
          </table:table-cell>
          <table:table-cell office:value-type="float" office:value="11920076" calcext:value-type="float">
            <text:p>1.19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599229149210122" calcext:value-type="float">
            <text:p>0.599229149210122</text:p>
          </table:table-cell>
          <table:table-cell office:value-type="string" calcext:value-type="string">
            <text:p><text:s/>spb </text:p>
          </table:table-cell>
          <table:table-cell office:value-type="float" office:value="-0.222407068751181" calcext:value-type="float">
            <text:p>-0.2224070687511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procDur </text:p>
          </table:table-cell>
          <table:table-cell office:value-type="float" office:value="10830813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59494074913859" calcext:value-type="float">
            <text:p>0.659494074913859</text:p>
          </table:table-cell>
          <table:table-cell office:value-type="string" calcext:value-type="string">
            <text:p><text:s/>spb </text:p>
          </table:table-cell>
          <table:table-cell office:value-type="float" office:value="-0.180789101927737" calcext:value-type="float">
            <text:p>-0.180789101927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procDur </text:p>
          </table:table-cell>
          <table:table-cell office:value-type="float" office:value="10733178" calcext:value-type="float">
            <text:p>1.07E+07</text:p>
          </table:table-cell>
          <table:table-cell office:value-type="string" calcext:value-type="string">
            <text:p><text:s/>procTime 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<text:s/>lI </text:p>
          </table:table-cell>
          <table:table-cell office:value-type="float" office:value="0.665493202479266" calcext:value-type="float">
            <text:p>0.665493202479266</text:p>
          </table:table-cell>
          <table:table-cell office:value-type="string" calcext:value-type="string">
            <text:p><text:s/>spb </text:p>
          </table:table-cell>
          <table:table-cell office:value-type="float" office:value="-0.176856376163494" calcext:value-type="float">
            <text:p>-0.176856376163494</text:p>
          </table:table-cell>
          <table:table-cell table:formula="of:=SUM([.N577:.N590])" office:value-type="float" office:value="-2.81042372922611" calcext:value-type="float">
            <text:p>-2.81042372922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988766" calcext:value-type="float">
            <text:p>9988766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70095825650536" calcext:value-type="float">
            <text:p>0.770095825650536</text:p>
          </table:table-cell>
          <table:table-cell office:value-type="string" calcext:value-type="string">
            <text:p><text:s/>spb </text:p>
          </table:table-cell>
          <table:table-cell office:value-type="float" office:value="-0.113455230721154" calcext:value-type="float">
            <text:p>-0.113455230721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2533451" calcext:value-type="float">
            <text:p>1.25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13742136942172" calcext:value-type="float">
            <text:p>0.613742136942172</text:p>
          </table:table-cell>
          <table:table-cell office:value-type="string" calcext:value-type="string">
            <text:p><text:s/>spb </text:p>
          </table:table-cell>
          <table:table-cell office:value-type="float" office:value="-0.212014058868162" calcext:value-type="float">
            <text:p>-0.212014058868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0789946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12914318570269" calcext:value-type="float">
            <text:p>0.712914318570269</text:p>
          </table:table-cell>
          <table:table-cell office:value-type="string" calcext:value-type="string">
            <text:p><text:s/>spb </text:p>
          </table:table-cell>
          <table:table-cell office:value-type="float" office:value="-0.146962662585918" calcext:value-type="float">
            <text:p>-0.146962662585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0815211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11248906748098" calcext:value-type="float">
            <text:p>0.711248906748098</text:p>
          </table:table-cell>
          <table:table-cell office:value-type="string" calcext:value-type="string">
            <text:p><text:s/>spb </text:p>
          </table:table-cell>
          <table:table-cell office:value-type="float" office:value="-0.147978388145039" calcext:value-type="float">
            <text:p>-0.147978388145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1301350" calcext:value-type="float">
            <text:p>1.13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80653815694585" calcext:value-type="float">
            <text:p>0.680653815694585</text:p>
          </table:table-cell>
          <table:table-cell office:value-type="string" calcext:value-type="string">
            <text:p><text:s/>spb </text:p>
          </table:table-cell>
          <table:table-cell office:value-type="float" office:value="-0.167073716516687" calcext:value-type="float">
            <text:p>-0.1670737165166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0652161" calcext:value-type="float">
            <text:p>1.07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22135818262604" calcext:value-type="float">
            <text:p>0.722135818262604</text:p>
          </table:table-cell>
          <table:table-cell office:value-type="string" calcext:value-type="string">
            <text:p><text:s/>spb </text:p>
          </table:table-cell>
          <table:table-cell office:value-type="float" office:value="-0.141381113268692" calcext:value-type="float">
            <text:p>-0.141381113268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1172454" calcext:value-type="float">
            <text:p>1.12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88506482103216" calcext:value-type="float">
            <text:p>0.688506482103216</text:p>
          </table:table-cell>
          <table:table-cell office:value-type="string" calcext:value-type="string">
            <text:p><text:s/>spb </text:p>
          </table:table-cell>
          <table:table-cell office:value-type="float" office:value="-0.162091966622154" calcext:value-type="float">
            <text:p>-0.162091966622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office:value-type="float" office:value="11145410" calcext:value-type="float">
            <text:p>1.11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690177122241353" calcext:value-type="float">
            <text:p>0.690177122241353</text:p>
          </table:table-cell>
          <table:table-cell office:value-type="string" calcext:value-type="string">
            <text:p><text:s/>spb </text:p>
          </table:table-cell>
          <table:table-cell office:value-type="float" office:value="-0.161039440653064" calcext:value-type="float">
            <text:p>-0.161039440653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office:value-type="float" office:value="10493544" calcext:value-type="float">
            <text:p>1.05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33051388548997" calcext:value-type="float">
            <text:p>0.733051388548997</text:p>
          </table:table-cell>
          <table:table-cell office:value-type="string" calcext:value-type="string">
            <text:p><text:s/>spb </text:p>
          </table:table-cell>
          <table:table-cell office:value-type="float" office:value="-0.134865579272949" calcext:value-type="float">
            <text:p>-0.1348655792729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251330" calcext:value-type="float">
            <text:p>8251330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932250558394828" calcext:value-type="float">
            <text:p>0.932250558394828</text:p>
          </table:table-cell>
          <table:table-cell office:value-type="string" calcext:value-type="string">
            <text:p><text:s/>spb </text:p>
          </table:table-cell>
          <table:table-cell office:value-type="float" office:value="-0.0304673478350166" calcext:value-type="float">
            <text:p>-0.030467347835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571814" calcext:value-type="float">
            <text:p>9571814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80364150410779" calcext:value-type="float">
            <text:p>0.80364150410779</text:p>
          </table:table-cell>
          <table:table-cell office:value-type="string" calcext:value-type="string">
            <text:p><text:s/>spb </text:p>
          </table:table-cell>
          <table:table-cell office:value-type="float" office:value="-0.0949376421832083" calcext:value-type="float">
            <text:p>-0.094937642183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871617" calcext:value-type="float">
            <text:p>987161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79234749484304" calcext:value-type="float">
            <text:p>0.779234749484304</text:p>
          </table:table-cell>
          <table:table-cell office:value-type="string" calcext:value-type="string">
            <text:p><text:s/>spb </text:p>
          </table:table-cell>
          <table:table-cell office:value-type="float" office:value="-0.108331688607907" calcext:value-type="float">
            <text:p>-0.108331688607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procDur </text:p>
          </table:table-cell>
          <table:table-cell office:value-type="float" office:value="10964440" calcext:value-type="float">
            <text:p>1.10E+07</text:p>
          </table:table-cell>
          <table:table-cell office:value-type="string" calcext:value-type="string">
            <text:p><text:s/>procTime </text:p>
          </table:table-cell>
          <table:table-cell office:value-type="float" office:value="7692307" calcext:value-type="float">
            <text:p>7692307</text:p>
          </table:table-cell>
          <table:table-cell office:value-type="string" calcext:value-type="string">
            <text:p><text:s/>lI </text:p>
          </table:table-cell>
          <table:table-cell office:value-type="float" office:value="0.701568616363444" calcext:value-type="float">
            <text:p>0.701568616363444</text:p>
          </table:table-cell>
          <table:table-cell office:value-type="string" calcext:value-type="string">
            <text:p><text:s/>spb </text:p>
          </table:table-cell>
          <table:table-cell office:value-type="float" office:value="-0.153929846730139" calcext:value-type="float">
            <text:p>-0.153929846730139</text:p>
          </table:table-cell>
          <table:table-cell table:formula="of:=SUM([.N591:.N603])" office:value-type="float" office:value="-1.77452868201009" calcext:value-type="float">
            <text:p>-1.77452868201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0798432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26060376173133" calcext:value-type="float">
            <text:p>0.926060376173133</text:p>
          </table:table-cell>
          <table:table-cell office:value-type="string" calcext:value-type="string">
            <text:p><text:s/>spb </text:p>
          </table:table-cell>
          <table:table-cell office:value-type="float" office:value="-0.0333606977845368" calcext:value-type="float">
            <text:p>-0.0333606977845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104879" calcext:value-type="float">
            <text:p>9104879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9831223457226" calcext:value-type="float">
            <text:p>1.09831223457226</text:p>
          </table:table-cell>
          <table:table-cell office:value-type="string" calcext:value-type="string">
            <text:p><text:s/>spb </text:p>
          </table:table-cell>
          <table:table-cell office:value-type="float" office:value="0.0407258214211194" calcext:value-type="float">
            <text:p>0.040725821421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115196" calcext:value-type="float">
            <text:p>9115196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970691140377" calcext:value-type="float">
            <text:p>1.0970691140377</text:p>
          </table:table-cell>
          <table:table-cell office:value-type="string" calcext:value-type="string">
            <text:p><text:s/>spb </text:p>
          </table:table-cell>
          <table:table-cell office:value-type="float" office:value="0.0402339884677784" calcext:value-type="float">
            <text:p>0.04023398846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0835036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22931866585399" calcext:value-type="float">
            <text:p>0.922931866585399</text:p>
          </table:table-cell>
          <table:table-cell office:value-type="string" calcext:value-type="string">
            <text:p><text:s/>spb </text:p>
          </table:table-cell>
          <table:table-cell office:value-type="float" office:value="-0.0348303586254146" calcext:value-type="float">
            <text:p>-0.0348303586254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2618049" calcext:value-type="float">
            <text:p>1.26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792515546579348" calcext:value-type="float">
            <text:p>0.792515546579348</text:p>
          </table:table-cell>
          <table:table-cell office:value-type="string" calcext:value-type="string">
            <text:p><text:s/>spb </text:p>
          </table:table-cell>
          <table:table-cell office:value-type="float" office:value="-0.10099220958037" calcext:value-type="float">
            <text:p>-0.10099220958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0321435" calcext:value-type="float">
            <text:p>1.03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68857528047214" calcext:value-type="float">
            <text:p>0.968857528047214</text:p>
          </table:table-cell>
          <table:table-cell office:value-type="string" calcext:value-type="string">
            <text:p><text:s/>spb </text:p>
          </table:table-cell>
          <table:table-cell office:value-type="float" office:value="-0.0137400819090774" calcext:value-type="float">
            <text:p>-0.0137400819090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1244992" calcext:value-type="float">
            <text:p>1.12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889284758939802" calcext:value-type="float">
            <text:p>0.889284758939802</text:p>
          </table:table-cell>
          <table:table-cell office:value-type="string" calcext:value-type="string">
            <text:p><text:s/>spb </text:p>
          </table:table-cell>
          <table:table-cell office:value-type="float" office:value="-0.05095915080259" calcext:value-type="float">
            <text:p>-0.05095915080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710673" calcext:value-type="float">
            <text:p>8710673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4801692131021" calcext:value-type="float">
            <text:p>1.14801692131021</text:p>
          </table:table-cell>
          <table:table-cell office:value-type="string" calcext:value-type="string">
            <text:p><text:s/>spb </text:p>
          </table:table-cell>
          <table:table-cell office:value-type="float" office:value="0.0599482894360772" calcext:value-type="float">
            <text:p>0.059948289436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884382" calcext:value-type="float">
            <text:p>9884382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01169703882347" calcext:value-type="float">
            <text:p>1.01169703882347</text:p>
          </table:table-cell>
          <table:table-cell office:value-type="string" calcext:value-type="string">
            <text:p><text:s/>spb </text:p>
          </table:table-cell>
          <table:table-cell office:value-type="float" office:value="0.0050504788419653" calcext:value-type="float">
            <text:p>0.0050504788419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179401" calcext:value-type="float">
            <text:p>8179401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22258341411553" calcext:value-type="float">
            <text:p>1.22258341411553</text:p>
          </table:table-cell>
          <table:table-cell office:value-type="string" calcext:value-type="string">
            <text:p><text:s/>spb </text:p>
          </table:table-cell>
          <table:table-cell office:value-type="float" office:value="0.0872784997418676" calcext:value-type="float">
            <text:p>0.087278499741868</text:p>
          </table:table-cell>
          <table:table-cell table:formula="of:=SUM([.N604:.N613])" office:value-type="float" office:value="-0.000645420793180994" calcext:value-type="float">
            <text:p>-0.000645420793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0375229" calcext:value-type="float">
            <text:p>1.04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20479268457593" calcext:value-type="float">
            <text:p>1.20479268457593</text:p>
          </table:table-cell>
          <table:table-cell office:value-type="string" calcext:value-type="string">
            <text:p><text:s/>spb </text:p>
          </table:table-cell>
          <table:table-cell office:value-type="float" office:value="0.080912321856332" calcext:value-type="float">
            <text:p>0.0809123218563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0979443" calcext:value-type="float">
            <text:p>1.10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13849126954801" calcext:value-type="float">
            <text:p>1.13849126954801</text:p>
          </table:table-cell>
          <table:table-cell office:value-type="string" calcext:value-type="string">
            <text:p><text:s/>spb </text:p>
          </table:table-cell>
          <table:table-cell office:value-type="float" office:value="0.0563297046027541" calcext:value-type="float">
            <text:p>0.056329704602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0296907" calcext:value-type="float">
            <text:p>1.03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21395677362144" calcext:value-type="float">
            <text:p>1.21395677362144</text:p>
          </table:table-cell>
          <table:table-cell office:value-type="string" calcext:value-type="string">
            <text:p><text:s/>spb </text:p>
          </table:table-cell>
          <table:table-cell office:value-type="float" office:value="0.0842032227261327" calcext:value-type="float">
            <text:p>0.084203222726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1411453" calcext:value-type="float">
            <text:p>1.14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09539074471936" calcext:value-type="float">
            <text:p>1.09539074471936</text:p>
          </table:table-cell>
          <table:table-cell office:value-type="string" calcext:value-type="string">
            <text:p><text:s/>spb </text:p>
          </table:table-cell>
          <table:table-cell office:value-type="float" office:value="0.0395690671256398" calcext:value-type="float">
            <text:p>0.03956906712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262708" calcext:value-type="float">
            <text:p>9262708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349497360815" calcext:value-type="float">
            <text:p>1.349497360815</text:p>
          </table:table-cell>
          <table:table-cell office:value-type="string" calcext:value-type="string">
            <text:p><text:s/>spb </text:p>
          </table:table-cell>
          <table:table-cell office:value-type="float" office:value="0.130172039552334" calcext:value-type="float">
            <text:p>0.130172039552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0439526" calcext:value-type="float">
            <text:p>1.04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19737237112106" calcext:value-type="float">
            <text:p>1.19737237112106</text:p>
          </table:table-cell>
          <table:table-cell office:value-type="string" calcext:value-type="string">
            <text:p><text:s/>spb </text:p>
          </table:table-cell>
          <table:table-cell office:value-type="float" office:value="0.0782292327573036" calcext:value-type="float">
            <text:p>0.078229232757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0497785" calcext:value-type="float">
            <text:p>1.05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19072737725149" calcext:value-type="float">
            <text:p>1.19072737725149</text:p>
          </table:table-cell>
          <table:table-cell office:value-type="string" calcext:value-type="string">
            <text:p><text:s/>spb </text:p>
          </table:table-cell>
          <table:table-cell office:value-type="float" office:value="0.0758123390577187" calcext:value-type="float">
            <text:p>0.0758123390577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902932" calcext:value-type="float">
            <text:p>9902932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2500000" calcext:value-type="float">
            <text:p>1.25E+07</text:p>
          </table:table-cell>
          <table:table-cell office:value-type="string" calcext:value-type="string">
            <text:p><text:s/>lI </text:p>
          </table:table-cell>
          <table:table-cell office:value-type="float" office:value="1.26225243190603" calcext:value-type="float">
            <text:p>1.26225243190603</text:p>
          </table:table-cell>
          <table:table-cell office:value-type="string" calcext:value-type="string">
            <text:p><text:s/>spb </text:p>
          </table:table-cell>
          <table:table-cell office:value-type="float" office:value="0.101146216097451" calcext:value-type="float">
            <text:p>0.101146216097451</text:p>
          </table:table-cell>
          <table:table-cell table:formula="of:=SUM([.N614:.N621])" office:value-type="float" office:value="0.646374143775665" calcext:value-type="float">
            <text:p>0.646374143775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1070867" calcext:value-type="float">
            <text:p>1.11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50545264431413" calcext:value-type="float">
            <text:p>1.50545264431413</text:p>
          </table:table-cell>
          <table:table-cell office:value-type="string" calcext:value-type="string">
            <text:p><text:s/>spb </text:p>
          </table:table-cell>
          <table:table-cell office:value-type="float" office:value="0.177667098848096" calcext:value-type="float">
            <text:p>0.177667098848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1586647" calcext:value-type="float">
            <text:p>1.16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43843736673776" calcext:value-type="float">
            <text:p>1.43843736673776</text:p>
          </table:table-cell>
          <table:table-cell office:value-type="string" calcext:value-type="string">
            <text:p><text:s/>spb </text:p>
          </table:table-cell>
          <table:table-cell office:value-type="float" office:value="0.157890956339399" calcext:value-type="float">
            <text:p>0.157890956339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0071028" calcext:value-type="float">
            <text:p>1.01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65491209040428" calcext:value-type="float">
            <text:p>1.65491209040428</text:p>
          </table:table-cell>
          <table:table-cell office:value-type="string" calcext:value-type="string">
            <text:p><text:s/>spb </text:p>
          </table:table-cell>
          <table:table-cell office:value-type="float" office:value="0.218774928826938" calcext:value-type="float">
            <text:p>0.2187749288269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1545493" calcext:value-type="float">
            <text:p>1.15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44356468796958" calcext:value-type="float">
            <text:p>1.44356468796958</text:p>
          </table:table-cell>
          <table:table-cell office:value-type="string" calcext:value-type="string">
            <text:p><text:s/>spb </text:p>
          </table:table-cell>
          <table:table-cell office:value-type="float" office:value="0.159436249940861" calcext:value-type="float">
            <text:p>0.1594362499408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0503937" calcext:value-type="float">
            <text:p>1.05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58670658439783" calcext:value-type="float">
            <text:p>1.58670658439783</text:p>
          </table:table-cell>
          <table:table-cell office:value-type="string" calcext:value-type="string">
            <text:p><text:s/>spb </text:p>
          </table:table-cell>
          <table:table-cell office:value-type="float" office:value="0.200496623945561" calcext:value-type="float">
            <text:p>0.2004966239455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926086" calcext:value-type="float">
            <text:p>8926086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86718635693181" calcext:value-type="float">
            <text:p>1.86718635693181</text:p>
          </table:table-cell>
          <table:table-cell office:value-type="string" calcext:value-type="string">
            <text:p><text:s/>spb </text:p>
          </table:table-cell>
          <table:table-cell office:value-type="float" office:value="0.271187665430687" calcext:value-type="float">
            <text:p>0.271187665430687</text:p>
          </table:table-cell>
          <table:table-cell table:formula="of:=SUM([.N622:.N627])" office:value-type="float" office:value="1.18545352333154" calcext:value-type="float">
            <text:p>1.18545352333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0538909" calcext:value-type="float">
            <text:p>1.05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20000000" calcext:value-type="float">
            <text:p>2.00E+07</text:p>
          </table:table-cell>
          <table:table-cell office:value-type="string" calcext:value-type="string">
            <text:p><text:s/>lI </text:p>
          </table:table-cell>
          <table:table-cell office:value-type="float" office:value="1.89772964165456" calcext:value-type="float">
            <text:p>1.89772964165456</text:p>
          </table:table-cell>
          <table:table-cell office:value-type="string" calcext:value-type="string">
            <text:p><text:s/>spb </text:p>
          </table:table-cell>
          <table:table-cell office:value-type="float" office:value="0.278234341125581" calcext:value-type="float">
            <text:p>0.2782343411255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190292" calcext:value-type="float">
            <text:p>8190292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20000000" calcext:value-type="float">
            <text:p>2.00E+07</text:p>
          </table:table-cell>
          <table:table-cell office:value-type="string" calcext:value-type="string">
            <text:p><text:s/>lI </text:p>
          </table:table-cell>
          <table:table-cell office:value-type="float" office:value="2.44191537981796" calcext:value-type="float">
            <text:p>2.44191537981796</text:p>
          </table:table-cell>
          <table:table-cell office:value-type="string" calcext:value-type="string">
            <text:p><text:s/>spb </text:p>
          </table:table-cell>
          <table:table-cell office:value-type="float" office:value="0.387730610176077" calcext:value-type="float">
            <text:p>0.387730610176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621770" calcext:value-type="float">
            <text:p>8621770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20000000" calcext:value-type="float">
            <text:p>2.00E+07</text:p>
          </table:table-cell>
          <table:table-cell office:value-type="string" calcext:value-type="string">
            <text:p><text:s/>lI </text:p>
          </table:table-cell>
          <table:table-cell office:value-type="float" office:value="2.31970929403127" calcext:value-type="float">
            <text:p>2.31970929403127</text:p>
          </table:table-cell>
          <table:table-cell office:value-type="string" calcext:value-type="string">
            <text:p><text:s/>spb </text:p>
          </table:table-cell>
          <table:table-cell office:value-type="float" office:value="0.365433562516462" calcext:value-type="float">
            <text:p>0.365433562516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147817" calcext:value-type="float">
            <text:p>914781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20000000" calcext:value-type="float">
            <text:p>2.00E+07</text:p>
          </table:table-cell>
          <table:table-cell office:value-type="string" calcext:value-type="string">
            <text:p><text:s/>lI </text:p>
          </table:table-cell>
          <table:table-cell office:value-type="float" office:value="2.18631395883849" calcext:value-type="float">
            <text:p>2.18631395883849</text:p>
          </table:table-cell>
          <table:table-cell office:value-type="string" calcext:value-type="string">
            <text:p><text:s/>spb </text:p>
          </table:table-cell>
          <table:table-cell office:value-type="float" office:value="0.339712527604777" calcext:value-type="float">
            <text:p>0.3397125276047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6874190" calcext:value-type="float">
            <text:p>6874190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20000000" calcext:value-type="float">
            <text:p>2.00E+07</text:p>
          </table:table-cell>
          <table:table-cell office:value-type="string" calcext:value-type="string">
            <text:p><text:s/>lI </text:p>
          </table:table-cell>
          <table:table-cell office:value-type="float" office:value="2.90943369327877" calcext:value-type="float">
            <text:p>2.90943369327877</text:p>
          </table:table-cell>
          <table:table-cell office:value-type="string" calcext:value-type="string">
            <text:p><text:s/>spb </text:p>
          </table:table-cell>
          <table:table-cell office:value-type="float" office:value="0.463808463962397" calcext:value-type="float">
            <text:p>0.463808463962397</text:p>
          </table:table-cell>
          <table:table-cell table:formula="of:=SUM([.N628:.N632])" office:value-type="float" office:value="1.83491950538529" calcext:value-type="float">
            <text:p>1.83491950538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302185" calcext:value-type="float">
            <text:p>9302185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79169367197062" calcext:value-type="float">
            <text:p>1.79169367197062</text:p>
          </table:table-cell>
          <table:table-cell office:value-type="string" calcext:value-type="string">
            <text:p><text:s/>spb </text:p>
          </table:table-cell>
          <table:table-cell office:value-type="float" office:value="0.253263759821153" calcext:value-type="float">
            <text:p>0.253263759821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236398" calcext:value-type="float">
            <text:p>8236398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2.02353820201501" calcext:value-type="float">
            <text:p>2.02353820201501</text:p>
          </table:table-cell>
          <table:table-cell office:value-type="string" calcext:value-type="string">
            <text:p><text:s/>spb </text:p>
          </table:table-cell>
          <table:table-cell office:value-type="float" office:value="0.306111407772659" calcext:value-type="float">
            <text:p>0.3061114077726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867693" calcext:value-type="float">
            <text:p>8867693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87948161940203" calcext:value-type="float">
            <text:p>1.87948161940203</text:p>
          </table:table-cell>
          <table:table-cell office:value-type="string" calcext:value-type="string">
            <text:p><text:s/>spb </text:p>
          </table:table-cell>
          <table:table-cell office:value-type="float" office:value="0.274038082839771" calcext:value-type="float">
            <text:p>0.2740380828397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7597566" calcext:value-type="float">
            <text:p>7597566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2.19368492488252" calcext:value-type="float">
            <text:p>2.19368492488252</text:p>
          </table:table-cell>
          <table:table-cell office:value-type="string" calcext:value-type="string">
            <text:p><text:s/>spb </text:p>
          </table:table-cell>
          <table:table-cell office:value-type="float" office:value="0.341174250763237" calcext:value-type="float">
            <text:p>0.341174250763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300156" calcext:value-type="float">
            <text:p>9300156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7920845628826" calcext:value-type="float">
            <text:p>1.7920845628826</text:p>
          </table:table-cell>
          <table:table-cell office:value-type="string" calcext:value-type="string">
            <text:p><text:s/>spb </text:p>
          </table:table-cell>
          <table:table-cell office:value-type="float" office:value="0.253358498812044" calcext:value-type="float">
            <text:p>0.253358498812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office:value-type="float" office:value="10049239" calcext:value-type="float">
            <text:p>1.00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6666666" calcext:value-type="float">
            <text:p>1.67E+07</text:p>
          </table:table-cell>
          <table:table-cell office:value-type="string" calcext:value-type="string">
            <text:p><text:s/>lI </text:p>
          </table:table-cell>
          <table:table-cell office:value-type="float" office:value="1.65850031032201" calcext:value-type="float">
            <text:p>1.65850031032201</text:p>
          </table:table-cell>
          <table:table-cell office:value-type="string" calcext:value-type="string">
            <text:p><text:s/>spb </text:p>
          </table:table-cell>
          <table:table-cell office:value-type="float" office:value="0.219715557116352" calcext:value-type="float">
            <text:p>0.219715557116352</text:p>
          </table:table-cell>
          <table:table-cell table:formula="of:=SUM([.N633:.N638])" office:value-type="float" office:value="1.64766155712522" calcext:value-type="float">
            <text:p>1.64766155712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7967085" calcext:value-type="float">
            <text:p>7967085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79309170167006" calcext:value-type="float">
            <text:p>1.79309170167006</text:p>
          </table:table-cell>
          <table:table-cell office:value-type="string" calcext:value-type="string">
            <text:p><text:s/>spb </text:p>
          </table:table-cell>
          <table:table-cell office:value-type="float" office:value="0.253602500666979" calcext:value-type="float">
            <text:p>0.253602500666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0406357" calcext:value-type="float">
            <text:p>1.04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37278722995953" calcext:value-type="float">
            <text:p>1.37278722995953</text:p>
          </table:table-cell>
          <table:table-cell office:value-type="string" calcext:value-type="string">
            <text:p><text:s/>spb </text:p>
          </table:table-cell>
          <table:table-cell office:value-type="float" office:value="0.137603230597941" calcext:value-type="float">
            <text:p>0.137603230597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7041576" calcext:value-type="float">
            <text:p>7041576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2.02876657157432" calcext:value-type="float">
            <text:p>2.02876657157432</text:p>
          </table:table-cell>
          <table:table-cell office:value-type="string" calcext:value-type="string">
            <text:p><text:s/>spb </text:p>
          </table:table-cell>
          <table:table-cell office:value-type="float" office:value="0.307232080296464" calcext:value-type="float">
            <text:p>0.307232080296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4188694" calcext:value-type="float">
            <text:p>1.42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00683783863406" calcext:value-type="float">
            <text:p>1.00683783863406</text:p>
          </table:table-cell>
          <table:table-cell office:value-type="string" calcext:value-type="string">
            <text:p><text:s/>spb </text:p>
          </table:table-cell>
          <table:table-cell office:value-type="float" office:value="0.00295952868917546" calcext:value-type="float">
            <text:p>0.002959528689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131602" calcext:value-type="float">
            <text:p>8131602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75681421692798" calcext:value-type="float">
            <text:p>1.75681421692798</text:p>
          </table:table-cell>
          <table:table-cell office:value-type="string" calcext:value-type="string">
            <text:p><text:s/>spb </text:p>
          </table:table-cell>
          <table:table-cell office:value-type="float" office:value="0.2447258372898" calcext:value-type="float">
            <text:p>0.24472583728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319553" calcext:value-type="float">
            <text:p>9319553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5328754501423" calcext:value-type="float">
            <text:p>1.5328754501423</text:p>
          </table:table-cell>
          <table:table-cell office:value-type="string" calcext:value-type="string">
            <text:p><text:s/>spb </text:p>
          </table:table-cell>
          <table:table-cell office:value-type="float" office:value="0.185506868805198" calcext:value-type="float">
            <text:p>0.185506868805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9705721" calcext:value-type="float">
            <text:p>9705721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4285714" calcext:value-type="float">
            <text:p>1.43E+07</text:p>
          </table:table-cell>
          <table:table-cell office:value-type="string" calcext:value-type="string">
            <text:p><text:s/>lI </text:p>
          </table:table-cell>
          <table:table-cell office:value-type="float" office:value="1.47188591141245" calcext:value-type="float">
            <text:p>1.47188591141245</text:p>
          </table:table-cell>
          <table:table-cell office:value-type="string" calcext:value-type="string">
            <text:p><text:s/>spb </text:p>
          </table:table-cell>
          <table:table-cell office:value-type="float" office:value="0.167874148340984" calcext:value-type="float">
            <text:p>0.167874148340984</text:p>
          </table:table-cell>
          <table:table-cell table:formula="of:=SUM([.N639:.N645])" office:value-type="float" office:value="1.29950419468654" calcext:value-type="float">
            <text:p>1.299504194686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cDur </text:p>
          </table:table-cell>
          <table:table-cell office:value-type="float" office:value="10448892" calcext:value-type="float">
            <text:p>1.04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57039272680778" calcext:value-type="float">
            <text:p>0.957039272680778</text:p>
          </table:table-cell>
          <table:table-cell office:value-type="string" calcext:value-type="string">
            <text:p><text:s/>spb </text:p>
          </table:table-cell>
          <table:table-cell office:value-type="float" office:value="-0.0190702403228461" calcext:value-type="float">
            <text:p>-0.019070240322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cDur </text:p>
          </table:table-cell>
          <table:table-cell office:value-type="float" office:value="10755600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29748224180892" calcext:value-type="float">
            <text:p>0.929748224180892</text:p>
          </table:table-cell>
          <table:table-cell office:value-type="string" calcext:value-type="string">
            <text:p><text:s/>spb </text:p>
          </table:table-cell>
          <table:table-cell office:value-type="float" office:value="-0.031634642470658" calcext:value-type="float">
            <text:p>-0.0316346424706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ocDur </text:p>
          </table:table-cell>
          <table:table-cell office:value-type="float" office:value="10813179" calcext:value-type="float">
            <text:p>1.08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924797416190003" calcext:value-type="float">
            <text:p>0.924797416190003</text:p>
          </table:table-cell>
          <table:table-cell office:value-type="string" calcext:value-type="string">
            <text:p><text:s/>spb </text:p>
          </table:table-cell>
          <table:table-cell office:value-type="float" office:value="-0.03395339230589" calcext:value-type="float">
            <text:p>-0.03395339230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cDur </text:p>
          </table:table-cell>
          <table:table-cell office:value-type="float" office:value="17051736" calcext:value-type="float">
            <text:p>1.71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586450552600627" calcext:value-type="float">
            <text:p>0.586450552600627</text:p>
          </table:table-cell>
          <table:table-cell office:value-type="string" calcext:value-type="string">
            <text:p><text:s/>spb </text:p>
          </table:table-cell>
          <table:table-cell office:value-type="float" office:value="-0.231768600152037" calcext:value-type="float">
            <text:p>-0.231768600152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ocDur </text:p>
          </table:table-cell>
          <table:table-cell office:value-type="float" office:value="12005477" calcext:value-type="float">
            <text:p>1.20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832953159628726" calcext:value-type="float">
            <text:p>0.832953159628726</text:p>
          </table:table-cell>
          <table:table-cell office:value-type="string" calcext:value-type="string">
            <text:p><text:s/>spb </text:p>
          </table:table-cell>
          <table:table-cell office:value-type="float" office:value="-0.0793794200658839" calcext:value-type="float">
            <text:p>-0.079379420065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669753" calcext:value-type="float">
            <text:p>8669753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5343539775585" calcext:value-type="float">
            <text:p>1.15343539775585</text:p>
          </table:table-cell>
          <table:table-cell office:value-type="string" calcext:value-type="string">
            <text:p><text:s/>spb </text:p>
          </table:table-cell>
          <table:table-cell office:value-type="float" office:value="0.0619932753340642" calcext:value-type="float">
            <text:p>0.061993275334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ocDur </text:p>
          </table:table-cell>
          <table:table-cell office:value-type="float" office:value="14842522" calcext:value-type="float">
            <text:p>1.48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673739947968411" calcext:value-type="float">
            <text:p>0.673739947968411</text:p>
          </table:table-cell>
          <table:table-cell office:value-type="string" calcext:value-type="string">
            <text:p><text:s/>spb </text:p>
          </table:table-cell>
          <table:table-cell office:value-type="float" office:value="-0.171507701321965" calcext:value-type="float">
            <text:p>-0.1715077013219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084576" calcext:value-type="float">
            <text:p>8084576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23692324742819" calcext:value-type="float">
            <text:p>1.23692324742819</text:p>
          </table:table-cell>
          <table:table-cell office:value-type="string" calcext:value-type="string">
            <text:p><text:s/>spb </text:p>
          </table:table-cell>
          <table:table-cell office:value-type="float" office:value="0.0923427519714238" calcext:value-type="float">
            <text:p>0.092342751971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ocDur </text:p>
          </table:table-cell>
          <table:table-cell office:value-type="float" office:value="11855921" calcext:value-type="float">
            <text:p>1.19E+07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0.843460411046936" calcext:value-type="float">
            <text:p>0.843460411046936</text:p>
          </table:table-cell>
          <table:table-cell office:value-type="string" calcext:value-type="string">
            <text:p><text:s/>spb </text:p>
          </table:table-cell>
          <table:table-cell office:value-type="float" office:value="-0.0739352967942967" calcext:value-type="float">
            <text:p>-0.073935296794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Period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un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cDur </text:p>
          </table:table-cell>
          <table:table-cell table:style-name="Default" office:value-type="float" office:value="8899636" calcext:value-type="float">
            <text:p>8899636</text:p>
          </table:table-cell>
          <table:table-cell office:value-type="string" calcext:value-type="string">
            <text:p><text:s/>procTime </text:p>
          </table:table-cell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<text:s/>lI </text:p>
          </table:table-cell>
          <table:table-cell office:value-type="float" office:value="1.12364146129123" calcext:value-type="float">
            <text:p>1.12364146129123</text:p>
          </table:table-cell>
          <table:table-cell office:value-type="string" calcext:value-type="string">
            <text:p><text:s/>spb </text:p>
          </table:table-cell>
          <table:table-cell office:value-type="float" office:value="0.0506277558746617" calcext:value-type="float">
            <text:p>0.050627755874662</text:p>
          </table:table-cell>
          <table:table-cell table:formula="of:=SUM([.N646:.N655])" office:value-type="float" office:value="-0.436285510253428" calcext:value-type="float">
            <text:p>-0.436285510253428</text:p>
          </table:table-cell>
          <table:table-cell table:formula="of:=SUM([.O534:.O655])" office:value-type="float" office:value="-6.63309712303425" calcext:value-type="float">
            <text:p>-6.63309712303425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6.1328714000297" calcext:value-type="float">
            <text:p>-6.1328714000297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-5.38780363358409" calcext:value-type="float">
            <text:p>-5.38780363358409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-5.35243039120997" calcext:value-type="float">
            <text:p>-5.35243039120997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6.20327780785977" calcext:value-type="float">
            <text:p>-6.20327780785977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6.63309712303425" calcext:value-type="float">
            <text:p>-6.63309712303425</text:p>
          </table:table-cell>
          <table:table-cell table:number-columns-repeated="2"/>
          <table:table-cell table:style-name="Default"/>
          <table:table-cell table:number-columns-repeated="10"/>
        </table:table-row>
      </table:table>
      <table:named-expressions/>
      <table:database-ranges>
        <table:database-range table:name="__Anonymous_Sheet_DB__0" table:target-range-address="newdata1.D658:newdata1.E11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03T09:56:05.721954863</dc:date>
    <meta:editing-duration>PT35M16S</meta:editing-duration>
    <meta:editing-cycles>19</meta:editing-cycles>
    <meta:generator>LibreOffice/6.4.7.2$Linux_X86_64 LibreOffice_project/40$Build-2</meta:generator>
    <meta:document-statistic meta:table-count="1" meta:cell-count="938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9.013cm" xlink:href=".." xlink:type="simple" chart:class="chart:line" chart:style-name="ch1">
        <chart:legend chart:legend-position="end" svg:x="13.159cm" svg:y="4.207cm" style:legend-expansion="high" chart:style-name="ch2"/>
        <chart:plot-area chart:style-name="ch3" table:cell-range-address="newdata1.R1:newdata1.R65" svg:x="0.32cm" svg:y="0.18cm" svg:width="12.519cm" svg:height="8.653cm">
          <chartooo:coordinate-region svg:x="0.862cm" svg:y="0.379cm" svg:width="11.977cm" svg:height="8.2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ewdata1.R1:newdata1.R65" chart:class="chart:line">
            <chart:data-point chart:repeated="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76591334859909">
                <text:p>0.276591334859909</text:p>
                <draw:g>
                  <svg:desc>newdata1.R1:newdata1.R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81657484679828">
                <text:p>-0.781657484679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70035510599695">
                <text:p>-1.70035510599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42325052562782">
                <text:p>-3.423250525627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89770729444815">
                <text:p>-2.89770729444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91214058406893">
                <text:p>-1.912140584068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99768467393424">
                <text:p>-0.399768467393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9011781791366">
                <text:p>0.3690117817913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835529272852">
                <text:p>1.01835529272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9754128602646">
                <text:p>1.29754128602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3077533227477">
                <text:p>1.130775332274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74998843113192">
                <text:p>0.9749988431131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852658086088104">
                <text:p>-0.0852658086088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85654991063835">
                <text:p>0.58565499106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990038471377">
                <text:p>-0.89900384713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5324371955797">
                <text:p>-1.75324371955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39872097165143">
                <text:p>-3.39872097165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79432182822313">
                <text:p>-2.794321828223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90045219998966">
                <text:p>-1.90045219998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63853843272954">
                <text:p>-0.263853843272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1760542389669">
                <text:p>0.5017605423896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2497536104878">
                <text:p>1.024975361048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6181761857729">
                <text:p>1.461817618577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9932008112465">
                <text:p>1.199320081124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24956753594207">
                <text:p>0.9249567535942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766925715496717">
                <text:p>-0.07669257154967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69956734142692">
                <text:p>0.5699567341426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30472572778851">
                <text:p>-1.304725727788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6733053003868">
                <text:p>-2.367330530038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.20962918535305">
                <text:p>-3.20962918535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61385325938568">
                <text:p>-2.613853259385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82158549412782">
                <text:p>-1.821585494127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24281396929331">
                <text:p>-0.2242813969293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64288667989525">
                <text:p>0.4642886679895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9793071398164">
                <text:p>1.397930713981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8997863727368">
                <text:p>1.389978637273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1243015054871">
                <text:p>1.21243015054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52914439447051">
                <text:p>0.8529144394470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01475859029799">
                <text:p>0.3014758590297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87522366331827">
                <text:p>0.2875223663318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90391964895034">
                <text:p>-1.903919648950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.02859874106817">
                <text:p>-3.028598741068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50532827633645">
                <text:p>-3.505328276336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.50833465943826">
                <text:p>-2.508334659438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70218730934134">
                <text:p>-1.702187309341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579007203370964">
                <text:p>-0.0579007203370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13686733982576">
                <text:p>0.3136867339825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3172229071495">
                <text:p>1.231722290714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6303118261097">
                <text:p>1.363031182610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9228824691492">
                <text:p>1.392288246914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2215217660727">
                <text:p>1.622152176607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92588550449376">
                <text:p>0.2925885504493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547582069147194">
                <text:p>-0.5475820691471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13369905560371">
                <text:p>-2.133699055603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.62034561877609">
                <text:p>-2.620345618776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92349996152871">
                <text:p>-2.923499961528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81042372922611">
                <text:p>-2.810423729226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77452868201009">
                <text:p>-1.774528682010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0645420793180994">
                <text:p>-0.0006454207931809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46374143775665">
                <text:p>0.6463741437756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8545352333154">
                <text:p>1.18545352333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3491950538529">
                <text:p>1.834919505385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64766155712522">
                <text:p>1.647661557125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50419468654">
                <text:p>1.299504194686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436285510253428">
                <text:p>-0.4362855102534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9.014cm" xlink:href=".." xlink:type="simple" chart:class="chart:line" chart:style-name="ch1">
        <chart:legend chart:legend-position="end" svg:x="13.159cm" svg:y="4.208cm" style:legend-expansion="high" chart:style-name="ch2"/>
        <chart:plot-area chart:style-name="ch3" table:cell-range-address="newdata1.E658:newdata1.E662" svg:x="0.32cm" svg:y="0.18cm" svg:width="12.519cm" svg:height="8.654cm">
          <chartooo:coordinate-region svg:x="0.862cm" svg:y="0.379cm" svg:width="11.883cm" svg:height="8.2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ewdata1.E658:newdata1.E662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.1328714000297">
                <text:p>-6.1328714000297</text:p>
                <draw:g>
                  <svg:desc>newdata1.E658:newdata1.E6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.38780363358409">
                <text:p>-5.38780363358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.35243039120997">
                <text:p>-5.35243039120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.20327780785977">
                <text:p>-6.20327780785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.63309712303425">
                <text:p>-6.633097123034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